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neva" svg:font-family="Genev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1" svg:font-family="Genev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Vrije_20_vorm">
      <style:paragraph-properties fo:text-align="start" style:justify-single-word="false" style:writing-mode="lr-tb"/>
    </style:style>
    <style:style style:name="P2" style:family="paragraph" style:parent-style-name="Footnote" style:master-page-name="Converted2">
      <style:paragraph-properties style:page-number="auto"/>
    </style:style>
    <style:style style:name="P3" style:family="paragraph" style:parent-style-name="Footnote" style:master-page-name="Converted4">
      <style:paragraph-properties style:page-number="auto"/>
    </style:style>
    <style:style style:name="P4" style:family="paragraph" style:parent-style-name="Footnote" style:master-page-name="Converted6">
      <style:paragraph-properties style:page-number="auto"/>
    </style:style>
    <style:style style:name="P5" style:family="paragraph" style:parent-style-name="Footnote" style:master-page-name="Converted8">
      <style:paragraph-properties style:page-number="auto"/>
    </style:style>
    <style:style style:name="P6" style:family="paragraph" style:parent-style-name="Footnote" style:master-page-name="Converted10">
      <style:paragraph-properties style:page-number="auto"/>
    </style:style>
    <style:style style:name="P7" style:family="paragraph" style:parent-style-name="Footnote" style:master-page-name="Converted12">
      <style:paragraph-properties style:page-number="auto"/>
    </style:style>
    <style:style style:name="P8" style:family="paragraph" style:parent-style-name="Footnote" style:master-page-name="Converted14">
      <style:paragraph-properties style:page-number="auto"/>
    </style:style>
    <style:style style:name="P9" style:family="paragraph" style:parent-style-name="Footnote" style:master-page-name="Converted16">
      <style:paragraph-properties style:page-number="auto"/>
    </style:style>
    <style:style style:name="P10" style:family="paragraph" style:parent-style-name="Footnote" style:master-page-name="Converted18">
      <style:paragraph-properties style:page-number="auto"/>
    </style:style>
    <style:style style:name="P11" style:family="paragraph" style:parent-style-name="Footnote" style:master-page-name="Converted20">
      <style:paragraph-properties style:page-number="auto"/>
    </style:style>
    <style:style style:name="P12" style:family="paragraph" style:parent-style-name="Footnote" style:master-page-name="Converted22">
      <style:paragraph-properties style:page-number="auto"/>
    </style:style>
    <style:style style:name="P13" style:family="paragraph" style:parent-style-name="Footnote" style:master-page-name="Converted24">
      <style:paragraph-properties style:page-number="auto"/>
    </style:style>
    <style:style style:name="P14" style:family="paragraph" style:parent-style-name="Footnote" style:master-page-name="Converted26">
      <style:paragraph-properties style:page-number="auto"/>
    </style:style>
    <style:style style:name="P15" style:family="paragraph" style:parent-style-name="Footnote" style:master-page-name="Converted28">
      <style:paragraph-properties style:page-number="auto"/>
    </style:style>
    <style:style style:name="P16" style:family="paragraph" style:parent-style-name="Footnote" style:master-page-name="Converted30">
      <style:paragraph-properties style:page-number="auto"/>
    </style:style>
    <style:style style:name="P17" style:family="paragraph" style:parent-style-name="Footnote" style:master-page-name="Converted32">
      <style:paragraph-properties style:page-number="auto"/>
    </style:style>
    <style:style style:name="P18" style:family="paragraph" style:parent-style-name="Footnote" style:master-page-name="Converted34">
      <style:paragraph-properties style:page-number="auto"/>
    </style:style>
    <style:style style:name="P19" style:family="paragraph" style:parent-style-name="Footnote" style:master-page-name="Converted36">
      <style:paragraph-properties style:page-number="auto"/>
    </style:style>
    <style:style style:name="P20" style:family="paragraph" style:parent-style-name="Footnote" style:master-page-name="Converted38">
      <style:paragraph-properties style:page-number="auto"/>
    </style:style>
    <style:style style:name="P21" style:family="paragraph" style:parent-style-name="Footnote" style:master-page-name="Converted40">
      <style:paragraph-properties style:page-number="auto"/>
    </style:style>
    <style:style style:name="P22" style:family="paragraph" style:parent-style-name="Footnote" style:master-page-name="Converted42">
      <style:paragraph-properties style:page-number="auto"/>
    </style:style>
    <style:style style:name="P23" style:family="paragraph" style:parent-style-name="Footnote" style:master-page-name="Converted44">
      <style:paragraph-properties style:page-number="auto"/>
    </style:style>
    <style:style style:name="P24" style:family="paragraph" style:parent-style-name="Footnote" style:master-page-name="Converted46">
      <style:paragraph-properties style:page-number="auto"/>
    </style:style>
    <style:style style:name="P25" style:family="paragraph" style:parent-style-name="Footnote" style:master-page-name="Converted48">
      <style:paragraph-properties style:page-number="auto"/>
    </style:style>
    <style:style style:name="P26" style:family="paragraph" style:parent-style-name="Footnote" style:master-page-name="Converted50">
      <style:paragraph-properties style:page-number="auto"/>
    </style:style>
    <style:style style:name="P27" style:family="paragraph" style:parent-style-name="Footnote" style:master-page-name="Converted52">
      <style:paragraph-properties style:page-number="auto"/>
    </style:style>
    <style:style style:name="P28" style:family="paragraph" style:parent-style-name="Footnote" style:master-page-name="Converted54">
      <style:paragraph-properties style:page-number="auto"/>
    </style:style>
    <style:style style:name="P29" style:family="paragraph" style:parent-style-name="Footnote" style:master-page-name="Converted56">
      <style:paragraph-properties style:page-number="auto"/>
    </style:style>
    <style:style style:name="P30" style:family="paragraph" style:parent-style-name="Footnote" style:master-page-name="Converted58">
      <style:paragraph-properties style:page-number="auto"/>
    </style:style>
    <style:style style:name="P31" style:family="paragraph" style:parent-style-name="Footnote" style:master-page-name="Converted60">
      <style:paragraph-properties style:page-number="auto"/>
    </style:style>
    <style:style style:name="P32" style:family="paragraph" style:parent-style-name="Footnote" style:master-page-name="Converted62">
      <style:paragraph-properties style:page-number="auto"/>
    </style:style>
    <style:style style:name="P33" style:family="paragraph" style:parent-style-name="Footnote" style:master-page-name="Converted64">
      <style:paragraph-properties style:page-number="auto"/>
    </style:style>
    <style:style style:name="P34" style:family="paragraph" style:parent-style-name="Footnote" style:master-page-name="Converted66">
      <style:paragraph-properties style:page-number="auto"/>
    </style:style>
    <style:style style:name="P35" style:family="paragraph" style:parent-style-name="Footnote" style:master-page-name="Converted68">
      <style:paragraph-properties style:page-number="auto"/>
    </style:style>
    <style:style style:name="P36" style:family="paragraph" style:parent-style-name="Footnote" style:master-page-name="Converted70">
      <style:paragraph-properties style:page-number="auto"/>
    </style:style>
    <style:style style:name="P37" style:family="paragraph" style:parent-style-name="Footnote" style:master-page-name="Converted72">
      <style:paragraph-properties style:page-number="auto"/>
    </style:style>
    <style:style style:name="P38" style:family="paragraph" style:parent-style-name="Footnote" style:master-page-name="Converted74">
      <style:paragraph-properties style:page-number="auto"/>
    </style:style>
    <style:style style:name="P39" style:family="paragraph" style:parent-style-name="Footnote" style:master-page-name="Converted76">
      <style:paragraph-properties style:page-number="auto"/>
    </style:style>
    <style:style style:name="P40" style:family="paragraph" style:parent-style-name="Footnote" style:master-page-name="Converted78">
      <style:paragraph-properties style:page-number="auto"/>
    </style:style>
    <style:style style:name="P41" style:family="paragraph" style:parent-style-name="Footnote" style:master-page-name="Converted80">
      <style:paragraph-properties style:page-number="auto"/>
    </style:style>
    <style:style style:name="P42" style:family="paragraph" style:parent-style-name="Footnote" style:master-page-name="Converted82">
      <style:paragraph-properties style:page-number="auto"/>
    </style:style>
    <style:style style:name="P43" style:family="paragraph" style:parent-style-name="Footnote" style:master-page-name="Converted84">
      <style:paragraph-properties style:page-number="auto"/>
    </style:style>
    <style:style style:name="P44" style:family="paragraph" style:parent-style-name="Footnote" style:master-page-name="Converted86">
      <style:paragraph-properties style:page-number="auto"/>
    </style:style>
    <style:style style:name="P45" style:family="paragraph" style:parent-style-name="Footnote" style:master-page-name="Converted88">
      <style:paragraph-properties style:page-number="auto"/>
    </style:style>
    <style:style style:name="P46" style:family="paragraph" style:parent-style-name="Footnote" style:master-page-name="Converted90">
      <style:paragraph-properties style:page-number="auto"/>
    </style:style>
    <style:style style:name="P47" style:family="paragraph" style:parent-style-name="Footnote" style:master-page-name="Converted92">
      <style:paragraph-properties style:page-number="auto"/>
    </style:style>
    <style:style style:name="P48" style:family="paragraph" style:parent-style-name="Footnote" style:master-page-name="Converted94">
      <style:paragraph-properties style:page-number="auto"/>
    </style:style>
    <style:style style:name="P49" style:family="paragraph" style:parent-style-name="Footnote" style:master-page-name="Converted96">
      <style:paragraph-properties style:page-number="auto"/>
    </style:style>
    <style:style style:name="P50" style:family="paragraph" style:parent-style-name="Footnote" style:master-page-name="Converted98">
      <style:paragraph-properties style:page-number="auto"/>
    </style:style>
    <style:style style:name="P51" style:family="paragraph" style:parent-style-name="Footnote" style:master-page-name="Converted100">
      <style:paragraph-properties style:page-number="auto"/>
    </style:style>
    <style:style style:name="P52" style:family="paragraph" style:parent-style-name="Footnote" style:master-page-name="Converted102">
      <style:paragraph-properties style:page-number="auto"/>
    </style:style>
    <style:style style:name="P53" style:family="paragraph" style:parent-style-name="Footnote" style:master-page-name="Converted104">
      <style:paragraph-properties style:page-number="auto"/>
    </style:style>
    <style:style style:name="P54" style:family="paragraph" style:parent-style-name="Footnote" style:master-page-name="Converted106">
      <style:paragraph-properties style:page-number="auto"/>
    </style:style>
    <style:style style:name="P55" style:family="paragraph" style:parent-style-name="Footnote" style:master-page-name="Converted108">
      <style:paragraph-properties style:page-number="auto"/>
    </style:style>
    <style:style style:name="P56" style:family="paragraph" style:parent-style-name="Footnote" style:master-page-name="Converted110">
      <style:paragraph-properties style:page-number="auto"/>
    </style:style>
    <style:style style:name="P57" style:family="paragraph" style:parent-style-name="Footnote" style:master-page-name="Converted112">
      <style:paragraph-properties style:page-number="auto"/>
    </style:style>
    <style:style style:name="P58" style:family="paragraph" style:parent-style-name="Footnote" style:master-page-name="Converted114">
      <style:paragraph-properties style:page-number="auto"/>
    </style:style>
    <style:style style:name="P59" style:family="paragraph" style:parent-style-name="Footnote" style:master-page-name="Converted116">
      <style:paragraph-properties style:page-number="auto"/>
    </style:style>
    <style:style style:name="P60" style:family="paragraph" style:parent-style-name="Footnote" style:master-page-name="Converted118">
      <style:paragraph-properties style:page-number="auto"/>
    </style:style>
    <style:style style:name="P61" style:family="paragraph" style:parent-style-name="Footnote" style:master-page-name="Converted120">
      <style:paragraph-properties style:page-number="auto"/>
    </style:style>
    <style:style style:name="P62" style:family="paragraph" style:parent-style-name="Footnote" style:master-page-name="Converted122">
      <style:paragraph-properties style:page-number="auto"/>
    </style:style>
    <style:style style:name="P63" style:family="paragraph" style:parent-style-name="Footnote" style:master-page-name="Converted124">
      <style:paragraph-properties style:page-number="auto"/>
    </style:style>
    <style:style style:name="P64" style:family="paragraph" style:parent-style-name="Footnote" style:master-page-name="Converted126">
      <style:paragraph-properties style:page-number="auto"/>
    </style:style>
    <style:style style:name="P65" style:family="paragraph" style:parent-style-name="Footnote" style:master-page-name="Converted128">
      <style:paragraph-properties style:page-number="auto"/>
    </style:style>
    <style:style style:name="P66" style:family="paragraph" style:parent-style-name="Footnote" style:master-page-name="Converted130">
      <style:paragraph-properties style:page-number="auto"/>
    </style:style>
    <style:style style:name="P67" style:family="paragraph" style:parent-style-name="Footnote" style:master-page-name="Converted132">
      <style:paragraph-properties style:page-number="auto"/>
    </style:style>
    <style:style style:name="P68" style:family="paragraph" style:parent-style-name="Footnote" style:master-page-name="Converted134">
      <style:paragraph-properties style:page-number="auto"/>
    </style:style>
    <style:style style:name="P69" style:family="paragraph" style:parent-style-name="Footnote" style:master-page-name="Converted136">
      <style:paragraph-properties style:page-number="auto"/>
    </style:style>
    <style:style style:name="P70" style:family="paragraph" style:parent-style-name="Footnote" style:master-page-name="Converted138">
      <style:paragraph-properties style:page-number="auto"/>
    </style:style>
    <style:style style:name="P71" style:family="paragraph" style:parent-style-name="Footnote" style:master-page-name="Converted140">
      <style:paragraph-properties style:page-number="auto"/>
    </style:style>
    <style:style style:name="P72" style:family="paragraph" style:parent-style-name="Footnote" style:master-page-name="Converted142">
      <style:paragraph-properties style:page-number="auto"/>
    </style:style>
    <style:style style:name="P73" style:family="paragraph" style:parent-style-name="Footnote" style:master-page-name="Converted144">
      <style:paragraph-properties style:page-number="auto"/>
    </style:style>
    <style:style style:name="P74" style:family="paragraph" style:parent-style-name="Standaard">
      <style:paragraph-properties style:line-height-at-least="0.564cm" fo:text-align="center"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s>
      </style:paragraph-properties>
    </style:style>
    <style:style style:name="P75" style:family="paragraph" style:parent-style-name="Standaard">
      <style:paragraph-properties style:line-height-at-least="0.564cm" fo:text-align="center"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s>
      </style:paragraph-properties>
      <style:text-properties style:font-name="Geneva" fo:font-size="14pt" style:font-name-asian="Geneva1" style:font-size-asian="14pt" style:font-name-complex="Geneva1" style:font-size-complex="14pt"/>
    </style:style>
    <style:style style:name="P76" style:family="paragraph" style:parent-style-name="Standaard">
      <style:paragraph-properties style:line-height-at-least="0.564cm" fo:text-align="center"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s>
      </style:paragraph-properties>
      <style:text-properties style:font-name="Geneva" style:font-name-asian="Geneva1" style:font-name-complex="Geneva1"/>
    </style:style>
    <style:style style:name="P77" style:family="paragraph" style:parent-style-name="Standaard">
      <style:paragraph-properties fo:margin-left="0cm" fo:margin-right="0cm" style:line-height-at-least="0.564cm" fo:text-align="center" style:justify-single-word="false" fo:text-indent="0.882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s>
      </style:paragraph-properties>
    </style:style>
    <style:style style:name="P78" style:family="paragraph" style:parent-style-name="Standaard">
      <style:paragraph-properties fo:margin-left="0cm" fo:margin-right="0cm" style:line-height-at-least="0.564cm" fo:text-indent="0.882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s>
      </style:paragraph-properties>
    </style:style>
    <style:style style:name="P79" style:family="paragraph" style:parent-style-name="Standaard">
      <style:paragraph-properties fo:margin-left="0cm" fo:margin-right="0cm" style:line-height-at-least="0.564cm" fo:text-indent="0.882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s>
      </style:paragraph-properties>
      <style:text-properties officeooo:paragraph-rsid="000a9f71"/>
    </style:style>
    <style:style style:name="P80" style:family="paragraph" style:parent-style-name="Standaard">
      <style:paragraph-properties fo:margin-left="0cm" fo:margin-right="0cm" style:line-height-at-least="0.564cm" fo:text-indent="0.882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s>
      </style:paragraph-properties>
      <style:text-properties style:font-name="Geneva" fo:font-size="14pt" style:font-name-asian="Geneva1" style:font-size-asian="14pt" style:font-name-complex="Geneva1" style:font-size-complex="14pt"/>
    </style:style>
    <style:style style:name="P81" style:family="paragraph" style:parent-style-name="Standaard">
      <style:paragraph-properties fo:margin-left="0cm" fo:margin-right="0cm" style:line-height-at-least="0.564cm" fo:text-align="center" style:justify-single-word="false" fo:text-indent="0.882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s>
      </style:paragraph-properties>
      <style:text-properties style:font-name="Geneva" fo:font-size="14pt" style:font-name-asian="Geneva1" style:font-size-asian="14pt" style:font-name-complex="Geneva1" style:font-size-complex="14pt"/>
    </style:style>
    <style:style style:name="P82" style:family="paragraph" style:parent-style-name="Standaard">
      <style:paragraph-properties fo:margin-left="0cm" fo:margin-right="0cm" style:line-height-at-least="0.564cm" fo:text-indent="0.917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s>
      </style:paragraph-properties>
    </style:style>
    <style:style style:name="P83" style:family="paragraph" style:parent-style-name="Standaard">
      <style:paragraph-properties fo:margin-left="0cm" fo:margin-right="0cm" style:line-height-at-least="0.564cm" fo:text-align="center" style:justify-single-word="false" fo:text-indent="0.917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s>
      </style:paragraph-properties>
    </style:style>
    <style:style style:name="P84" style:family="paragraph" style:parent-style-name="Standaard">
      <style:paragraph-properties fo:margin-left="0cm" fo:margin-right="0cm" style:line-height-at-least="0.564cm" fo:text-indent="0.917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s>
      </style:paragraph-properties>
      <style:text-properties style:font-name="Geneva" fo:font-size="14pt" style:font-name-asian="Geneva1" style:font-size-asian="14pt" style:font-name-complex="Geneva1" style:font-size-complex="14pt"/>
    </style:style>
    <style:style style:name="P85" style:family="paragraph" style:parent-style-name="Standaard">
      <style:paragraph-properties fo:margin-left="0cm" fo:margin-right="0cm" style:line-height-at-least="0.564cm" fo:text-align="center" style:justify-single-word="false" fo:text-indent="0.917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s>
      </style:paragraph-properties>
      <style:text-properties style:font-name="Geneva" fo:font-size="14pt" style:font-name-asian="Geneva1" style:font-size-asian="14pt" style:font-name-complex="Geneva1" style:font-size-complex="14pt"/>
    </style:style>
    <style:style style:name="P86" style:family="paragraph" style:parent-style-name="Standaard">
      <style:paragraph-properties fo:margin-left="0.035cm" fo:margin-right="0cm" style:line-height-at-least="0.564cm" fo:text-align="center" style:justify-single-word="false" fo:text-indent="0.917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s>
      </style:paragraph-properties>
    </style:style>
    <style:style style:name="P87" style:family="paragraph" style:parent-style-name="Standaard" style:master-page-name="Standard">
      <style:paragraph-properties style:line-height-at-least="0.564cm" fo:text-align="center" style:justify-single-word="false" style:page-number="44">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s>
      </style:paragraph-properties>
    </style:style>
    <style:style style:name="T1" style:family="text">
      <style:text-properties style:font-name="Geneva" fo:font-size="14pt" fo:language="en" fo:country="US" style:font-size-asian="14pt" style:font-size-complex="14pt"/>
    </style:style>
    <style:style style:name="T2" style:family="text">
      <style:text-properties style:font-name="Geneva" fo:font-size="14pt" style:font-size-asian="14pt" style:font-size-complex="14pt"/>
    </style:style>
    <style:style style:name="T3" style:family="text">
      <style:text-properties style:font-name="Geneva" fo:font-size="14pt" fo:language="fr" fo:country="FR" style:font-size-asian="14pt" style:font-size-complex="14pt"/>
    </style:style>
    <style:style style:name="T4" style:family="text">
      <style:text-properties style:font-name="Geneva" fo:font-size="14pt" fo:language="nl" fo:country="NL" style:font-size-asian="14pt" style:font-size-complex="14pt"/>
    </style:style>
    <style:style style:name="T5" style:family="text">
      <style:text-properties style:font-name="Geneva" fo:font-size="14pt" fo:language="de" fo:country="DE" style:font-size-asian="14pt" style:font-size-complex="14pt"/>
    </style:style>
    <style:style style:name="T6" style:family="text">
      <style:text-properties style:font-name="Geneva" fo:font-size="14pt" fo:language="da" fo:country="DK" style:font-size-asian="14pt" style:font-size-complex="14pt"/>
    </style:style>
    <style:style style:name="T7" style:family="text">
      <style:text-properties style:font-name="Geneva" fo:font-size="14pt" fo:language="it" fo:country="IT" style:font-size-asian="14pt" style:font-size-complex="14pt"/>
    </style:style>
    <style:style style:name="T8" style:family="text">
      <style:text-properties style:font-name="Geneva" fo:font-size="14pt" fo:language="pt" fo:country="PT" style:font-size-asian="14pt" style:font-size-complex="14pt"/>
    </style:style>
    <style:style style:name="T9" style:family="text">
      <style:text-properties style:font-name="Geneva" fo:font-size="10pt" fo:language="en" fo:country="US" style:font-size-asian="10pt" style:font-size-complex="10pt"/>
    </style:style>
    <style:style style:name="T10" style:family="text">
      <style:text-properties style:font-name="Geneva" fo:font-size="10pt" fo:language="da" fo:country="DK" style:font-size-asian="10pt" style:font-size-complex="10pt"/>
    </style:style>
    <style:style style:name="T11" style:family="text">
      <style:text-properties style:font-name="Geneva" fo:font-size="10pt" style:font-size-asian="10pt" style:font-size-complex="10pt"/>
    </style:style>
    <style:style style:name="T12" style:family="text">
      <style:text-properties style:font-name="Geneva" fo:font-size="10pt" fo:language="pt" fo:country="PT" style:font-size-asian="10pt" style:font-size-complex="10pt"/>
    </style:style>
    <style:style style:name="T13" style:family="text">
      <style:text-properties style:font-name="Geneva" fo:font-size="10pt" fo:language="it" fo:country="IT" style:font-size-asian="10pt" style:font-size-complex="10pt"/>
    </style:style>
    <style:style style:name="T14" style:family="text">
      <style:text-properties style:font-name="Geneva" fo:font-size="10pt" fo:language="de" fo:country="DE" style:font-size-asian="10pt" style:font-size-complex="10pt"/>
    </style:style>
    <style:style style:name="T15" style:family="text">
      <style:text-properties style:font-name="Geneva" fo:font-size="10pt" fo:language="fr" fo:country="FR" style:font-size-asian="10pt" style:font-size-complex="10pt"/>
    </style:style>
    <style:style style:name="T16" style:family="text">
      <style:text-properties style:font-name="Geneva" fo:font-size="10pt" fo:language="nl" fo:country="NL" style:font-size-asian="10pt" style:font-size-complex="10pt"/>
    </style:style>
    <style:style style:name="T17" style:family="text">
      <style:text-properties style:text-position="33% 100%" fo:font-size="9pt" style:font-size-asian="9pt" style:font-size-complex="9pt"/>
    </style:style>
    <style:style style:name="T18" style:family="text">
      <style:text-properties style:text-position="33% 100%" style:font-name="Geneva" fo:font-size="9pt" style:font-size-asian="9pt" style:font-size-complex="9pt"/>
    </style:style>
    <style:style style:name="T19" style:family="text">
      <style:text-properties fo:font-size="10pt" style:font-size-asian="10pt" style:font-size-complex="10pt"/>
    </style:style>
    <style:style style:name="T20" style:family="text">
      <style:text-properties style:text-position="35% 100%" style:font-name="Geneva" fo:font-size="10pt" fo:language="en" fo:country="US" style:font-size-asian="10pt" style:font-size-complex="10pt"/>
    </style:style>
    <style:style style:name="T21" style:family="text">
      <style:text-properties style:text-position="35% 100%" style:font-name="Geneva" fo:font-size="10pt" fo:language="da" fo:country="DK" style:font-size-asian="10pt" style:font-size-complex="10pt"/>
    </style:style>
    <style:style style:name="T22" style:family="text">
      <style:text-properties style:text-position="35% 100%" style:font-name="Geneva" fo:font-size="10pt" style:font-size-asian="10pt" style:font-size-complex="10pt"/>
    </style:style>
    <style:style style:name="T23" style:family="text">
      <style:text-properties style:text-position="35% 100%" style:font-name="Geneva" fo:font-size="10pt" fo:language="pt" fo:country="PT" style:font-size-asian="10pt" style:font-size-complex="10pt"/>
    </style:style>
    <style:style style:name="T24" style:family="text">
      <style:text-properties style:text-position="32% 100%" style:font-name="Geneva" fo:font-size="14pt" style:font-size-asian="14pt" style:font-size-complex="14pt"/>
    </style:style>
    <style:style style:name="T25" style:family="text">
      <style:text-properties style:text-position="50% 100%" style:font-name="Genev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span text:style-name="T1">The Buddha</text:span><text:span text:style-name="T2">’</text:span><text:span text:style-name="T1">s Path, Volume II</text:span></text:p>
      <text:p text:style-name="P75"/>
      <text:p text:style-name="P74"><text:span text:style-name="T1">Introduction to the Buddhist Scriptures</text:span></text:p>
      <text:p text:style-name="P75"/>
      <text:p text:style-name="P77"><text:span text:style-name="T3">Preface</text:span></text:p>
      <text:p text:style-name="P80"/>
      <text:p text:style-name="P78"><text:span text:style-name="T1">In </text:span><text:span text:style-name="T2">“</text:span><text:span text:style-name="T1">The Buddha</text:span><text:span text:style-name="T2">’</text:span><text:span text:style-name="T1">s Path</text:span><text:span text:style-name="T2">”</text:span><text:span text:style-name="T1">, Volume I, I have explained the basic principles of the Buddha</text:span><text:span text:style-name="T2">’</text:span><text:span text:style-name="T1">s teachings, and now, in this section, I would like to introduce the reader to the Buddhist scriptures which contain the teaching of the Buddha. I will quote more extensively from the texts with the aim to encourage the reader to study the texts himself. In that way he can verify himself that the Buddha</text:span><text:span text:style-name="T2">’</text:span><text:span text:style-name="T1">s words were directed to the practice of what he taught, in particular to the development of right understanding of all phenomena of our life. </text:span></text:p>
      <text:p text:style-name="P78"><text:span text:style-name="T1">For the now following chapters I have used many ideas of the lectures for a radio program in Thailand by Ms. Sujin Boriharnwanaket. She quotes extensively from all three parts of the scriptures, explains their meaning and inspires people to relate them to their daily life. If we merely read the texts with the purpose of intellectual understanding, we fail to see the message they contain for our life at this moment and we do not understand the goal of the Buddha</text:span><text:span text:style-name="T2">’</text:span><text:span text:style-name="T1">s teachings. </text:span></text:p>
      <text:p text:style-name="P80"/>
      <text:p text:style-name="P78"><text:span text:style-name="T2"><text:s text:c="2"/></text:span></text:p>
      <text:p text:style-name="P77"><text:span text:style-name="T1">********</text:span></text:p>
      <text:p text:style-name="P77"><text:span text:style-name="T4">Chapter 1</text:span></text:p>
      <text:p text:style-name="P81"/>
      <text:p text:style-name="P77"><text:span text:style-name="T1">Abhidhamma in the Scriptures</text:span></text:p>
      <text:p text:style-name="P81"/>
      <text:p text:style-name="P79"><text:span text:style-name="T1">We read in the </text:span><text:span text:style-name="T2">“</text:span><text:span text:style-name="T1">Kindred Sayings</text:span><text:span text:style-name="T2">” (Sa</text:span>ḷā<text:span text:style-name="T1">yatana Vagga, Kindred Sayings about Feeling, Book I, </text:span><text:span text:style-name="T2">§ </text:span><text:span text:style-name="T5">7, Sickness):</text:span></text:p>
      <text:p text:style-name="P80"/>
      <text:p text:style-name="P78"><text:span text:style-name="T1">Once the Exalted One was staying near Ves</text:span><text:span text:style-name="T6">ā</text:span><text:span text:style-name="T2">lī</text:span><text:span text:style-name="T1">, in Great Grove, at the Hall of the Peaked Gable.</text:span></text:p>
      <text:p text:style-name="P78"><text:span text:style-name="T1">Then the Exalted One at eventide rising from his solitude went to visit the sick-ward, and on reaching it sat down on a seat made ready. So seated the Exalted One addressed the monks, saying:--</text:span></text:p>
      <text:p text:style-name="P78"><text:soft-page-break/><text:span text:style-name="T2">“</text:span><text:span text:style-name="T1">Monks, a monk should meet his end collected and composed </text:span><text:span text:style-name="T1"><text:note text:id="ftn1" text:note-class="footnote"><text:note-citation>1</text:note-citation><text:note-body><text:p text:style-name="P2"><text:span text:style-name="T17"/><text:span text:style-name="T19"> </text:span><text:span text:style-name="T9">Collected and composed are in this text the translation of : with sati sampajañña, with mindfulness and understanding. The four applications of mindfulness which then follow have been explained in Vol. I, Ch 8. <text:s text:c="2"/></text:span></text:p></text:note-body></text:note></text:span><text:span text:style-name="T1"> . This is our instruction to you. And how, monks, is one collected?</text:span></text:p>
      <text:p text:style-name="P78"><text:span text:style-name="T1">Herein, monks, a monk dwells, contemplating the body in the body... feeling in the feeling... consciousness in consciousness... dhamma in dhamma, ardent, composed and thoughtful, having put away in this world the dejection arising from craving. Thus, monks, is a monk collected.</text:span></text:p>
      <text:p text:style-name="P78"><text:span text:style-name="T1">And how, monks, is a monk composed?</text:span></text:p>
      <text:p text:style-name="P78"><text:span text:style-name="T1">Herein, monks, in his going forth and in his returning a monk acts composedly. In looking in front and looking behind, he acts composedly. In bending or relaxing (his limbs) he acts composedly. In wearing his robe and bearing outer robe and bowl, in eating, drinking, chewing, and tasting he acts composedly. In easing himself, in going, standing, sitting, sleeping, waking, in speaking and keeping silence he acts composedly. Thus, monks, is a monk composed.</text:span></text:p>
      <text:p text:style-name="P78"><text:span text:style-name="T1">Monks, a monk should meet his end collected and composed. This is our instruction to you.</text:span></text:p>
      <text:p text:style-name="P78"><text:span text:style-name="T1">Now, monks, as that monk dwells collected, composed, earnest, ardent, strenuous, there arises in him feeling that is pleasant, and he thus understands: </text:span><text:span text:style-name="T2">‘</text:span><text:span text:style-name="T1">There is arisen in me this pleasant feeling. Now that is owing to something, not without cause. Owing to what? Owing to this same body. Now this body is impermanent, compounded, arisen owing to something. It is owing to this impermanent body, which has so arisen, that pleasant feeling has arisen as a consequence, and how can that be permanent?</text:span><text:span text:style-name="T2">’</text:span></text:p>
      <text:p text:style-name="P78"><text:span text:style-name="T1">Thus he dwells contemplating impermanence in body and pleasant feeling, he dwells contemplating their transience, their waning, their ceasing, the giving of them up. As he thus dwells contemplating impermanence in body and pleasant feeling, contemplating their transience... the lurking tendency to lust for body and pleasant feeling is abandoned.</text:span></text:p>
      <text:p text:style-name="P78"><text:span text:style-name="T1">So also as regards painful feeling... the lurking tendency to repugnance for body and painful feeling is abandoned.</text:span></text:p>
      <text:p text:style-name="P78"><text:span text:style-name="T1">So also as regards neutral feeling... the lurking tendency to ignorance of body and neutral feeling is abandoned.</text:span></text:p>
      <text:p text:style-name="P78"><text:soft-page-break/><text:span text:style-name="T1">If he feels a pleasant feeling he understands: </text:span><text:span text:style-name="T2">‘</text:span><text:span text:style-name="T1">That is impermanent, I do not cling to it. It has no lure for me.</text:span><text:span text:style-name="T2">’ </text:span><text:span text:style-name="T1">If he feels a painful feeling he understands likewise. So also if he feels a neutral feeling.</text:span></text:p>
      <text:p text:style-name="P78"><text:span text:style-name="T1">If he feels a pleasant feeling, he feels it as released from bondage to it.</text:span></text:p>
      <text:p text:style-name="P78"><text:span text:style-name="T1">So also, if he feels a painful feeling and a neutral feeling, he feels it as one released from bondage to it.</text:span></text:p>
      <text:p text:style-name="P78"><text:span text:style-name="T1">When he feels a feeling that his bodily endurance has reached its limit, he knows that he so feels. When he feels a feeling that life has reached its limit, he knows that he so feels. He understands: When body breaks up, after life is used up, all my experiences in this world will lose their lure and grow cold. </text:span></text:p>
      <text:p text:style-name="P78"><text:span text:style-name="T1">Just as, monks, because of oil and because of a wick a lamp keeps burning, but, when oil and wick are used up, the lamp would go out because it is not fed. Even so, monks, a monk, when he feels a feeling that his bodily endurance has reached its limit, that his life has reached its limit, when he feels a feeling that, when body breaks up, after life is used up, all his experience in this world will lose its lure and grow cold,- he knows that he so feels.</text:span><text:span text:style-name="T2">” </text:span></text:p>
      <text:p text:style-name="P80"/>
      <text:p text:style-name="P78"><text:span text:style-name="T1">This sutta contains the essence of the Buddha</text:span><text:span text:style-name="T2">’</text:span><text:span text:style-name="T1">s teaching: the development of satipatth</text:span><text:span text:style-name="T6">ā</text:span><text:span text:style-name="T1">na, right understanding of mental phenomena and physical phenomena, which leads to the eradication of all defilements. Just as a lamp will go out when oil and wick are used up the person who has eradicated defilements will not be reborn. </text:span></text:p>
      <text:p text:style-name="P78"><text:soft-page-break/><text:span text:style-name="T1">The Buddha taught about the realities which can be directly experienced in daily life when they appear, such as seeing, hearing, feeling, hardness or sound. All these phenomena are real in the absolute or ultimate sense. Absolute or ultimate truth is different from conventional truth </text:span><text:span text:style-name="T1"><text:note text:id="ftn2" text:note-class="footnote"><text:note-citation>2</text:note-citation><text:note-body><text:p text:style-name="P3"><text:span text:style-name="T17"/><text:span text:style-name="T19"> </text:span><text:span text:style-name="T9"><text:s/>I explained the difference in Vol. I, Ch 3 and 4. </text:span></text:p></text:note-body></text:note></text:span><text:span text:style-name="T1">. If one has never heard of the Buddha</text:span><text:span text:style-name="T2">’</text:span><text:span text:style-name="T1">s teachings one only knows what is real in conventional sense. We think of ourselves and of the world around us, of people, animals, trees, and they seem to last. The world, person, animal or tree are real in conventional sense. The world and everything in it can only appear because consciousness arises just for a moment, thinks about it and then falls away immediately. Consciousness, in P</text:span><text:span text:style-name="T6">ā</text:span><text:span text:style-name="T1">li : citta, is real in the absolute sense. The Buddha taught that in the absolute sense our life consists of mental phenomena, in P</text:span><text:span text:style-name="T6">ā</text:span><text:span text:style-name="T7">li: n</text:span><text:span text:style-name="T6">ā</text:span><text:span text:style-name="T1">ma, and physical phenomena, in P</text:span><text:span text:style-name="T6">ā</text:span><text:span text:style-name="T7">li: r</text:span><text:span text:style-name="T2">ū</text:span><text:span text:style-name="T7">pa. Citta is n</text:span><text:span text:style-name="T6">ā</text:span><text:span text:style-name="T1">ma, it experiences an object, whereas r</text:span><text:span text:style-name="T2">ū</text:span><text:span text:style-name="T1">pa does not experience anything. There are no mind and body which last and which belong to a self or person; what we take for our mind and body are only different n</text:span><text:span text:style-name="T6">ā</text:span><text:span text:style-name="T1">mas and r</text:span><text:span text:style-name="T2">ū</text:span><text:span text:style-name="T1">pas, each with their own characteristic which can be experienced one at a time when it appears. They arise because of their appropriate conditions and then fall away immediately. They are impermanent and they do not belong to a self, they have no owner. There is only one citta arising at a time, but each citta is accompanied by several mental factors, in P</text:span><text:span text:style-name="T6">ā</text:span><text:span text:style-name="T7">li: cetasikas. Both citta and cetasika are n</text:span><text:span text:style-name="T6">ā</text:span><text:span text:style-name="T1">ma. <text:s/>Some cetasikas, such as feeling and remembrance accompany each citta, whereas unwholesome qualities such as attachment and aversion accompany only unwholesome cittas and wholesome qualities such as kindnes, generosity or understanding <text:s/>accompany wholesome cittas. Citta cannot arise without cetasikas and cetasikas cannot arise without citta, they condition one another. They arise together, experience the same object and then fall away together. Thus, what we call </text:span><text:span text:style-name="T2">“</text:span><text:span text:style-name="T7">person</text:span><text:span text:style-name="T2">” </text:span><text:span text:style-name="T1">is actually citta, cetasika and r</text:span><text:span text:style-name="T2">ū</text:span><text:span text:style-name="T1">pa which arise and fall away. Citta, cetasika and r</text:span><text:span text:style-name="T2">ū</text:span><text:span text:style-name="T1">pa are the three paramattha dhammas which are conditioned: they arise because of conditions and then fall away. There is a fourth paramattha dhamma which is unconditioned, which does not arise and fall away and this is nibb</text:span><text:span text:style-name="T6">ā</text:span><text:span text:style-name="T7">na. Nibb</text:span><text:span text:style-name="T6">ā</text:span><text:span text:style-name="T1">na is the reality which can only be experienced at the moment enlightenment is attained. </text:span></text:p>
      <text:p text:style-name="P78"><text:soft-page-break/><text:span text:style-name="T1">The development of right understanding of what is real in the ultimate sense is the only way leading to the eradication of defilements. When we study the scriptures, no matter whether it is the Vinaya, the Book of Discipline for the monks, the Suttanta or Discourses, or the Abhidhamma, we should never forget this goal. The Vinaya contains rules and guidelines for the monk</text:span><text:span text:style-name="T2">’</text:span><text:span text:style-name="T1">s behaviour which can help him to reach perfection, the state of the arahat, who has eradicated all defilements. The Suttanta or Suttas are discourses of the Buddha to people of different levels of understanding at different places. In these discourses the Buddha speaks about birth, old age, sickness and death. He speaks about the suffering in the world and the cause of all suffering which is craving. He explains what is unwholesome and what is wholesome or beneficial, he points out the danger of defilements and the way to eradicate them by the development of understanding of all that is real. The Abhidhamma contains the description of all mental phenomena and physical phenomena of our life, their different conditioning factors and the way they are related to each other. <text:s/></text:span></text:p>
      <text:p text:style-name="P78"><text:span text:style-name="T1">In the Abhidhamma <text:s/>all paramattha dhammas, ultimate realities, are enumerated and classified in detail, but also in the Suttas the Buddha explained about paramattha dhammas, about n</text:span><text:span text:style-name="T6">ā</text:span><text:span text:style-name="T1">ma and r</text:span><text:span text:style-name="T2">ū</text:span><text:span text:style-name="T1">pa, in order to help people to gain understanding. The Suttas are mostly, but not entirely, in terms of conventional language. The Buddha knew the different accumulated inclinations of people and thus he chose the wording best suited to the persons addressed. He spoke to monks, laypeople, brahmins and philosophers who adhered to other beliefs. He made use of parables or of examples of events in daily life in order to help people to understand paramattha dhammas. Right understanding of paramattha dhammas should be developed in order to eliminate wrong view of realities. The study of the Abhidhamma helps us to have more understanding of what the Buddha taught in the suttas. </text:span></text:p>
      <text:p text:style-name="P78"><text:span text:style-name="T1">Not all people were ready to grasp what paramattha dhammas are, and therefore the Buddha would give them a </text:span><text:span text:style-name="T2">“</text:span><text:span text:style-name="T1">gradual discourse</text:span><text:span text:style-name="T2">”</text:span><text:span text:style-name="T1">, or a discourse </text:span><text:span text:style-name="T2">“</text:span><text:span text:style-name="T7">in due order</text:span><text:span text:style-name="T2">”</text:span><text:span text:style-name="T1">. We read, for example in the </text:span><text:span text:style-name="T2">“</text:span><text:span text:style-name="T1">Verses of Uplift</text:span><text:span text:style-name="T2">” </text:span><text:span text:style-name="T6">(Khuddaka Nikā</text:span><text:span text:style-name="T1">ya, Minor Anthologies), Ch V, 3, that, when the Buddha was staying near R</text:span><text:span text:style-name="T6">ā</text:span><text:span text:style-name="T1">jagaha, in Bamboo Grove, a leper, named Suppabuddha, saw from afar that the Buddha was teaching dhamma to a great many people. He wanted to draw near the crowd, hoping to obtain some food. He noticed that there was no alms-giving, but that the Buddha was teaching dhamma and then he decided to listen. We read:</text:span></text:p>
      <text:p text:style-name="P80"/>
      <text:p text:style-name="P78"><text:soft-page-break/><text:span text:style-name="T1">Now the Exalted One, grasping with his mind the thoughts of all that assembly, said to himself: Who, I wonder, of those present is of growth to understand dhamma? And the Exalted One saw Suppabuddha, the leper, sitting in that assembly, and at the sight he thought: This one here is of growth to understand dhamma. So for the sake of Suppabuddha, the leper, he gave a talk dealing in due order with these topics: on almsgiving, virtue, the heaven world, of the danger, meanness and corruption of sense-desires, and the profit of getting free of them.</text:span></text:p>
      <text:p text:style-name="P78"><text:span text:style-name="T1">And when the Exalted One knew that the heart of Suppabuddha, the leper, was ready, softened, unbiassed, elated and believing, then he unfolded those dhamma-teachings which the awakened ones have themselves discovered, namely: Dukkha, arising, ending, the Way.</text:span></text:p>
      <text:p text:style-name="P78"><text:span text:style-name="T1">Then just as a white cloth, free from stains, is ready to receive the dye, even so in Suppabuddha, the leper, as he sat there in that very seat, arose the pure, stainless dhamma-sight, the knowledge that whatsoever is of a nature to arise, that also is of a nature to end. And Suppabuddha, the leper, saw dhamma, reached dhamma, understood dhamma, plunged into dhamma, crossed beyond doubting, was free from all questionings, won confidence, and needing none other in the Master</text:span><text:span text:style-name="T2">’</text:span><text:span text:style-name="T3">s message </text:span><text:span text:style-name="T3"><text:note text:id="ftn3" text:note-class="footnote"><text:note-citation>3</text:note-citation><text:note-body><text:p text:style-name="P4"><text:span text:style-name="T17"/><text:span text:style-name="T19"> </text:span><text:span text:style-name="T9">He had personal conviction of the truth. The sot</text:span><text:span text:style-name="T10">ā</text:span><text:span text:style-name="T9">panna has eradicated doubt about realities and he has an unshakable confidence in the Triple Gem. </text:span></text:p></text:note-body></text:note></text:span><text:span text:style-name="T1">, rose from his seat, advanced to the Exalted One and sat down at one side....</text:span></text:p>
      <text:p text:style-name="P78"><text:span text:style-name="T2"><text:s/></text:span></text:p>
      <text:p text:style-name="P78"><text:span text:style-name="T1">Suppabuddha listened to the Buddha</text:span><text:span text:style-name="T2">’</text:span><text:span text:style-name="T1">s exposition of the four noble Truths: dukkha, the cause of dukkha, the cessation <text:s/>of dukkha and the way leading to the cessation of dukkha which is the eightfold Path </text:span><text:span text:style-name="T1"><text:note text:id="ftn4" text:note-class="footnote"><text:note-citation>4</text:note-citation><text:note-body><text:p text:style-name="P5"><text:span text:style-name="T17"/><text:span text:style-name="T19"> </text:span><text:span text:style-name="T9">As I explained in Vol. I, Ch 1 and 2, realities which are impermanent are unsatisfactory, dukkha. </text:span></text:p></text:note-body></text:note></text:span><text:span text:style-name="T1">. While Suppabuddha listened he attained the first stage of enlightenment, the stage of the sot</text:span><text:span text:style-name="T6">ā</text:span><text:span text:style-name="T1">panna. He could not have attained enlightenment if he had not known what dhammas, realities, are. <text:s/>While he was seeing and hearing he had to be aware of the n</text:span><text:span text:style-name="T6">ā</text:span><text:span text:style-name="T1">mas and r</text:span><text:span text:style-name="T2">ū</text:span><text:span text:style-name="T1">pas which were appearing and he had to penetrate their true nature. He could attain enlightenment because he had accumulated wisdom also in past lives. <text:s/></text:span></text:p>
      <text:p text:style-name="P78"><text:soft-page-break/><text:span text:style-name="T1">We cannot understand the deep meaning of the suttas if we have no basic understanding of the paramattha dhammas as they have been described in the Abhidhamma. We cannot understand what has been stated in this sutta about Suppabuddha</text:span><text:span text:style-name="T2">’</text:span><text:span text:style-name="T1">s enlightenment if we do not know that citta, cetasika and r</text:span><text:span text:style-name="T2">ū</text:span><text:span text:style-name="T1">pa, thus, paramattha dhammas, are the objects of insight. Suppabuddha had to clearly know the difference between the characteristics of n</text:span><text:span text:style-name="T6">ā</text:span><text:span text:style-name="T1">ma and r</text:span><text:span text:style-name="T2">ū</text:span><text:span text:style-name="T1">pa as they appeared one at a time, and he had to realize them as conditioned realities before he could penetrate their impermanence, their nature of dukkha and of non-self </text:span><text:span text:style-name="T1"><text:note text:id="ftn5" text:note-class="footnote"><text:note-citation>5</text:note-citation><text:note-body><text:p text:style-name="P6"><text:span text:style-name="T17"/><text:span text:style-name="T19"> </text:span><text:span text:style-name="T9">As I explained in Vol. I, Ch 7, insight is developed in different stages. </text:span></text:p></text:note-body></text:note></text:span><text:span text:style-name="T1">. It takes an endlessly long time, even many lives, to develop understanding. However, a moment of understanding is never lost, it is accumulated. In the Seventh Book of the Abhidhamma, the </text:span><text:span text:style-name="T2">“Pa</text:span><text:span text:style-name="T7">ṭṭ</text:span><text:span text:style-name="T2">h</text:span><text:span text:style-name="T6">ā</text:span><text:span text:style-name="T2">na”</text:span><text:span text:style-name="T1">, translated as </text:span><text:span text:style-name="T2">“</text:span><text:span text:style-name="T3">Conditional Relations</text:span><text:span text:style-name="T2">”</text:span><text:span text:style-name="T1">, different types of conditions for realities have been taught. One of these is the contiguity-condition (anantara-paccaya): each citta which arises is a condition for the succeeding one by way of contiguity-condition. Defilements and good qualities which arose in the past, even in past lives, are accumulated from one moment of citta to the next one, since each citta conditions the following one by way of contiguity-condition. The Abhidhamma clarifies how we accumulate different inclinations and how they condition the cittas arising at the present time. <text:s text:c="4"/></text:span></text:p>
      <text:p text:style-name="P78"><text:span text:style-name="T1">We read further on that Suppabuddha went away after having heard the discourse and was then killed by a calf. When the monks asked the Buddha about Suppabuddha</text:span><text:span text:style-name="T2">’</text:span><text:span text:style-name="T1">s rebirth the Buddha explained that he was a sot</text:span><text:span text:style-name="T6">ā</text:span><text:span text:style-name="T1">panna, bound for full enlightenment. A sot</text:span><text:span text:style-name="T6">ā</text:span><text:span text:style-name="T1">panna cannot be reborn in an unhappy plane. The monks then asked why he was born as a poor, wretched leper. The Buddha answered that in a former life he had insulted a </text:span><text:span text:style-name="T2">“</text:span><text:span text:style-name="T1">Silent Buddha</text:span><text:span text:style-name="T2">”</text:span><text:span text:style-name="T1">. Because of that deed he was reborn in hell and in his last life he was born as a leper. In that life he became a sot</text:span><text:span text:style-name="T6">ā</text:span><text:span text:style-name="T1">panna and then he was reborn in a heavenly plane. </text:span></text:p>
      <text:p text:style-name="P78"><text:soft-page-break/><text:span text:style-name="T1">We read in this sutta about kamma which produces result, but it is a subject which is difficult to understand. The study of the Abhidhamma is most helpful to gain more understanding of the different conditions for the n</text:span><text:span text:style-name="T6">ā</text:span><text:span text:style-name="T1">mas and r</text:span><text:span text:style-name="T2">ū</text:span><text:span text:style-name="T1">pas of our life, including the condition of kamma which produces vip</text:span><text:span text:style-name="T6">ā</text:span><text:span text:style-name="T1">ka. We have read in the above-quoted sutta about the result Suppabuddha received when a calf caused his death. Not only pain felt at an accident is vip</text:span><text:span text:style-name="T6">ā</text:span><text:span text:style-name="T1">ka, but also seeing, hearing and the other sense-impressions are vip</text:span><text:span text:style-name="T6">ā</text:span><text:span text:style-name="T1">ka. They are vip</text:span><text:span text:style-name="T6">ā</text:span><text:span text:style-name="T1">kacittas arising time and again in daily life. The Abhidhamma teaches in detail about all the different types of kusala cittas, of akusala cittas and of cittas which are neither kusala nor akusala, including vip</text:span><text:span text:style-name="T6">ā</text:span><text:span text:style-name="T1">kacittas, and about all the different cetasikas which accompany cittas. We learn about the different objects cittas experience through the senses and the mind-door, and about the defilements arising on account of what is experienced. Also in the suttas we read about the experience of objects through the senses and the defilements which arise, but without the study of the Abhidhamma we cannot fully understand the sutta texts. I will illustrate this with a quotation from another sutta. We read in the </text:span><text:span text:style-name="T2">“</text:span><text:span text:style-name="T1">Kindred Sayings</text:span><text:span text:style-name="T2">” (IV, Saḷā</text:span><text:span text:style-name="T1">yatana Vagga, Kindred Sayings on Sense, Second Fifty, Ch 5, </text:span><text:span text:style-name="T2">§ </text:span><text:span text:style-name="T1">98, Restraint) that the Buddha said to the monks:</text:span></text:p>
      <text:p text:style-name="P80"/>
      <text:p text:style-name="P78"><text:span text:style-name="T1">I will teach you, monks, restraint and lack of restraint. Do you listen to it. And how, monks, is one unrestrained?</text:span></text:p>
      <text:p text:style-name="P78"><text:span text:style-name="T1">There are, monks, objects cognizable by the eye, objects desirable, pleasant, delightful and dear, passion-fraught, inciting to lust. If a monk be enamoured of them, if he welcome them, if he persist in clinging to them, thus should he understand: </text:span><text:span text:style-name="T2">“</text:span><text:span text:style-name="T1">I am falling back in profitable states. This was called </text:span><text:span text:style-name="T2">‘</text:span><text:span text:style-name="T1">falling back</text:span><text:span text:style-name="T2">’ </text:span><text:span text:style-name="T1">by the Exalted One.</text:span><text:span text:style-name="T2">”</text:span></text:p>
      <text:p text:style-name="P78"><text:span text:style-name="T1">(the same is said with regard to the other sense-doors and the mind-door.)</text:span></text:p>
      <text:p text:style-name="P78"><text:span text:style-name="T1">And how, monks, is one restrained?</text:span></text:p>
      <text:p text:style-name="P78"><text:span text:style-name="T1">There are objects cognizable by the eye... If a monk be not enamoured of them, if he welcome them not, ... thus should he understand: </text:span><text:span text:style-name="T2">“</text:span><text:span text:style-name="T1">I am not falling back in profitable states. This was called </text:span><text:span text:style-name="T2">‘</text:span><text:span text:style-name="T1">not falling back</text:span><text:span text:style-name="T2">’ </text:span><text:span text:style-name="T1">by the Exalted One.</text:span><text:span text:style-name="T2">” </text:span><text:span text:style-name="T1">Thus, monks, is one restrained. <text:s text:c="5"/></text:span></text:p>
      <text:p text:style-name="P80"/>
      <text:p text:style-name="P78"><text:soft-page-break/><text:span text:style-name="T1">The Abhidhamma helps us to understand the different functions of cittas arising in a process of cittas which experience objects through the six doors. In a process of cittas which experience an object through one of the sense-doors there are moments of vip</text:span><text:span text:style-name="T6">ā</text:span><text:span text:style-name="T1">ka and there are kusala cittas or akusala cittas which arise on account of the object which is experienced. The cittas arising in such a process arise each because of their own conditions and in a fixed order; there is no self who can direct the arising of particular cittas. There is no self who is unrestrained or restrained. When we read about the monk who is enamoured of the objects experienced through eyes, ears, or through the other senses, we may not realize that we all have attachment time and again after seeing, hearing and the other sense-impressions. When we read the above-quoted sutta with understanding of different cittas arising in processes we will see that this sutta reminds us of our defilements arising in daily life, even at this moment. If we do not know that defilements and wholesome qualities are cetasikas, conditioned realities, we may take them for self. We may cling to a concept of self who is practising the eightfold Path, whereas in reality wholesome cetasikas are performing their functions. We read in the suttas about the exertion of energy or effort for what is wholesome and about right effort of the eightfold Path. If we do not know that effort is a cetasika which can arise with akusala citta as well as with kusala citta there are bound to be many misunderstandings concerning the development of kusala and in particular the development of the eightfold Path. We read, for example, in the </text:span><text:span text:style-name="T2">“</text:span><text:span text:style-name="T1">Gradual Sayings</text:span><text:span text:style-name="T2">” </text:span><text:span text:style-name="T1">(II, Book of the Fours, Ch II, </text:span><text:span text:style-name="T2">§ </text:span><text:span text:style-name="T1">3, Effort) </text:span><text:span text:style-name="T1"><text:note text:id="ftn6" text:note-class="footnote"><text:note-citation>6</text:note-citation><text:note-body><text:p text:style-name="P7"><text:span text:style-name="T17"/><text:span text:style-name="T19"> </text:span><text:span text:style-name="T9">I am using the translation of Ven. Nyanaponika, in Anguttara Nik</text:span><text:span text:style-name="T10">ā</text:span><text:span text:style-name="T9">ya, An Anthology I, Wheel no. 155-158, Kandy. </text:span></text:p></text:note-body></text:note></text:span><text:span text:style-name="T2">:</text:span></text:p>
      <text:p text:style-name="P80"/>
      <text:p text:style-name="P78"><text:span text:style-name="T1">There are four right efforts, O monks. What four?</text:span></text:p>
      <text:p text:style-name="P78"><text:span text:style-name="T1">Herein, a monk rouses his will not to permit the arising of evil, unwholesome states that have not arisen- to abandon evil, unwholesome states already arisen- to arouse wholesome states that have not yet arisen- to maintain wholesome states already arisen and not allow them to disappear; he makes an effort (for it), stirs up his energy, exerts his mind and strives.</text:span></text:p>
      <text:p text:style-name="P80"/>
      <text:p text:style-name="P78"><text:soft-page-break/><text:span text:style-name="T1">Someone may believe that whenever he tries to develop the eightfold Path there is right effort which is wholesome, but in reality there may be effort arising with akusala citta rooted in attachment, he may take effort for </text:span><text:span text:style-name="T2">“</text:span><text:span text:style-name="T1">my effort</text:span><text:span text:style-name="T2">”</text:span><text:span text:style-name="T1">. Mindfulness arises because of its appropriate conditions, not by trying to make it arise. When awareness and right understanding of n</text:span><text:span text:style-name="T6">ā</text:span><text:span text:style-name="T1">ma and r</text:span><text:span text:style-name="T2">ū</text:span><text:span text:style-name="T1">pa arise there is at that moment also right effort which accompanies the kusala citta. Thus, it is essential to study details of cetasikas which accompany the different types of citta. The study of the Abhidhamma can help us to have a more precise understanding of the realities of daily life. </text:span></text:p>
      <text:p text:style-name="P78"><text:span text:style-name="T1">Some people doubt whether the Abhidhamma is the Buddha</text:span><text:span text:style-name="T2">’</text:span><text:span text:style-name="T1">s teaching. The commentator Buddhaghosa explains </text:span><text:span text:style-name="T1"><text:note text:id="ftn7" text:note-class="footnote"><text:note-citation>7</text:note-citation><text:note-body><text:p text:style-name="P8"><text:span text:style-name="T17"/><text:span text:style-name="T9"> In the </text:span><text:span text:style-name="T11">“</text:span><text:span text:style-name="T12">Expositor I,</text:span><text:span text:style-name="T19"> </text:span><text:span text:style-name="T9">Introductory Discourse. See further on in this chapter about the person of Buddhaghosa. </text:span></text:p></text:note-body></text:note></text:span><text:span text:style-name="T1"> that the Buddha, at the attainment of enlightenment, penetrated the truth of all realities, and that he in the fourth week after his enlightenment contemplated the contents of the seven books of the Abhidhamma. <text:s/>He preached the Abhidhamma first to the devas of the heavenly plane of the </text:span><text:span text:style-name="T2">“</text:span><text:span text:style-name="T1">Thirtythree</text:span><text:span text:style-name="T2">”</text:span><text:span text:style-name="T1">, headed by his mother. After that he conveyed the method of the Abhidhamma to S</text:span><text:span text:style-name="T6">ā</text:span><text:span text:style-name="T1">riputta. Thus, the codified Abhidhamma litterature as we have it today goes back to the Buddha</text:span><text:span text:style-name="T2">’</text:span><text:span text:style-name="T1">s chief disciple S</text:span><text:span text:style-name="T6">ā</text:span><text:span text:style-name="T1">riputta. When we study the Abhidhamma and the suttas and compare them, we will notice that also numerous suttas are in terms of paramattha dhammas, dealing with the khandhas (aggregates), the elements, the sense-fields (</text:span><text:span text:style-name="T6">ā</text:span><text:span text:style-name="T1">yatanas) and the cittas. Also the Vinaya deals with cittas and with many different degrees of defilements which can accompany citta. The Vinaya reminds the monk to scrutinize himself, to be aware also of akusala cittas. While the monk goes out to collect almsfood and while he accomplishes his daily tasks he should develop mindfulness and understanding of n</text:span><text:span text:style-name="T6">ā</text:span><text:span text:style-name="T1">ma and r</text:span><text:span text:style-name="T2">ū</text:span><text:span text:style-name="T1">pa. All three parts of the Buddhist scriptures are in conformity with each other, they help people to develop right understanding of all realities, each in their own situation of life. Historical reasons may not cure doubts about the authenticity of the scriptures, but careful examination and consideration of the contents of the Buddhist teachings themselves can convince us of their authenticity and their immense value for the development of the way leading to freedom from all suffering. </text:span></text:p>
      <text:p text:style-name="P78"><text:soft-page-break/><text:span text:style-name="T1">When someone takes up the first book of the Abidhamma, the </text:span><text:span text:style-name="T2">“Dhammasanga</text:span><text:span text:style-name="T7">ṇ</text:span><text:span text:style-name="T2">i “</text:span><text:span text:style-name="T1">, translated as </text:span><text:span text:style-name="T2">“</text:span><text:span text:style-name="T1">a Buddhist Manual of Psychological Ethics</text:span><text:span text:style-name="T2">”</text:span><text:span text:style-name="T1">, he may feel confused about the many classifications and enumerations of cittas, of their accompanying cetasikas and of r</text:span><text:span text:style-name="T2">ū</text:span><text:span text:style-name="T1">pas. These are not abstract categories just to be read and memorized, but they are realities which arise time and again in daily life. When they appear they can be objects of awareness and right understanding. The development of satipatth</text:span><text:span text:style-name="T6">ā</text:span><text:span text:style-name="T1">na, right understanding of n</text:span><text:span text:style-name="T6">ā</text:span><text:span text:style-name="T1">ma and r</text:span><text:span text:style-name="T2">ū</text:span><text:span text:style-name="T1">pa as impermanent, dukkha and non-self, is the aim of the teaching of the Abhidhamma. The first book of the Abhidhamma should be read together with its commentary the </text:span><text:span text:style-name="T2">“</text:span><text:span text:style-name="T1">Atthas</text:span><text:span text:style-name="T6">ā</text:span><text:span text:style-name="T2">linī”</text:span><text:span text:style-name="T1">, translated in two volumes as </text:span><text:span text:style-name="T2">“</text:span><text:span text:style-name="T1">The Expositor</text:span><text:span text:style-name="T2">”</text:span><text:span text:style-name="T1">. The great commentator Buddhaghosa, who lived in the sixth century A.D. , wrote this commentary. The footnotes of the translation of the first book of the Abhidhamma refer to the corresponding parts in its commentary, and the reader will see for himself that the commentary is most helpful for the correct understanding of the <text:s/>Abhidhamma </text:span><text:span text:style-name="T1"><text:note text:id="ftn8" text:note-class="footnote"><text:note-citation>8</text:note-citation><text:note-body><text:p text:style-name="P9"><text:span text:style-name="T17"/><text:span text:style-name="T19"> </text:span><text:span text:style-name="T9">In my </text:span><text:span text:style-name="T11">“</text:span><text:span text:style-name="T13">Abhidhamma in Daily Life</text:span><text:span text:style-name="T11">” </text:span><text:span text:style-name="T9">I tried to give an introduction to the study of the Abhidhamma. <text:s/></text:span></text:p></text:note-body></text:note></text:span><text:span text:style-name="T1">. Buddhaghosa came from India to Sri Lanka where he edited and rendered into the P</text:span><text:span text:style-name="T6">ā</text:span><text:span text:style-name="T1">li language <text:s/>ancient Singhalese commentaries he found there. The commentaries to most of the Buddhist scriptures are from his hand, but they are based on the ancient commentaries. The </text:span><text:span text:style-name="T2">“</text:span><text:span text:style-name="T6">Visuddhimagga</text:span><text:span text:style-name="T2">”</text:span><text:span text:style-name="T1">, an encyclopedia of the teachings written by Buddhaghosa, which is translated as </text:span><text:span text:style-name="T2">“</text:span><text:span text:style-name="T1">The Path of Purification</text:span><text:span text:style-name="T2">”</text:span><text:span text:style-name="T1">, and also the </text:span><text:span text:style-name="T2">“Abhidhammattha Sangaha”</text:span><text:span text:style-name="T1">, a compendium of the Abhidhamma written by Anuruddha </text:span><text:span text:style-name="T1"><text:note text:id="ftn9" text:note-class="footnote"><text:note-citation>9</text:note-citation><text:note-body><text:p text:style-name="P10"><text:span text:style-name="T17"/><text:span text:style-name="T19"> </text:span><text:span text:style-name="T9">The time this was written is not sure, but it must have been between the 8th and 12th century A.D. This has been translated as </text:span><text:span text:style-name="T11">“</text:span><text:span text:style-name="T9">A Manual of Abhidhamma</text:span><text:span text:style-name="T11">” by Ven. N</text:span><text:span text:style-name="T10">ā</text:span><text:span text:style-name="T9">rada, Colombo, and as </text:span><text:span text:style-name="T11">“</text:span><text:span text:style-name="T9">Compendium of Philosophy</text:span><text:span text:style-name="T11">” </text:span><text:span text:style-name="T13">in a P.T.S. edition.</text:span></text:p></text:note-body></text:note></text:span><text:span text:style-name="T1">, are of great assistance for the understanding of the Abhidhamma.</text:span></text:p>
      <text:p text:style-name="P78"><text:soft-page-break/><text:span text:style-name="T1">In the above-quoted sutta on restraint and lack of restraint we read that the monk who is not enticed by pleasant objects is restrained. Someone may have restraint by temporarily suppressing his likes and dislikes, but when there are conditions for defilements they will arise again. Only through the development of right understanding of realities can there be restraint which is enduring. The development of satipatth</text:span><text:span text:style-name="T6">ā</text:span><text:span text:style-name="T1">na is exclusively the teaching of the Buddha and thus this is implied in all parts of the scriptures, also when it is not expressively mentioned. We read in the </text:span><text:span text:style-name="T2">“</text:span><text:span text:style-name="T1">Middle Length Sayings</text:span><text:span text:style-name="T2">” </text:span><text:span text:style-name="T1">(II, 97, Discourse with Dh</text:span><text:span text:style-name="T6">ā</text:span><text:span text:style-name="T2">na</text:span><text:span text:style-name="T1">ñ</text:span><text:span text:style-name="T2">j</text:span><text:span text:style-name="T6">ā</text:span><text:span text:style-name="T1">ni) that S</text:span><text:span text:style-name="T6">ā</text:span><text:span text:style-name="T1">riputta taught the brahman Dh</text:span><text:span text:style-name="T6">ā</text:span><text:span text:style-name="T2">na</text:span><text:span text:style-name="T1">ñ</text:span><text:span text:style-name="T2">j</text:span><text:span text:style-name="T6">ā</text:span><text:span text:style-name="T1">ni when he was sick about the meditations which are the </text:span><text:span text:style-name="T2">“</text:span><text:span text:style-name="T1">Divine Abidings</text:span><text:span text:style-name="T2">” </text:span><text:span text:style-name="T1">of lovingkindness, compassion, sympathetic joy and equanimity. With these meditations, when they are developed, jh</text:span><text:span text:style-name="T6">ā</text:span><text:span text:style-name="T1">na or absorption can be attained. However, jh</text:span><text:span text:style-name="T6">ā</text:span><text:span text:style-name="T1">na is not the goal of the Buddha</text:span><text:span text:style-name="T2">’</text:span><text:span text:style-name="T1">s teachings. <text:s/>We read that the Buddha said to S</text:span><text:span text:style-name="T6">ā</text:span><text:span text:style-name="T2">riputta:</text:span></text:p>
      <text:p text:style-name="P80"/>
      <text:p text:style-name="P78"><text:span text:style-name="T2">“</text:span><text:span text:style-name="T1">But why did you, S</text:span><text:span text:style-name="T6">ā</text:span><text:span text:style-name="T1">riputta, although there was something further to be done, having established the brahman Dh</text:span><text:span text:style-name="T6">ā</text:span><text:span text:style-name="T2">na</text:span><text:span text:style-name="T1">ñ</text:span><text:span text:style-name="T2">j</text:span><text:span text:style-name="T6">ā</text:span><text:span text:style-name="T1">ni (only) in the less, in the Brahma-world, rising from your seat, depart?</text:span><text:span text:style-name="T2">”</text:span></text:p>
      <text:p text:style-name="P78"><text:span text:style-name="T2">“</text:span><text:span text:style-name="T1">It occurred to me, Lord: </text:span><text:span text:style-name="T2">‘</text:span><text:span text:style-name="T1">These brahmans are very intent on the Brahma-world. Suppose I were to show the brahman Dh</text:span><text:span text:style-name="T6">ā</text:span><text:span text:style-name="T2">na</text:span><text:span text:style-name="T1">ñ</text:span><text:span text:style-name="T2">j</text:span><text:span text:style-name="T6">ā</text:span><text:span text:style-name="T1">ni the way to companionship with Brahm</text:span><text:span text:style-name="T6">ā</text:span><text:span text:style-name="T2">?’”</text:span></text:p>
      <text:p text:style-name="P78"><text:span text:style-name="T2">“S</text:span><text:span text:style-name="T6">ā</text:span><text:span text:style-name="T1">riputta, the brahman Dh</text:span><text:span text:style-name="T6">ā</text:span><text:span text:style-name="T2">na</text:span><text:span text:style-name="T1">ñ</text:span><text:span text:style-name="T2">j</text:span><text:span text:style-name="T6">ā</text:span><text:span text:style-name="T1">ni has died and has uprisen in the Brahma-world.</text:span><text:span text:style-name="T2">”</text:span></text:p>
      <text:p text:style-name="P80"/>
      <text:p text:style-name="P78"><text:span text:style-name="T1">This sutta reminds us not to forget the goal of the Buddha</text:span><text:span text:style-name="T2">’</text:span><text:span text:style-name="T1">s teachings, that is: the eradication of defilements through the development of satipatth</text:span><text:span text:style-name="T6">ā</text:span><text:span text:style-name="T1">na. We cannot understand any sutta if we do not begin to develop understanding of the n</text:span><text:span text:style-name="T6">ā</text:span><text:span text:style-name="T1">ma or r</text:span><text:span text:style-name="T2">ū</text:span><text:span text:style-name="T1">pa which appears in our daily life. In the following sutta the importance is stressed of listening to the teachings, considering them and putting them into practice. We read in the </text:span><text:span text:style-name="T2">“</text:span><text:span text:style-name="T1">Kindred Sayings</text:span><text:span text:style-name="T2">”(II, Nid</text:span><text:span text:style-name="T6">ā</text:span><text:span text:style-name="T1">na-vagga, Ch XX, Kindred Sayings on Parables, </text:span><text:span text:style-name="T2">§ </text:span><text:span text:style-name="T1">7, The Drum-peg) that the Buddha said to the monks: </text:span></text:p>
      <text:p text:style-name="P80"/>
      <text:p text:style-name="P78"><text:span text:style-name="T1">Once upon a time, monks, the Das</text:span><text:span text:style-name="T6">ā</text:span><text:span text:style-name="T1">rahas had a kettle-drum called Summoner. As it began to split the Das</text:span><text:span text:style-name="T6">ā</text:span><text:span text:style-name="T1">rahas fixed in ever another peg, until the time came that the Summoner</text:span><text:span text:style-name="T2">’</text:span><text:span text:style-name="T1">s original drumhead had vanished and only the framework of pegs remained.</text:span></text:p>
      <text:p text:style-name="P78"><text:soft-page-break/><text:span text:style-name="T1">Even so, monks, will the monks become in the future. Those Suttantas uttered by the Tath</text:span><text:span text:style-name="T6">ā</text:span><text:span text:style-name="T1">gata, deep, deep in meaning, not of the world, dealing with the void, to these when uttered, they will not listen, they will not lend a ready ear, they will not bring to them an understanding heart, they will not deem those doctrines that which should be learnt by heart, that which should be mastered.</text:span></text:p>
      <text:p text:style-name="P78"><text:span text:style-name="T1">But those Suttantas which are made by poets, which are poetry, which are a manifold of words, a manifold of phrases, alien, the utterances of disciples, to these when uttered they will listen, they will lend a ready ear, they will bring an understanding heart, they will deem these doctrines that which should be learnt by heart, which should be mastered. Thus it is, monks, that the Suttantas uttered by the Tath</text:span><text:span text:style-name="T6">ā</text:span><text:span text:style-name="T1">gata, deep, deep in meaning, not of the world, dealing with the void, will disappear.</text:span></text:p>
      <text:p text:style-name="P78"><text:span text:style-name="T1">Wherefore, monks, you are thus to train yourselves:-- To these very Suttantas will we listen, will we give a ready ear, to these will we bring an understanding heart. And we will deem these doctrines that which should be learnt by heart, and mastered:-- even thus.</text:span></text:p>
      <text:p text:style-name="P80"/>
      <text:p text:style-name="P78"><text:span text:style-name="T1">The Buddha</text:span><text:span text:style-name="T2">’</text:span><text:span text:style-name="T1">s teachings will disappear by wrong understanding of them and by wrong practice. Today we are fortunate that we still have access to the teachings. Therefore, we should not neglect to study them and to put them into practice. </text:span></text:p>
      <text:p text:style-name="P77"><text:span text:style-name="T1">***********</text:span></text:p>
      <text:p text:style-name="P77"><text:span text:style-name="T5"><text:s text:c="3"/>Chapter 2</text:span></text:p>
      <text:p text:style-name="P81"/>
      <text:p text:style-name="P77"><text:span text:style-name="T1">The Long Road towards Clear Understanding</text:span></text:p>
      <text:p text:style-name="P81"/>
      <text:p text:style-name="P78"><text:span text:style-name="T1">The Buddha had at his enlightenment penetrated the four noble Truths. He had become a Fully Enlightened One who could teach the truth to others and show them the Path leading to the eradication of defilements. In the scriptures we read about countless monks, nuns and laypeople, who listened to the Buddha and also penetrated the four noble Truths. They could do so because they had already during innumerable lives accumulated right understanding of all realities appearing through the six doors. We read time and again in the scriptures that the Buddha explained about the objects which are experienced through eyes, ears, nose, tongue, body and mind. We read, for example, in the </text:span><text:span text:style-name="T2">“</text:span><text:span text:style-name="T1">Kindred Sayings</text:span><text:span text:style-name="T2">” (V, Mah</text:span><text:span text:style-name="T6">ā</text:span><text:span text:style-name="T1">-vagga, Book XII, Kindred Sayings about the Truths, Ch II, 4, Sphere of Sense) that the Buddha said:</text:span></text:p>
      <text:p text:style-name="P80"><text:soft-page-break/></text:p>
      <text:p text:style-name="P78"><text:span text:style-name="T1">Monks, there are these four ariyan truths. What four? The ariyan truth about dukkha, that about the arising of dukkha, that about the ceasing of dukkha, and the ariyan truth about the practice that leads to the ceasing of dukkha.</text:span></text:p>
      <text:p text:style-name="P78"><text:span text:style-name="T1">And what, monks, is the ariyan truth about dukkha?</text:span></text:p>
      <text:p text:style-name="P78"><text:span text:style-name="T1">Dukkha, it should be said, is the six personal spheres of sense. What six? </text:span></text:p>
      <text:p text:style-name="P78"><text:span text:style-name="T1">The sense-sphere of the eye, of the ear, the nose, the tongue, the body, the mind. This, monks, is called </text:span><text:span text:style-name="T2">“</text:span><text:span text:style-name="T1">the ariyan truth about dukkha.</text:span><text:span text:style-name="T2">”</text:span></text:p>
      <text:p text:style-name="P78"><text:span text:style-name="T1">And what, monks, is the ariyan truth about the arising of dukkha?</text:span></text:p>
      <text:p text:style-name="P78"><text:span text:style-name="T1">It is that craving that leads back to rebirth, along with the lure and the lust that linger longingly now here, now there: namely, the craving for sensual delight, the craving to be born again, the craving for existence to end. This is the ariyan truth about the arising of dukkha.</text:span></text:p>
      <text:p text:style-name="P78"><text:span text:style-name="T1">And what, monks, is the ariyan truth about the ceasing of dukkha?</text:span></text:p>
      <text:p text:style-name="P78"><text:span text:style-name="T1">Verily it is the utter passionless cessation of, the giving up, the forsaking, the release from, the absence of longing for this craving. This is the ariyan truth about the ceasing of dukkha. </text:span></text:p>
      <text:p text:style-name="P78"><text:span text:style-name="T1">And what, monks, is the ariyan truth about the practice that leads to the ceasing of dukkha? </text:span></text:p>
      <text:p text:style-name="P78"><text:span text:style-name="T1">Verily it is this ariyan eightfold way, to wit: right view, right thinking, right speech, right action, right livelihood, right effort, right mindfulness, right concentration. This is the ariyan truth about the practice that leads to the ceasing of dukkha. </text:span></text:p>
      <text:p text:style-name="P78"><text:span text:style-name="T1">These, monks, are the four ariyan truths. Wherefore, an effort must be made to realize: This is dukkha. This is the arising of dukkha. This is the ceasing of dukkha. This is the practice that leads to the ceasing of dukkha.</text:span></text:p>
      <text:p text:style-name="P80"/>
      <text:p text:style-name="P78"><text:soft-page-break/><text:span text:style-name="T2">“</text:span><text:span text:style-name="T1">Sphere of sense</text:span><text:span text:style-name="T2">” </text:span><text:span text:style-name="T1">is the translation of the P</text:span><text:span text:style-name="T6">ā</text:span><text:span text:style-name="T1">li term </text:span><text:span text:style-name="T2">“āyatana”</text:span><text:span text:style-name="T1">. We read in the </text:span><text:span text:style-name="T2">“</text:span><text:span text:style-name="T1">Book of Analysis</text:span><text:span text:style-name="T2">” (Vibha</text:span><text:span text:style-name="T7">ṅ</text:span><text:span text:style-name="T1">ga), the second book of the Abhidhamma </text:span><text:span text:style-name="T1"><text:note text:id="ftn10" text:note-class="footnote"><text:note-citation>10</text:note-citation><text:note-body><text:p text:style-name="P11"><text:span text:style-name="T17"/><text:span text:style-name="T19"> </text:span><text:span text:style-name="T9">This book can be read together with its <text:s/>commentary, the </text:span><text:span text:style-name="T11">“</text:span><text:span text:style-name="T9">Sammohavinodan</text:span><text:span text:style-name="T11">ī”</text:span><text:span text:style-name="T9">, attributed to Buddhaghosa and translated as </text:span><text:span text:style-name="T11">“</text:span><text:span text:style-name="T9">The Dispeller of Delusion</text:span><text:span text:style-name="T11">”</text:span><text:span text:style-name="T9">, in two volumes. The commentary is most helpful for the understanding of the Abhidhamma, that is, the understanding of one</text:span><text:span text:style-name="T11">’</text:span><text:span text:style-name="T9">s own life. Buddhaghosa illustrates the meaning of the realities taught in the </text:span><text:span text:style-name="T11">“</text:span><text:span text:style-name="T9">Book of Analysis</text:span><text:span text:style-name="T11">” </text:span><text:span text:style-name="T9">in a lively way with examples from daily life. <text:s text:c="6"/></text:span></text:p></text:note-body></text:note></text:span><text:span text:style-name="T18"> </text:span><text:span text:style-name="T4">, in Chapter 3, </text:span><text:span text:style-name="T2">“</text:span><text:span text:style-name="T1">Analysis of the Bases</text:span><text:span text:style-name="T2">”</text:span><text:span text:style-name="T1">, about the twelve </text:span><text:span text:style-name="T6">ā</text:span><text:span text:style-name="T1">yatanas, here translated as </text:span><text:span text:style-name="T2">“</text:span><text:span text:style-name="T1">bases</text:span><text:span text:style-name="T2">”</text:span><text:span text:style-name="T1">. They are: the eye, the ear, the nose, the tongue, the body, the mind, visible object, sound, odour, flavour, tangible object and mind-object. The </text:span><text:span text:style-name="T6">ā</text:span><text:span text:style-name="T1">yatana of the mind includes all cittas. Thus, n</text:span><text:span text:style-name="T6">ā</text:span><text:span text:style-name="T1">ma and r</text:span><text:span text:style-name="T2">ū</text:span><text:span text:style-name="T1">pa can be classified in several ways and the classification by way of </text:span><text:span text:style-name="T6">ā</text:span><text:span text:style-name="T1">yatanas is one of them. In this section of the </text:span><text:span text:style-name="T2">“</text:span><text:span text:style-name="T1">Book of Analysis</text:span><text:span text:style-name="T2">”</text:span><text:span text:style-name="T7">, in </text:span><text:span text:style-name="T2">§ 1, “</text:span><text:span text:style-name="T1">Analysis according to the Discourses</text:span><text:span text:style-name="T2">”</text:span><text:span text:style-name="T1">, it is said of each of the bases that it is </text:span><text:span text:style-name="T2">“</text:span><text:span text:style-name="T1">impermanent, dukkha, non-self, a changeable thing</text:span><text:span text:style-name="T2">”</text:span><text:span text:style-name="T1">. This is a reminder that the </text:span><text:span text:style-name="T6">ā</text:span><text:span text:style-name="T1">yatanas are objects of insight, otherwise their true nature cannot be penetrated. Here we see again that the Abhidhamma points to the goal, the development of right understanding. </text:span></text:p>
      <text:p text:style-name="P78"><text:span text:style-name="T1">Some people find it monotonous that in the scriptures it has been stressed again and again that the realities appearing through the six doors should be understood. There are no other realities besides those which appear one at a time through the sense-doors and the mind-door. The Buddha repeatedly spoke about those realities for fortyfive years so that people would begin to be mindful of them. We know that seeing is different from hearing, but when they actually appear we are ignorant of them. Citta arises and falls away very quickly; it seems that seeing and hearing occur at the same time, but in reality this is impossible. There can only be one citta at a time which experiences one object. The Buddha taught again and again about the realities appearing through the six doors in order to remind us of them; we are most of the time forgetful of them when they appear. We are absorbed in thinking of what we saw or heard, of concepts which are not real in the absolute sense, instead of developing understanding of absolute realities such as seeing, hearing or thinking. <text:s/></text:span></text:p>
      <text:p text:style-name="P78"><text:soft-page-break/><text:span text:style-name="T1">We read in the above-quoted sutta about craving which is the second noble Truth. Craving for all the objects we experience arises time and again because it has been accumulated. We are not only attached to visible object, sound and the other sense-objects we experience, but also to seeing, hearing and the experiences through the other doors. We read in the sutta about a threefold craving: craving for sensual delight (k</text:span><text:span text:style-name="T6">ā</text:span><text:span text:style-name="T2">ma-ta</text:span><text:span text:style-name="T7">ṇ</text:span><text:span text:style-name="T2">h</text:span><text:span text:style-name="T6">ā</text:span><text:span text:style-name="T1">), for becoming (bhava-ta</text:span><text:span text:style-name="T7">ṇ</text:span><text:span text:style-name="T2">h</text:span><text:span text:style-name="T6">ā</text:span><text:span text:style-name="T1">) and for non-becoming (vibhava-ta</text:span><text:span text:style-name="T7">ṇ</text:span><text:span text:style-name="T2">h</text:span><text:span text:style-name="T6">ā</text:span><text:span text:style-name="T2">) </text:span><text:span text:style-name="T2"><text:note text:id="ftn11" text:note-class="footnote"><text:note-citation>11</text:note-citation><text:note-body><text:p text:style-name="P12"><text:span text:style-name="T17"/><text:span text:style-name="T19"> </text:span><text:span text:style-name="T9">These three are often mentioned in the scriptures. See also, for example, the </text:span><text:span text:style-name="T11">“</text:span><text:span text:style-name="T9">Book of Analysis</text:span><text:span text:style-name="T11">”, Ch 4, § </text:span><text:span text:style-name="T9">2, the Truth of the Cause.</text:span></text:p></text:note-body></text:note></text:span><text:span text:style-name="T1">. Even when someone is not attached to sense-pleasures he may be attached to jh</text:span><text:span text:style-name="T6">ā</text:span><text:span text:style-name="T1">na or absorption concentration and rebirth in higher planes of existence which is the result of jh</text:span><text:span text:style-name="T6">ā</text:span><text:span text:style-name="T1">na. Then there is craving for becoming. This kind of craving may be without wrong view or with wrong view. When it is accompanied by wrong view it is clinging to eternity-belief, the belief in the existence of a persisting personality. The craving for non-becoming is always accompanied by wrong view, it is clinging to annihilation, the belief that there is annihilation at death. </text:span></text:p>
      <text:p text:style-name="P78"><text:span text:style-name="T1">So long as there is any form of clinging there are conditions for the continuation of the cycle of birth and death and thus there will be dukkha. The sutta exhorts us to develop the eightfold Path since this leads to the end of dukkha. Before the truth of dukkha can be realized right understanding of n</text:span><text:span text:style-name="T6">ā</text:span><text:span text:style-name="T1">ma and r</text:span><text:span text:style-name="T2">ū</text:span><text:span text:style-name="T1">pa has to be developed stage by stage, and this is an endlessly long process. Also the Buddha had to accumulate understanding very gradually during his lives as a Bodhisatta before he could realize the four noble Truths. We read in the </text:span><text:span text:style-name="T2">“</text:span><text:span text:style-name="T1">Gradual Sayings</text:span><text:span text:style-name="T2">” </text:span><text:span text:style-name="T1">(I, Book of the Threes, Ch XI, Enlightenment, <text:s text:c="2"/></text:span><text:span text:style-name="T2">§ </text:span><text:span text:style-name="T1">101, Before) that the Buddha said:</text:span></text:p>
      <text:p text:style-name="P80"/>
      <text:p text:style-name="P78"><text:span text:style-name="T1">Before my enlightenment, monks, when I was yet but a Bodhisat, this occurred to me: What, I wonder, is the satisfaction in the world, what is the misery in the world, what is the escape therefrom?</text:span></text:p>
      <text:p text:style-name="P78"><text:span text:style-name="T1">Then, monks, this occurred to me: That condition in the world owing to which pleasure arises, owing to which arises happiness,- that is the satisfaction in the world. That impermanence, that suffering, that changeability in the world,- that is the misery in the world. That restraint, that riddance of desire and passion in the world,- that is the escape therefrom.</text:span></text:p>
      <text:p text:style-name="P78"><text:soft-page-break/><text:span text:style-name="T1">So long, monks, as I did not thoroughly comprehend, as it really is, the satisfaction in the world as such, the misery in the world as such, the escape therefrom as such, so long did I not discern the meaning of being enlightened with perfect enlightenment unsurpassed in the world with it devas, its M</text:span><text:span text:style-name="T6">ā</text:span><text:span text:style-name="T1">ras and Brahm</text:span><text:span text:style-name="T6">ā</text:span><text:span text:style-name="T1">s, together with the host of recluses and br</text:span><text:span text:style-name="T6">ā</text:span><text:span text:style-name="T1">hmins, of devas and mankind. But, monks, when I fully comprehended, as it really is, the satisfaction in the world as such, the misery in the world as such, the escape therefrom as such,- then did I discern the meaning of being enlightened in the world... Then did knowledge and insight arise in me, thus: Sure is my heart</text:span><text:span text:style-name="T2">’</text:span><text:span text:style-name="T1">s release. This is my last birth. Now is there no more becoming again.</text:span></text:p>
      <text:p text:style-name="P78"><text:span text:style-name="T1">Seeking satisfaction in the world, monks, I had pursued my way. That satisfaction in the world I found. In so far as satisfaction existed in the world, by insight I saw it well. Seeking for the misery in the world, monks, I had pursued my way. That misery in the world I found. In so far as misery existed in the world, by insight I saw it well. Seeking for the escape from the world, monks, I had pursued my way. That escape from the world I found. In so far as escape from the world existed, by insight I saw it well....</text:span></text:p>
      <text:p text:style-name="P80"/>
      <text:p text:style-name="P78"><text:span text:style-name="T1">With regard to the words, </text:span><text:span text:style-name="T2">“</text:span><text:span text:style-name="T1">Seeking satisfaction in the world, monks, I had pursued my way</text:span><text:span text:style-name="T2">”</text:span><text:span text:style-name="T1">, the commentary to this sutta (the Manorathap</text:span><text:span text:style-name="T2">ūra</text:span><text:span text:style-name="T7">ṇī</text:span><text:span text:style-name="T1">) states: </text:span><text:span text:style-name="T2">“</text:span><text:span text:style-name="T1">Ever since the time when he was the br</text:span><text:span text:style-name="T6">ā</text:span><text:span text:style-name="T2">hmin Sumedha.” </text:span><text:span text:style-name="T1">Aeons and aeons ago the Buddha was born as the brahmin prince Sumedha. During that life he made the resolve to become a Buddha in the future. We read in the above quoted sutta, </text:span><text:span text:style-name="T2">“</text:span><text:span text:style-name="T1">That satisfaction in the world I found. In so far as satisfaction existed in the world, by insight I saw it well.</text:span><text:span text:style-name="T2">” </text:span><text:span text:style-name="T1">The Buddha had to develop as a Bodhisatta right understanding of all realities, also of his defilements. He did not avoid being aware of sense-pleasures. </text:span></text:p>
      <text:p text:style-name="P78"><text:span text:style-name="T1">We read in the </text:span><text:span text:style-name="T2">“</text:span><text:span text:style-name="T1">Chronicle of the Buddhas</text:span><text:span text:style-name="T2">”</text:span><text:span text:style-name="T1">(II A, Account of Sumedha, Khuddaka Nik</text:span><text:span text:style-name="T6">ā</text:span><text:span text:style-name="T2">ya, Buddhavaṃ</text:span><text:span text:style-name="T1">sa, translated in </text:span><text:span text:style-name="T2">“</text:span><text:span text:style-name="T1">The Minor Anthologies of the P</text:span><text:span text:style-name="T6">ā</text:span><text:span text:style-name="T1">li Canon, Part III) that Sumedha who lived in great luxury, decided to retire from worldly life in order to seek the way to the end of the cycle of birth and death. We read (vs. 7- 10):</text:span></text:p>
      <text:p text:style-name="P80"/>
      <text:p text:style-name="P78"><text:span text:style-name="T1">Sitting in seclusion I thought thus then: </text:span><text:span text:style-name="T2">“</text:span><text:span text:style-name="T1">Again-becoming is dukkha, also the breaking up of the physical frame. </text:span></text:p>
      <text:p text:style-name="P78"><text:span text:style-name="T1">Liable to birth, liable to ageing, liable to disease am I then; I will seek the peace that is unageing, undying, secure. </text:span></text:p>
      <text:p text:style-name="P78"><text:soft-page-break/><text:span text:style-name="T1">Suppose I, casting aside this putrid body filled with various ordures, should go indifferent, unconcerned?</text:span></text:p>
      <text:p text:style-name="P78"><text:span text:style-name="T1">There is, there must be that Way; it is impossible for it not to be. I shall seek that Way for the utter release from becoming....</text:span></text:p>
      <text:p text:style-name="P80"/>
      <text:p text:style-name="P78"><text:span text:style-name="T1">When he saw people clearing a way for the Buddha D</text:span><text:span text:style-name="T2">īpa</text:span><text:span text:style-name="T7">ṅ</text:span><text:span text:style-name="T1">kara he also helped clearing a section of the road. We read (vs. 52-57):</text:span></text:p>
      <text:p text:style-name="P80"/>
      <text:p text:style-name="P80"/>
      <text:p text:style-name="P78"><text:span text:style-name="T1">Loosening my hair, spreading my bark-garments and piece of hide there in the mire, I lay down prone.</text:span></text:p>
      <text:p text:style-name="P78"><text:span text:style-name="T2">“</text:span><text:span text:style-name="T1">Let the Buddha go treading on me with his disciples. Do not let him tread in the mire- it will be for my welfare.</text:span><text:span text:style-name="T2">”</text:span></text:p>
      <text:p text:style-name="P78"><text:span text:style-name="T1">While I was lying on the earth it was thus in my mind: If I so wished I could burn up my defilements today.</text:span></text:p>
      <text:p text:style-name="P78"><text:span text:style-name="T1">What is the use while I (remain) unknown of realizing dhamma here? Having reached omniscience, I will become a Buddha in the world with the devas.</text:span></text:p>
      <text:p text:style-name="P78"><text:span text:style-name="T1">What is the use of my crossing over alone, being a man aware of my strength? Having reached omniscience, I will cause the world together with the devas to cross over.</text:span></text:p>
      <text:p text:style-name="P78"><text:span text:style-name="T1">By this act of merit of mine towards the supreme among men I will reach omniscience, I will cause many people to cross over.</text:span></text:p>
      <text:p text:style-name="P78"><text:span text:style-name="T1">Cutting through the stream of saṁ</text:span><text:span text:style-name="T2">s</text:span><text:span text:style-name="T6">ā</text:span><text:span text:style-name="T2">ra </text:span><text:span text:style-name="T2"><text:note text:id="ftn12" text:note-class="footnote"><text:note-citation>12</text:note-citation><text:note-body><text:p text:style-name="P13"><text:span text:style-name="T17"/><text:span text:style-name="T19"> </text:span><text:span text:style-name="T9">The cycle of birth and death. </text:span></text:p></text:note-body></text:note></text:span><text:span text:style-name="T1">, shattering the three becomings </text:span><text:span text:style-name="T1"><text:note text:id="ftn13" text:note-class="footnote"><text:note-citation>13</text:note-citation><text:note-body><text:p text:style-name="P14"><text:span text:style-name="T17"/><text:span text:style-name="T19"> </text:span><text:span text:style-name="T9">In the sensuous planes of existence, the fine-material planes of existence (result of r</text:span><text:span text:style-name="T11">ūpa-jh</text:span><text:span text:style-name="T10">ā</text:span><text:span text:style-name="T9">nas) and the immaterial planes of existence (result of ar</text:span><text:span text:style-name="T11">ūpa-jh</text:span><text:span text:style-name="T10">ā</text:span><text:span text:style-name="T11">nas). <text:s/></text:span></text:p></text:note-body></text:note></text:span><text:span text:style-name="T1">, embarking in the ship of Dhamma </text:span><text:span text:style-name="T1"><text:note text:id="ftn14" text:note-class="footnote"><text:note-citation>14</text:note-citation><text:note-body><text:p text:style-name="P15"><text:span text:style-name="T17"/><text:span text:style-name="T19"> </text:span><text:span text:style-name="T9">The eightfold Path. </text:span></text:p></text:note-body></text:note></text:span><text:span text:style-name="T1">, I will cause the world with the devas to cross over....</text:span></text:p>
      <text:p text:style-name="P80"/>
      <text:p text:style-name="P78"><text:soft-page-break/><text:span text:style-name="T1">The Buddha D</text:span><text:span text:style-name="T2">īpa</text:span><text:span text:style-name="T7">ṇ</text:span><text:span text:style-name="T1">kara declared Sumedha to be a future Buddha. Sumedha reflected on the ten perfections </text:span><text:span text:style-name="T1"><text:note text:id="ftn15" text:note-class="footnote"><text:note-citation>15</text:note-citation><text:note-body><text:p text:style-name="P16"><text:span text:style-name="T17"/><text:span text:style-name="T19"> </text:span><text:span text:style-name="T14">See Vol. I, Ch 8.</text:span></text:p></text:note-body></text:note></text:span><text:span text:style-name="T1"> he had to accumulate from life to life. He renewed his resolution to become a Buddha many times during the lives he met other Buddhas who came after the Buddha D</text:span><text:span text:style-name="T2">īpa</text:span><text:span text:style-name="T7">ṇ</text:span><text:span text:style-name="T1">kara. He had to listen to the Dhamma preached by them, <text:s/>he had to consider carefully what he heard and he had to be aware of n</text:span><text:span text:style-name="T6">ā</text:span><text:span text:style-name="T1">ma and r</text:span><text:span text:style-name="T2">ū</text:span><text:span text:style-name="T1">pa over and over again. </text:span></text:p>
      <text:p text:style-name="P78"><text:span text:style-name="T1">When we read about the Bodhisatta who had to accumulate right understanding from life to life, we can be reminded that we cannot expect to realize the four noble Truths within a short time. It is difficult to penetrate the truth that all conditioned n</text:span><text:span text:style-name="T6">ā</text:span><text:span text:style-name="T1">mas and r</text:span><text:span text:style-name="T2">ū</text:span><text:span text:style-name="T1">pas are arising and falling away and that they are thus dukkha. Just a moment ago sound impinged on the earsense, but it is already gone. Seeing, hearing, hardness appear, but they disappear immediately. <text:s text:c="2"/>Thinking about the impermanence of realities is not the same as realizing their arising and falling away as they appear one at a time. Before paññā reaches the stage of insight which is the direct experience of the arising and falling away of n</text:span><text:span text:style-name="T6">ā</text:span><text:span text:style-name="T1">ma and r</text:span><text:span text:style-name="T2">ū</text:span><text:span text:style-name="T1">pa, their different characteristics <text:s/>have to be distinguished. There must be awareness of r</text:span><text:span text:style-name="T2">ū</text:span><text:span text:style-name="T1">pa which appears as r</text:span><text:span text:style-name="T2">ū</text:span><text:span text:style-name="T1">pa, and awareness of n</text:span><text:span text:style-name="T6">ā</text:span><text:span text:style-name="T1">ma which appears as n</text:span><text:span text:style-name="T6">ā</text:span><text:span text:style-name="T1">ma. So long as one confuses their different characteristics one will keep on taking them for self.</text:span></text:p>
      <text:p text:style-name="P78"><text:span text:style-name="T1">In the </text:span><text:span text:style-name="T2">“</text:span><text:span text:style-name="T1">Discourse on the Sixfold Cleansing</text:span><text:span text:style-name="T2">”</text:span><text:span text:style-name="T1">(Middle Length Sayings III, 112) the Buddha speaks about a monk who declares </text:span><text:span text:style-name="T2">“</text:span><text:span text:style-name="T1">profound knowledge</text:span><text:span text:style-name="T2">”</text:span><text:span text:style-name="T1">, who states that he has reached the end of birth, thus, that he is an arahat. The Buddha said that he might be questioned about his understanding so that one knows whether he speaks the truth. In this sutta we read about all realities appearing through the six doors which are the objects of right understanding, no matter whether someone is a beginner on the Path or an arahat. </text:span></text:p>
      <text:p text:style-name="P78"><text:span text:style-name="T1">We read that the Buddha said to the monks that one may ask the monk who states that he is an arahat the following question:</text:span></text:p>
      <text:p text:style-name="P80"/>
      <text:p text:style-name="P78"><text:span text:style-name="T1">Your reverence, these four modes of statement have been rightly pointed out by that Lord who knows and sees, perfected one, fully Self-Awakened One. What four? That which when seen is spoken of as seen, that which when heard is spoken of as heard, that which when sensed </text:span><text:soft-page-break/><text:span text:style-name="T1">is spoken of as sensed, that which when cognised is spoken of as cognised </text:span><text:span text:style-name="T1"><text:note text:id="ftn16" text:note-class="footnote"><text:note-citation>16</text:note-citation><text:note-body><text:p text:style-name="P17"><text:span text:style-name="T17"/><text:span text:style-name="T19"> </text:span><text:span text:style-name="T9">As to the term </text:span><text:span text:style-name="T11">“</text:span><text:span text:style-name="T9">sensed</text:span><text:span text:style-name="T11">”</text:span><text:span text:style-name="T13">, in P</text:span><text:span text:style-name="T10">ā</text:span><text:span text:style-name="T13">li: muta</text:span><text:span text:style-name="T11">ṃ</text:span><text:span text:style-name="T9">, we read in the </text:span><text:span text:style-name="T11">“Dhammasanga</text:span><text:span text:style-name="T13">ṇ</text:span><text:span text:style-name="T11">i”</text:span><text:span text:style-name="T9">(Book II, Ch IV, </text:span><text:span text:style-name="T11">§ </text:span><text:span text:style-name="T9">961) that odour, taste and tangible object are r</text:span><text:span text:style-name="T11">ū</text:span><text:span text:style-name="T9">pas which are </text:span><text:span text:style-name="T11">“</text:span><text:span text:style-name="T9">sensed</text:span><text:span text:style-name="T11">”</text:span><text:span text:style-name="T9">. As to the term </text:span><text:span text:style-name="T11">“</text:span><text:span text:style-name="T9">cognized</text:span><text:span text:style-name="T11">”</text:span><text:span text:style-name="T9">, this means: known through the mind-door. By way of the </text:span><text:span text:style-name="T11">“</text:span><text:span text:style-name="T9">four modes of statement</text:span><text:span text:style-name="T11">” </text:span><text:span text:style-name="T9">it is explained that all realities have to be known as they are. Seeing and the object which is seen, hearing and the object which is heard, all realities have to be clearly understood. <text:s/></text:span></text:p></text:note-body></text:note></text:span><text:span text:style-name="T2"> . </text:span></text:p>
      <text:p text:style-name="P80"/>
      <text:p text:style-name="P78"><text:span text:style-name="T1">The Buddha said that the monk might be questioned as to what he knows and sees in respect to these </text:span><text:span text:style-name="T2">“</text:span><text:span text:style-name="T1">four modes of statement</text:span><text:span text:style-name="T2">”</text:span><text:span text:style-name="T1">, so that he can say that he is freed from the </text:span><text:span text:style-name="T2">“</text:span><text:span text:style-name="T4">cankers</text:span><text:span text:style-name="T2">” </text:span><text:span text:style-name="T1">with no grasping remaining. We read that that monk would be in accordance with dhamma were he to say:</text:span></text:p>
      <text:p text:style-name="P80"/>
      <text:p text:style-name="P78"><text:span text:style-name="T2">“</text:span><text:span text:style-name="T1">I, your reverences, not feeling attracted to things seen... heard... sensed... cognised, not feeling repelled by them, independent, not infatuated, freed, released, dwell with a mind that is unconfined. So, your reverences, as I know thus, see thus in repect of these four modes of statement, I can say that my mind is freed from the cankers with no grasping (remaining).</text:span><text:span text:style-name="T2">”</text:span></text:p>
      <text:p text:style-name="P80"/>
      <text:p text:style-name="P78"><text:span text:style-name="T1">The Buddha said that the monks should rejoice in that monk</text:span><text:span text:style-name="T2">’</text:span><text:span text:style-name="T1">s words and approve of them. Then a further question might be asked and this concerns his knowledge of the five khandhas or aggregates, here referred to as the </text:span><text:span text:style-name="T2">“</text:span><text:span text:style-name="T1">groups of grasping</text:span><text:span text:style-name="T2">”</text:span><text:span text:style-name="T2"><text:note text:id="ftn17" text:note-class="footnote"><text:note-citation>17</text:note-citation><text:note-body><text:p text:style-name="P18"><text:span text:style-name="T17"/><text:span text:style-name="T19"> </text:span><text:span text:style-name="T9">As explained in Vol. I, Ch 2, all conditioned n</text:span><text:span text:style-name="T10">ā</text:span><text:span text:style-name="T9">mas and r</text:span><text:span text:style-name="T11">ū</text:span><text:span text:style-name="T9">pas have been classified as five khandhas. </text:span></text:p></text:note-body></text:note></text:span><text:span text:style-name="T1">. We read that that monk would be in accordance with dhamma were he to say:</text:span></text:p>
      <text:p text:style-name="P80"/>
      <text:p text:style-name="P78"><text:span text:style-name="T2">“</text:span><text:span text:style-name="T1">I, your reverences, having known that material shape (r</text:span><text:span text:style-name="T2">ū</text:span><text:span text:style-name="T1">pa)... feeling... perception(saññā) ... the habitual tendencies (sa</text:span><text:span text:style-name="T7">ṇ</text:span><text:span text:style-name="T2">kh</text:span><text:span text:style-name="T6">ā</text:span><text:span text:style-name="T1">rakkhandha, all cetasikas other than feeling and perception) ... consciousness, is of little strength, fading away, comfortless; by the destruction, fading away, stopping, giving up and casting out of grasping after and hankering after material shape... feeling... perception... the habitual tendencies... consciousness which are mental dogmas, biases and tendencies, I comprehend that my mind is freed....</text:span><text:span text:style-name="T2">”</text:span></text:p>
      <text:p text:style-name="P80"/>
      <text:p text:style-name="P78"><text:soft-page-break/><text:span text:style-name="T1">We then read that the person who declares himself to be an arahat might be questioned about the six elements of extension (or solidity), cohesion, radiation (temperature, appearing as heat or cold), <text:s text:c="5"/>motion </text:span><text:span text:style-name="T1"><text:note text:id="ftn18" text:note-class="footnote"><text:note-citation>18</text:note-citation><text:note-body><text:p text:style-name="P19"><text:span text:style-name="T17"/><text:span text:style-name="T19"> </text:span><text:span text:style-name="T9">These are the four </text:span><text:span text:style-name="T11">“</text:span><text:span text:style-name="T15">principle r</text:span><text:span text:style-name="T11">ū</text:span><text:span text:style-name="T15">pas</text:span><text:span text:style-name="T11">” or “</text:span><text:span text:style-name="T9">Great Elements</text:span><text:span text:style-name="T11">”</text:span><text:span text:style-name="T9">. Three of them can be experienced by touch, namely, solidity, heat and motion. Cohesion cannot be experienced by touch. R</text:span><text:span text:style-name="T11">ū</text:span><text:span text:style-name="T9">pas do not arise singly, they arise in groups of different compositions. Each group consists of the four principle r</text:span><text:span text:style-name="T11">ū</text:span><text:span text:style-name="T9">pas and in addition several other r</text:span><text:span text:style-name="T11">ū</text:span><text:span text:style-name="T12">pas. </text:span></text:p></text:note-body></text:note></text:span><text:span text:style-name="T1">, space</text:span><text:span text:style-name="T1"><text:note text:id="ftn19" text:note-class="footnote"><text:note-citation>19</text:note-citation><text:note-body><text:p text:style-name="P20"><text:span text:style-name="T17"/><text:span text:style-name="T19"> </text:span><text:span text:style-name="T9">The r</text:span><text:span text:style-name="T11">ū</text:span><text:span text:style-name="T9">pa which is space, in P</text:span><text:span text:style-name="T10">ā</text:span><text:span text:style-name="T13">li: </text:span><text:span text:style-name="T10">ā</text:span><text:span text:style-name="T11">k</text:span><text:span text:style-name="T10">ā</text:span><text:span text:style-name="T9">sa, separates the different groups of r</text:span><text:span text:style-name="T11">ū</text:span><text:span text:style-name="T9">pas from each other. <text:s text:c="2"/></text:span></text:p></text:note-body></text:note></text:span><text:span text:style-name="T1"> and consciousness </text:span><text:span text:style-name="T1"><text:note text:id="ftn20" text:note-class="footnote"><text:note-citation>20</text:note-citation><text:note-body><text:p text:style-name="P21"><text:span text:style-name="T17"/><text:span text:style-name="T19"> </text:span><text:span text:style-name="T9">Including all cittas. Apart from the classification of realities by way of six elements there are other ways of classifying realities as elements. </text:span></text:p></text:note-body></text:note></text:span><text:span text:style-name="T1">. Further on we read that the monk who declares himself to be an arahat might be questioned about his understanding of the twelve </text:span><text:span text:style-name="T6">ā</text:span><text:span text:style-name="T1">yatanas, sense-fields. After that we read that he might be questioned about the tendency to pride. Pride or conceit is eradicated at the attainment of the fourth stage of enlightenment, the stage of the arahat. It cannot be eradicated at the attainment of the first three stages of enlightenment. </text:span></text:p>
      <text:p text:style-name="P78"><text:span text:style-name="T1">We then read about the monk</text:span><text:span text:style-name="T2">’</text:span><text:span text:style-name="T1">s life of non-violence and fewness of wishes, and of his observance of purity of s</text:span><text:span text:style-name="T2">ī</text:span><text:span text:style-name="T1">la, his moral conduct in speech and deeds. We read about his </text:span><text:span text:style-name="T2">“</text:span><text:span text:style-name="T1">guarding of the six doors</text:span><text:span text:style-name="T2">” </text:span><text:span text:style-name="T1">through mindfulness:</text:span></text:p>
      <text:p text:style-name="P80"/>
      <text:p text:style-name="P78"><text:span text:style-name="T1">If I saw visible object with the eye I was not entranced by the general appearance, I was not entranced by the detail. If I dwelt with this organ of sight uncontrolled, covetousness and dejection, evil unskilled states, might flow in. So I fared along controlling it, I guarded the organ of sight, I achieved control over it...</text:span></text:p>
      <text:p text:style-name="P80"/>
      <text:p text:style-name="P78"><text:soft-page-break/><text:span text:style-name="T1">The same is said with regard to the other doorways. There is no self who can control the sense-doors, but at the moment of awareness there is no akusala citta on account of the objects presenting themselves. Further on we read about the monk</text:span><text:span text:style-name="T2">’</text:span><text:span text:style-name="T1">s mindfulness in any situation, no matter what he is doing or what his posture is: walking, standing, sitting or lying down. We read, </text:span><text:span text:style-name="T2">“</text:span><text:span text:style-name="T1">I was one who comported myself properly</text:span><text:span text:style-name="T2">”</text:span><text:span text:style-name="T1">, and this refers to mindfulness and right understanding of realities which appear. We then read about his attainment of the </text:span><text:span text:style-name="T2">“</text:span><text:span text:style-name="T1">four meditations</text:span><text:span text:style-name="T2">”</text:span><text:span text:style-name="T1">, namely the four stages of r</text:span><text:span text:style-name="T2">ūpa- jh</text:span><text:span text:style-name="T6">ā</text:span><text:span text:style-name="T1">na, fine-material absorption. Only the person who has accumulations for the attainment of jh</text:span><text:span text:style-name="T6">ā</text:span><text:span text:style-name="T1">na can attain it, but he should not take his attainment for self, he should not cling to jh</text:span><text:span text:style-name="T6">ā</text:span><text:span text:style-name="T1">na. The attainment of jh</text:span><text:span text:style-name="T6">ā</text:span><text:span text:style-name="T1">na is not a necessary condition for the development of vipassan</text:span><text:span text:style-name="T2">ā </text:span><text:span text:style-name="T1">and enlightenment. Further on we read that the monk said:</text:span></text:p>
      <text:p text:style-name="P80"/>
      <text:p text:style-name="P78"><text:span text:style-name="T2">“</text:span><text:span text:style-name="T1">Thus with the mind composed, quite purified, quite clarified, without blemish, without defilement, grown soft and workable, stable, immovable, I directed my mind to the knowledge of the destruction of the cankers. I understood as it really is: This is dukkha... this the arising of dukkha... this the stopping of dukkha... this the course leading to the stopping of dukkha. I understood as it really is: These are the cankers... this is the arising of the cankers... this the stopping of the cankers... this the course leading to the stopping of the cankers. When I knew and saw this thus, my mind was freed from the canker of the sense-pleasures and my mind was freed from the canker of becoming and my mind was freed from the canker of ignorance. In freedom the knowledge came to be that I was freed and I comprehended: Destroyed is birth, brought to a close the Brahma-faring, done is what was to be done, there is no more of being such or so. So, your reverences, as I know thus, see thus, in respect of this consciousness-informed body and all external phenomena, I can say that my tendency to pride that </text:span><text:span text:style-name="T2">‘</text:span><text:span text:style-name="T1">I am the doer, mine is the doer</text:span><text:span text:style-name="T2">’ </text:span><text:span text:style-name="T1">has been properly extirpated</text:span><text:span text:style-name="T2">”....</text:span></text:p>
      <text:p text:style-name="P80"/>
      <text:p text:style-name="P78"><text:span text:style-name="T1">This sutta reminds us of the conditions which are necessary for the attainment of enlightenment. The objects of which right understanding is to be developed are so near: the five khandhas, the </text:span><text:span text:style-name="T2">“</text:span><text:span text:style-name="T1">sense-fields</text:span><text:span text:style-name="T2">” or </text:span><text:span text:style-name="T6">ā</text:span><text:span text:style-name="T1">yatanas, the elements, all the objects which impinge time and again on the six doors, but we have accumulated such an amount of ignorance. It is a long road, but even a short moment of awareness and understanding are worth while because then there are conditions for having less ignorance. </text:span></text:p>
      <text:p text:style-name="P78"><text:soft-page-break/><text:span text:style-name="T1">We read in the above-quoted sutta that the monk, when he saw visible object, was not entranced by the general appearance nor by the detail. Seeing is a reality different from paying attention to the general appearance and the details of something. After seeing has fallen away we think of concepts of people and things. Concepts are not real in the ultimate sense and thus they are not objects of which right understanding is to be developed, but thinking is real and thus there can be awareness of it. We should not try to be aware only of seeing and avoid being aware of thinking, be it thinking with kusala citta or with akusala citta. We read in the </text:span><text:span text:style-name="T2">“</text:span><text:span text:style-name="T1">Therag</text:span><text:span text:style-name="T6">ā</text:span><text:span text:style-name="T1">th</text:span><text:span text:style-name="T2">ā” </text:span><text:span text:style-name="T1">(Psalms of the Brothers of the Khuddaka Nik</text:span><text:span text:style-name="T6">ā</text:span><text:span text:style-name="T1">ya), in Canto IV, 186, about the </text:span><text:span text:style-name="T2">“Elder” N</text:span><text:span text:style-name="T6">ā</text:span><text:span text:style-name="T2">gasam</text:span><text:span text:style-name="T6">ā</text:span><text:span text:style-name="T1">la who developed mindfulness and right understanding naturally, also when he was walking for almsfood. On his way he noticed a girl who was dancing. We read:</text:span></text:p>
      <text:p text:style-name="P80"/>
      <text:p text:style-name="P78"><text:span text:style-name="T1">Bedecked with trinkets and with pretty frock,</text:span></text:p>
      <text:p text:style-name="P78"><text:span text:style-name="T1">Wreathed with flowers, raddled with sandal wood,</text:span></text:p>
      <text:p text:style-name="P78"><text:span text:style-name="T1">In the main street, before the multitude</text:span></text:p>
      <text:p text:style-name="P78"><text:span text:style-name="T1">A nautch girl danced to music</text:span><text:span text:style-name="T2">’</text:span><text:span text:style-name="T1">s fivefold sound.</text:span></text:p>
      <text:p text:style-name="P78"><text:span text:style-name="T1">Into the city I had gone for alms,</text:span></text:p>
      <text:p text:style-name="P78"><text:span text:style-name="T1">And passing I beheld the dancer decked</text:span></text:p>
      <text:p text:style-name="P78"><text:span text:style-name="T1">In brave array, like snare of M</text:span><text:span text:style-name="T6">ā</text:span><text:span text:style-name="T3">ra laid.</text:span></text:p>
      <text:p text:style-name="P78"><text:span text:style-name="T1">Thereat arose in me the deeper thought:</text:span></text:p>
      <text:p text:style-name="P78"><text:span text:style-name="T1">Attention to the fact and to the cause.</text:span></text:p>
      <text:p text:style-name="P78"><text:span text:style-name="T1">The misery of it all was manifest; </text:span></text:p>
      <text:p text:style-name="P78"><text:span text:style-name="T1">Distaste, indifference the mind possessed.</text:span></text:p>
      <text:p text:style-name="P78"><text:span text:style-name="T1">And so my heart was set at liberty.</text:span></text:p>
      <text:p text:style-name="P78"><text:span text:style-name="T1">O see the seemly order of the Dhamma!</text:span></text:p>
      <text:p text:style-name="P78"><text:span text:style-name="T4">The Threefold Wisdom </text:span><text:span text:style-name="T4"><text:note text:id="ftn21" text:note-class="footnote"><text:note-citation>21</text:note-citation><text:note-body><text:p text:style-name="P22"><text:span text:style-name="T17"/><text:span text:style-name="T19"> </text:span><text:span text:style-name="T9">Namely: remembrance of former lives, the divine eye which is seeing decease and rebirth of beings according to kamma, and extinction of all defilements. </text:span></text:p></text:note-body></text:note></text:span><text:span text:style-name="T1"> have I made my own, </text:span></text:p>
      <text:p text:style-name="P78"><text:span text:style-name="T1">And all the Buddha bids me do is done. </text:span></text:p>
      <text:p text:style-name="P80"/>
      <text:p text:style-name="P78"><text:span text:style-name="T2">N</text:span><text:span text:style-name="T6">ā</text:span><text:span text:style-name="T2">gasam</text:span><text:span text:style-name="T6">ā</text:span><text:span text:style-name="T1">la could not help noticing the girl who was dancing, but he had wise attention to all realities of his daily life, he realized them as impermanent, dukkha and non-self. He had developed all stages of insight and because of his accumulated wisdom he could attain the stage of arahatship. </text:span></text:p>
      <text:p text:style-name="P78"><text:soft-page-break/><text:span text:style-name="T1">We may find it difficult to be mindful when we watch on T.V. different events such as a person who is dancing or singing, or when we are engaged in conversation with other people. However, this story reminds us that we should not look for particular situations we believe to be favorable for mindfulness. Whatever situation we are in is conditioned already, and, no matter where we are, there are realities appearing through six doors: the khandhas, </text:span><text:span text:style-name="T6">ā</text:span><text:span text:style-name="T1">yatanas or elements. In being aware of any reality which naturally appears, we take one little step on the long road to clear understanding.</text:span></text:p>
      <text:p text:style-name="P80"/>
      <text:p text:style-name="P80"/>
      <text:p text:style-name="P80"/>
      <text:p text:style-name="P77"><text:span text:style-name="T1">************</text:span></text:p>
      <text:p text:style-name="P81"/>
      <text:p text:style-name="P81"/>
      <text:p text:style-name="P77"/>
      <text:p text:style-name="P81"/>
      <text:p text:style-name="P77"><text:span text:style-name="T4">Chapter 3</text:span></text:p>
      <text:p text:style-name="P81"/>
      <text:p text:style-name="P77"><text:span text:style-name="T1">Wrong View and Right View</text:span></text:p>
      <text:p text:style-name="P81"/>
      <text:p text:style-name="P78"><text:span text:style-name="T1">The Buddha, after his enlightenment, preached to a group of five br</text:span><text:span text:style-name="T6">ā</text:span><text:span text:style-name="T1">hmins a discourse about the four noble Truths. These br</text:span><text:span text:style-name="T6">ā</text:span><text:span text:style-name="T1">hmins became his first five disciples. We read in the </text:span><text:span text:style-name="T2">“</text:span><text:span text:style-name="T1">Book of Discipline</text:span><text:span text:style-name="T2">” (Vinaya IV, Mah</text:span><text:span text:style-name="T6">ā</text:span><text:span text:style-name="T1">vagga, 9-14) that one of the br</text:span><text:span text:style-name="T6">ā</text:span><text:span text:style-name="T2">hmins, Ko</text:span><text:span text:style-name="T7">ṇḍ</text:span><text:span text:style-name="T2">a</text:span><text:span text:style-name="T1">ñña, <text:s/>attained the first stage of enlightenment, the stage of the sot</text:span><text:span text:style-name="T6">ā</text:span><text:span text:style-name="T1">panna, and that he asked for ordination under the Lord. The Buddha continued to instruct the other disciples with dhamma-talk and then also Vappa and Bhaddiya attained the first stage of enlightenment and asked for ordination. As to the two other disciples, Mah</text:span><text:span text:style-name="T6">ā</text:span><text:span text:style-name="T2">n</text:span><text:span text:style-name="T6">ā</text:span><text:span text:style-name="T1">ma and Assaji, after they received more instruction with dhamma-talk, they also attained the stage of the sot</text:span><text:span text:style-name="T6">ā</text:span><text:span text:style-name="T1">panna and asked for ordination. We then read that the Buddha preached another discourse to the group of five monks, the </text:span><text:span text:style-name="T2">“</text:span><text:span text:style-name="T1">Discourse on the Characteristic of Non-self</text:span><text:span text:style-name="T2">”</text:span><text:span text:style-name="T1">, in which he explained that the five khandhas are non-self: </text:span></text:p>
      <text:p text:style-name="P80"/>
      <text:p text:style-name="P78"><text:soft-page-break/><text:span text:style-name="T2">“</text:span><text:span text:style-name="T1">Body, monks, is not self. Now, were this body self, monks, this body would not tend to sickness, and one might get the chance of saying in regard to body, </text:span><text:span text:style-name="T2">‘</text:span><text:span text:style-name="T1">Let body become thus for me, let body not become thus for me.</text:span><text:span text:style-name="T2">’ </text:span><text:span text:style-name="T1">But inasmuch, monks, as body is not self, therefore body tends to sickness, and one does not get the chance of saying in regard to body, </text:span><text:span text:style-name="T2">‘</text:span><text:span text:style-name="T1">Let body become thus for me, let body not become thus for me.</text:span><text:span text:style-name="T2">’</text:span></text:p>
      <text:p text:style-name="P78"><text:span text:style-name="T1">Feeling is not self.... Perception (saññā) is not self.... the </text:span><text:span text:style-name="T2">‘</text:span><text:span text:style-name="T1">habitual tendencies</text:span><text:span text:style-name="T2">’ (sa</text:span><text:span text:style-name="T7">ṅ</text:span><text:span text:style-name="T2">kh</text:span><text:span text:style-name="T6">ā</text:span><text:span text:style-name="T1">rakkhandha) are not self.... </text:span></text:p>
      <text:p text:style-name="P78"><text:span text:style-name="T1">Consciousness is not self.... Inasmuch, monks, as consciousness is not self, therefore consciousness tends to sickness, and one does not get the chance to say in regard to consciousness, </text:span><text:span text:style-name="T2">‘</text:span><text:span text:style-name="T1">Let consciousness become such for me, let consciousness not become thus for me.</text:span><text:span text:style-name="T2">’</text:span></text:p>
      <text:p text:style-name="P78"><text:span text:style-name="T1">What do you think about this, monks? Is body (r</text:span><text:span text:style-name="T2">ū</text:span><text:span text:style-name="T1">pa) permanent or impermanent?</text:span><text:span text:style-name="T2">”</text:span></text:p>
      <text:p text:style-name="P78"><text:span text:style-name="T2">“Impermanent, Lord.”</text:span></text:p>
      <text:p text:style-name="P78"><text:span text:style-name="T2">“</text:span><text:span text:style-name="T1">But is that which is impermanent painful (dukkha) or pleasurable?</text:span><text:span text:style-name="T2">”</text:span></text:p>
      <text:p text:style-name="P78"><text:span text:style-name="T2">“</text:span><text:span text:style-name="T7">Painful, Lord.</text:span><text:span text:style-name="T2">”</text:span></text:p>
      <text:p text:style-name="P78"><text:span text:style-name="T2">“</text:span><text:span text:style-name="T1">But is it fit to consider that which is impermanent, dukkha, of a nature to change, as </text:span><text:span text:style-name="T2">‘</text:span><text:span text:style-name="T1">This is mine, this am I, this is my self</text:span><text:span text:style-name="T2">’?”</text:span></text:p>
      <text:p text:style-name="P78"><text:span text:style-name="T2">“</text:span><text:span text:style-name="T1">It is not, Lord.</text:span><text:span text:style-name="T2">”</text:span></text:p>
      <text:p text:style-name="P80"/>
      <text:p text:style-name="P78"><text:span text:style-name="T1">We then read that the Buddha asked the same concerning the other four khandhas. The Buddha continued:</text:span></text:p>
      <text:p text:style-name="P80"/>
      <text:p text:style-name="P78"><text:span text:style-name="T2">“</text:span><text:span text:style-name="T1">Wherefore, monks, whatever is r</text:span><text:span text:style-name="T2">ūpa </text:span><text:span text:style-name="T2"><text:note text:id="ftn22" text:note-class="footnote"><text:note-citation>22</text:note-citation><text:note-body><text:p text:style-name="P23"><text:span text:style-name="T17"/><text:span text:style-name="T19"> </text:span><text:span text:style-name="T9"><text:s/>The text has </text:span><text:span text:style-name="T11">“</text:span><text:span text:style-name="T9">body</text:span><text:span text:style-name="T11">”</text:span><text:span text:style-name="T9">, but I prefer to retain the P</text:span><text:span text:style-name="T10">ā</text:span><text:span text:style-name="T9">li term r</text:span><text:span text:style-name="T11">ū</text:span><text:span text:style-name="T9">pa, since r</text:span><text:span text:style-name="T11">ū</text:span><text:span text:style-name="T9">pakkhandha includes all paramattha dhammas which are r</text:span><text:span text:style-name="T11">ū</text:span><text:span text:style-name="T9">pas, those of which the body consists as well as those outside. The body as a whole is a concept. <text:s text:c="2"/></text:span></text:p></text:note-body></text:note></text:span><text:span text:style-name="T1">, past, future, present, or internal or external, or gross or subtle, or low or excellent, whether it is far or near-- all r</text:span><text:span text:style-name="T2">ū</text:span><text:span text:style-name="T1">pa should, by means of right understanding, be seen, as it really is, thus: This is not mine, this am I not, this is not my self...</text:span><text:span text:style-name="T2">”</text:span></text:p>
      <text:p text:style-name="P80"/>
      <text:p text:style-name="P78"><text:span text:style-name="T1">We then read that the Buddha said the same about the other four khandhas. After that the Buddha said:</text:span></text:p>
      <text:p text:style-name="P80"/>
      <text:p text:style-name="P78"><text:soft-page-break/><text:span text:style-name="T2">“</text:span><text:span text:style-name="T1">Seeing in this way, monks, the instructed disciple of the ariyans disregards body and he disregards feeling and he disregards perception and he disregards the habitual tendencies and he disregards consciousness; disregarding he is dispassionate; through dispassion he is freed; in freedom the knowledge comes to be: </text:span><text:span text:style-name="T2">‘</text:span><text:span text:style-name="T1">I am freed, and he knows: Destroyed is birth, lived is the Brahma-faring, done is what was to be done, there is no more of being such or <text:s text:c="3"/>such.</text:span><text:span text:style-name="T2">’ “ </text:span></text:p>
      <text:p text:style-name="P78"><text:span text:style-name="T1">Thus spoke the Lord; delighted, the group of five monks rejoiced in what the Lord had said. Moreover, while this discourse was being uttered, the minds of the group of five monks were freed from the cankers without grasping. At that time there were six perfected ones in the world.</text:span></text:p>
      <text:p text:style-name="P80"/>
      <text:p text:style-name="P78"><text:span text:style-name="T1">While the five monks were listening they were mindful and they developed right understanding of all realities appearing through the six doors. When they were hearing Dhamma they clearly understood hearing as an element which experiences sound, which is non-self. They clearly understood sound as only a kind of r</text:span><text:span text:style-name="T2">ū</text:span><text:span text:style-name="T1">pa which can be heard. They penetrated the truth of non-self to such degree that they attained arahatship. They could do so after they had listened only for a short time because they had accumulated wisdom already during innumerable past lives. Ordinary people need to listen, to study and to consider the true nature of n</text:span><text:span text:style-name="T6">ā</text:span><text:span text:style-name="T1">ma and r</text:span><text:span text:style-name="T2">ū</text:span><text:span text:style-name="T1">pa for a long time. Ignorance and wrong view are deeply accumulated and even when there is intellectual understanding of realities, the wrong view of self cannot be eradicated. </text:span></text:p>
      <text:p text:style-name="P78"><text:span text:style-name="T1">If we do not understand the five khandhas as they are, we are bound to take them for self. We read in the scriptures about </text:span><text:span text:style-name="T2">“</text:span><text:span text:style-name="T1">personality belief</text:span><text:span text:style-name="T2">”</text:span><text:span text:style-name="T7">, in P</text:span><text:span text:style-name="T6">ā</text:span><text:span text:style-name="T2">li: sakk</text:span><text:span text:style-name="T6">ā</text:span><text:span text:style-name="T2">ya di</text:span><text:span text:style-name="T7">ṭṭ</text:span><text:span text:style-name="T1">hi. We read, for example in the </text:span><text:span text:style-name="T2">“</text:span><text:span text:style-name="T1">Middle Length Sayings</text:span><text:span text:style-name="T2">” </text:span><text:span text:style-name="T1">(I, 44, Lesser Discourse of the Miscellany) that the lay follower Vis</text:span><text:span text:style-name="T6">ā</text:span><text:span text:style-name="T1">kha asked the nun Dhammadinn</text:span><text:span text:style-name="T2">ā </text:span><text:span text:style-name="T1">different questions on Dhamma and one of these was how there comes to be personality belief. Dhammadinn</text:span><text:span text:style-name="T2">ā </text:span><text:span text:style-name="T1">answered: </text:span></text:p>
      <text:p text:style-name="P80"/>
      <text:p text:style-name="P78"><text:soft-page-break/><text:span text:style-name="T1">In this case, friend Vis</text:span><text:span text:style-name="T6">ā</text:span><text:span text:style-name="T1">kha, an uninstructed average person, taking no count of the pure ones, not skilled in the dhamma of the pure ones, untrained in the dhamma of the pure ones, taking no count of the true men, not skilled in the dhamma of the true men </text:span><text:span text:style-name="T1"><text:note text:id="ftn23" text:note-class="footnote"><text:note-citation>23</text:note-citation><text:note-body><text:p text:style-name="P24"><text:span text:style-name="T17"/><text:span text:style-name="T19"> </text:span><text:span text:style-name="T9">In P</text:span><text:span text:style-name="T10">ā</text:span><text:span text:style-name="T9">li: sappurisa, which term denotes the disciple of the Buddha who has realized the truth. </text:span></text:p></text:note-body></text:note></text:span><text:span text:style-name="T1">, untrained in the dhamma of the true men, regards r</text:span><text:span text:style-name="T2">ū</text:span><text:span text:style-name="T1">pa as self or self as having r</text:span><text:span text:style-name="T2">ū</text:span><text:span text:style-name="T1">pa or r</text:span><text:span text:style-name="T2">ū</text:span><text:span text:style-name="T1">pa as in self or self as in r</text:span><text:span text:style-name="T2">ū</text:span><text:span text:style-name="T7">pa....</text:span></text:p>
      <text:p text:style-name="P80"/>
      <text:p text:style-name="P78"><text:span text:style-name="T1">The same is said with regard to the other khandhas. When there is personality belief someone takes each of the five khandhas for self, or he may see </text:span><text:span text:style-name="T2">“</text:span><text:span text:style-name="T1">self</text:span><text:span text:style-name="T2">” </text:span><text:span text:style-name="T1">as the owner of the khandhas, or as their container, or as contained within them. The four kinds of wrong interpretation of reality which were just mentioned pertain to each of the five khandhas and thus there are twenty kinds of personality belief </text:span><text:span text:style-name="T1"><text:note text:id="ftn24" text:note-class="footnote"><text:note-citation>24</text:note-citation><text:note-body><text:p text:style-name="P25"><text:span text:style-name="T17"/><text:span text:style-name="T19"> </text:span><text:span text:style-name="T9">See also the Dhammsasa</text:span><text:span text:style-name="T13">ṇ</text:span><text:span text:style-name="T9">gani, Book III, </text:span><text:span text:style-name="T11">§ </text:span><text:span text:style-name="T9">1003, Theory of Individuality, which is here the translation of sakkaya di</text:span><text:span text:style-name="T13">ṭṭ</text:span><text:span text:style-name="T9">hi. This term is in the suttas sometimes translated as </text:span><text:span text:style-name="T11">“</text:span><text:span text:style-name="T9">person-pack view</text:span><text:span text:style-name="T11">”. <text:s/></text:span></text:p></text:note-body></text:note></text:span><text:span text:style-name="T2">. </text:span></text:p>
      <text:p text:style-name="P78"><text:span text:style-name="T1">There are many kinds of wrong view with regard to the five khandhas. When someone clings to the belief in a self who will last forever, to the eternity view, he fails to see that what we take for self are only n</text:span><text:span text:style-name="T6">ā</text:span><text:span text:style-name="T1">ma and r</text:span><text:span text:style-name="T2">ū</text:span><text:span text:style-name="T1">pa which fall away after they have arisen. When someone clings to the belief in a self who will be annihilated after death, to the annihilation view, he fails to see that even now there are conditions for the arising of n</text:span><text:span text:style-name="T6">ā</text:span><text:span text:style-name="T1">ma and r</text:span><text:span text:style-name="T2">ū</text:span><text:span text:style-name="T1">pa and that thus also after death there will be conditions for their arising. The dying-consciousness is succeeded immediately by the rebirth-consciousness of the next life.</text:span></text:p>
      <text:p text:style-name="P78"><text:soft-page-break/><text:span text:style-name="T1">In the </text:span><text:span text:style-name="T2">“</text:span><text:span text:style-name="T1">Discourse on the Characteristic of Non-Self</text:span><text:span text:style-name="T2">” </text:span><text:span text:style-name="T1">quoted above, we read that the Buddha said to the monks: </text:span><text:span text:style-name="T2">“</text:span><text:span text:style-name="T1">But is it fit to consider that which is impermanent, dukkha, of a nature to change, as </text:span><text:span text:style-name="T2">‘</text:span><text:span text:style-name="T1">This is mine, this am I, this is my self</text:span><text:span text:style-name="T2">’?” </text:span><text:span text:style-name="T1">This phrase, often recurring in the scriptures, is deep in meaning. </text:span><text:span text:style-name="T2">“</text:span><text:span text:style-name="T1">This is mine</text:span><text:span text:style-name="T2">” </text:span><text:span text:style-name="T1">implies craving which appropriates things as the property of self. </text:span><text:span text:style-name="T2">“</text:span><text:span text:style-name="T1">This am I</text:span><text:span text:style-name="T2">” </text:span><text:span text:style-name="T1">implies conceit, the tendency to compare oneself with others. </text:span><text:span text:style-name="T2">“</text:span><text:span text:style-name="T1">This is myself</text:span><text:span text:style-name="T2">” </text:span><text:span text:style-name="T1">is a formulation of the personality view, the belief in an abiding self, subsequently identified with the five khandhas. We learn from the Abhidhamma that craving may arise with wrong view or without it. We may, for example, think of </text:span><text:span text:style-name="T2">“</text:span><text:span text:style-name="T1">my arms and legs</text:span><text:span text:style-name="T2">” </text:span><text:span text:style-name="T1">with attachment, without there necessarily being wrong view. We should know that there is not wrong view all the time when we think of ourselves. Conceit accompanies lobha-m</text:span><text:span text:style-name="T2">ū</text:span><text:span text:style-name="T1">lacitta, citta rooted in attachment. At the moment of conceit there cannot be wrong view at the same time. The ariyans who are not arahats may still have conceit; they have eradicated wrong view but they still may compare themselves with others. </text:span></text:p>
      <text:p text:style-name="P78"><text:span text:style-name="T1">Only right understanding of all realities appearing in daily life can eradicate the wrong view of self. When understanding has not been developed there is clinging to an idea of </text:span><text:span text:style-name="T2">“</text:span><text:span text:style-name="T1">I see</text:span><text:span text:style-name="T2">” or “</text:span><text:span text:style-name="T1">I hear</text:span><text:span text:style-name="T2">”</text:span><text:span text:style-name="T1">. Realities such as seeing or hearing arise because of their appropriate conditions, they do not belong to anyone. We cannot do anything about them, they are beyond control. </text:span></text:p>
      <text:p text:style-name="P78"><text:span text:style-name="T1">We read in the </text:span><text:span text:style-name="T2">“</text:span><text:span text:style-name="T1">Greater Discourse on the Simile of the Elephant</text:span><text:span text:style-name="T2">’s Footprint” </text:span><text:span text:style-name="T1">(Middle Length Sayings I, 28) that S</text:span><text:span text:style-name="T6">ā</text:span><text:span text:style-name="T1">riputta gave a Dhamma discourse to the monks. He spoke about the four noble Truths and stated that the five khandhas are dukkha. He explained that the four Great Elements are impermanent and dukkha. Then he spoke about the conditions for the arising of seeing. We read that S</text:span><text:span text:style-name="T6">ā</text:span><text:span text:style-name="T1">riputta said:</text:span></text:p>
      <text:p text:style-name="P80"/>
      <text:p text:style-name="P78"><text:span text:style-name="T1">Your reverences, just as a space that is enclosed by stakes and creepers and grass and clay is known as a dwelling, so a space that is enclosed by bones and sinews and flesh and skin is known as a material shape. If, your reverences, the eye that is internal is intact but external r</text:span><text:span text:style-name="T2">ū</text:span><text:span text:style-name="T1">pa does not come within its range and there is no appropriate impact, then there is no appearance of the appropriate class of consciousness. But when, your reverences, the eye that is internal is intact and external r</text:span><text:span text:style-name="T2">ū</text:span><text:span text:style-name="T1">pa comes within its range and there is the appropriate impact, then there is thus an appearance of the appropriate class of consciousness....</text:span></text:p>
      <text:p text:style-name="P80"/>
      <text:p text:style-name="P78"><text:soft-page-break/><text:span text:style-name="T1">When the r</text:span><text:span text:style-name="T2">ū</text:span><text:span text:style-name="T1">pa which is visible object impinges on the r</text:span><text:span text:style-name="T2">ū</text:span><text:span text:style-name="T1">pa which is eyesense there are conditions for seeing-consciousness. Visible object arises and falls away in a group of r</text:span><text:span text:style-name="T2">ū</text:span><text:span text:style-name="T1">pas, the four Great Elements and other r</text:span><text:span text:style-name="T2">ū</text:span><text:span text:style-name="T1">pas, but only the r</text:span><text:span text:style-name="T2">ū</text:span><text:span text:style-name="T1">pa which is visible object can contact the eyesense and can then be seen. Seeing which experiences visible object seems to last for a while, but in reality it falls away immediately. Because of the cetasika saññā, perception or remembrance, we remember concepts of people and things and since we keep on thinking about them, the falling away of seeing is bound to be covered up by thinking. When there is wrong view one takes visible object for a person or a thing. Through right understanding visible object can be known as visible object, a kind of r</text:span><text:span text:style-name="T2">ū</text:span><text:span text:style-name="T1">pa, and seeing can be known as seeing, a type of n</text:span><text:span text:style-name="T6">ā</text:span><text:span text:style-name="T1">ma. Seeing is vip</text:span><text:span text:style-name="T6">ā</text:span><text:span text:style-name="T1">kacitta, the result of kamma. Seeing which arises because of conditions is beyond control, non-self. </text:span></text:p>
      <text:p text:style-name="P78"><text:span text:style-name="T1">Further on in the above quoted sutta we read that S</text:span><text:span text:style-name="T6">ā</text:span><text:span text:style-name="T1">riputta explained in the same way the conditions for the experiences through the ear and the other doorways. We cannot control which kamma produces which vip</text:span><text:span text:style-name="T6">ā</text:span><text:span text:style-name="T4">ka, kamma is anatt</text:span><text:span text:style-name="T2">ā </text:span><text:span text:style-name="T1">and vip</text:span><text:span text:style-name="T6">ā</text:span><text:span text:style-name="T1">ka is anatt</text:span><text:span text:style-name="T6">ā</text:span><text:span text:style-name="T1">. We are inclined to think of situations, for example, of losing possessions or of meeting particular people, as vip</text:span><text:span text:style-name="T6">ā</text:span><text:span text:style-name="T1">ka. A situation is not an ultimate reality. Each situation can be analysed into different sense impressions, which are vip</text:span><text:span text:style-name="T6">ā</text:span><text:span text:style-name="T1">kacittas, and moments of thinking which are not vip</text:span><text:span text:style-name="T6">ā</text:span><text:span text:style-name="T1">ka but kusala cittas or akusala cittas. When sitting in a car, we may be afraid of an accident, but if there is right understanding of kamma and vip</text:span><text:span text:style-name="T6">ā</text:span><text:span text:style-name="T1">ka, there will be less fear. When it is the appropriate moment for kamma to produce vip</text:span><text:span text:style-name="T6">ā</text:span><text:span text:style-name="T2">ka, vip</text:span><text:span text:style-name="T6">ā</text:span><text:span text:style-name="T1">kacitta will arise. If we do not go by car we may receive unpleasant sense impressions somewhere else. The sot</text:span><text:span text:style-name="T6">ā</text:span><text:span text:style-name="T1">panna has realized all stages of insight before he attained enlightenment. As explained before, the first stage is clearly knowing the difference between the characteristic of n</text:span><text:span text:style-name="T6">ā</text:span><text:span text:style-name="T1">ma and the characteristic of r</text:span><text:span text:style-name="T2">ū</text:span><text:span text:style-name="T1">pa. The second stage is understanding n</text:span><text:span text:style-name="T6">ā</text:span><text:span text:style-name="T1">ma and r</text:span><text:span text:style-name="T2">ū</text:span><text:span text:style-name="T1">pa as conditioned realities. This is not thinking of the conditions for the n</text:span><text:span text:style-name="T6">ā</text:span><text:span text:style-name="T1">ma and r</text:span><text:span text:style-name="T2">ū</text:span><text:span text:style-name="T1">pa which appear, it is the understanding which is the result of direct awareness of n</text:span><text:span text:style-name="T6">ā</text:span><text:span text:style-name="T1">ma and r</text:span><text:span text:style-name="T2">ū</text:span><text:span text:style-name="T1">pa as they appear in daily life. When we see, we may, for example, think, </text:span><text:span text:style-name="T2">“</text:span><text:span text:style-name="T1">This is vip</text:span><text:span text:style-name="T6">ā</text:span><text:span text:style-name="T2">ka”</text:span><text:span text:style-name="T1">, but thinking is not the keen understanding which arises when there is awareness of seeing at the present moment. </text:span></text:p>
      <text:p text:style-name="P78"><text:soft-page-break/><text:span text:style-name="T1">If there is no clear understanding of kamma and vip</text:span><text:span text:style-name="T6">ā</text:span><text:span text:style-name="T8">ka as anatt</text:span><text:span text:style-name="T2">ā </text:span><text:span text:style-name="T1">there is bound to be fear of losing possessions or dear people. Fear is conditioned by attachment to the pleasant feeling we derive from our possessions or from the company of dear people. Fear of death stems from anxiety about what will happen to the </text:span><text:span text:style-name="T2">“</text:span><text:span text:style-name="T1">self</text:span><text:span text:style-name="T2">” </text:span><text:span text:style-name="T1">after death, thus anxiety about what does not exist. </text:span></text:p>
      <text:p text:style-name="P78"><text:span text:style-name="T1">We read in the </text:span><text:span text:style-name="T2">“</text:span><text:span text:style-name="T1">Gradual Sayings</text:span><text:span text:style-name="T2">” </text:span><text:span text:style-name="T1">(Book of the Fours, Ch XIX, Fourth Fifty, </text:span><text:span text:style-name="T2">§ </text:span><text:span text:style-name="T1">4, Fearless) that the br</text:span><text:span text:style-name="T6">ā</text:span><text:span text:style-name="T2">hmin J</text:span><text:span text:style-name="T7">āṇ</text:span><text:span text:style-name="T1">ussoni said to the Buddha that anyone who is subject to death has fear at the thought to death. The Buddha explained that someone may be afraid, but that there are also people who have no fear of death. We read that the Buddha said:</text:span></text:p>
      <text:p text:style-name="P80"/>
      <text:p text:style-name="P78"><text:span text:style-name="T2">“</text:span><text:span text:style-name="T1">In this case, br</text:span><text:span text:style-name="T6">ā</text:span><text:span text:style-name="T1">hmin, a certain one is not freed from passions, not freed from lusts, not freed from desire, affection, from thirst and fever, not freed from craving. Then a grievous sickness afflicts such a one. Thus afflicted by grievous sickness it occurs to him: Alas! the passions that I love will leave me, or I shall leave the passions that I love. Thereupon he grieves and wails, laments and beats the breast and falls into utter bewilderment. This one, br</text:span><text:span text:style-name="T6">ā</text:span><text:span text:style-name="T1">hmin, being subject to death, is afraid, he falls a-trembling at the thought of death.</text:span></text:p>
      <text:p text:style-name="P78"><text:span text:style-name="T1">Again, br</text:span><text:span text:style-name="T6">ā</text:span><text:span text:style-name="T1">hmin, here a certain one who regards body is not freed from lusts... is not freed from craving. Then a grievous sickness afflicts him. Thus afflicted it occurs to him: Alas! the body that I love will leave me, or I shall leave the body that I love. Thereupon he grieves... and falls into utter bewilderment. This one, br</text:span><text:span text:style-name="T6">ā</text:span><text:span text:style-name="T1">hmin, being subject to death, is afraid, he falls a-trembling at the thought of death. </text:span></text:p>
      <text:p text:style-name="P78"><text:span text:style-name="T1">Yet again, br</text:span><text:span text:style-name="T6">ā</text:span><text:span text:style-name="T1">hmin, here a certain one has done no lovely deed, has done no profitable deed, has given no shelter to the timid; he has done evil, cruel, wrongful deeds. Then a grievous sickness afflicts such a one. Thus afflicted by grievous sickness it occurs to him: Alas! I have done no lovely deed, I have done no profitable deed, I have given no shelter to the timid. I have done evil, cruel, wrongful deeds. To the doom of those who do such deeds hereafter I am going. Thereupon he grieves ... and falls into utter bewilderment. This one, br</text:span><text:span text:style-name="T6">ā</text:span><text:span text:style-name="T1">hmin, being subject to death is afraid, he falls a-trembling at the thought of death.</text:span></text:p>
      <text:p text:style-name="P78"><text:span text:style-name="T1">Yet again, br</text:span><text:span text:style-name="T6">ā</text:span><text:span text:style-name="T1">hmin, here a certain one is doubtful, full of perplexity, has come to no conclusion as to true dhamma. He grieves and wails, laments and beats the breast and falls into utter bewilderment. This one also, being subject to death, is afraid, he falls a-trembling at the thought of death.... </text:span></text:p>
      <text:p text:style-name="P78"><text:span text:style-name="T1">Thus these four, being subject to death, are afraid....</text:span><text:span text:style-name="T2">”</text:span></text:p>
      <text:p text:style-name="P80"><text:soft-page-break/></text:p>
      <text:p text:style-name="P78"><text:span text:style-name="T1">The Buddha then explained that the person who is freed from desire, who does not cling to the body, who has done wholesome deeds and who is free from doubt with regard to the Dhamma is not afraid at the thought of death. We read about the person who is freed from doubt:</text:span></text:p>
      <text:p text:style-name="P80"/>
      <text:p text:style-name="P78"><text:span text:style-name="T2">“</text:span><text:span text:style-name="T1">Once more, br</text:span><text:span text:style-name="T6">ā</text:span><text:span text:style-name="T1">hmin, here a certain one is not doubtful, is not full of perplexity, has come to a conclusion as to true dhamma. Then a grievous sickness afflicts him. Thus afflicted by grievous sickness it occurs to him: Surely I have no doubt, I have no worry, I have come to a conclusion as to true dhamma. Thus he grieves not, wails not, nor beats the breast, nor falls into utter bewilderment thereat.</text:span></text:p>
      <text:p text:style-name="P78"><text:span text:style-name="T1">This one, br</text:span><text:span text:style-name="T6">ā</text:span><text:span text:style-name="T1">hmin, though subject to death, fears not, falls not a-trembling at the thought of death. So these are the four who fear not.</text:span><text:span text:style-name="T2">”</text:span></text:p>
      <text:p text:style-name="P78"><text:span text:style-name="T2">“</text:span><text:span text:style-name="T1">It is wonderful, worthy Gotama! It is marvellous, worthy Gotama! May the worthy Gotama accept me as one who has gone to him for refuge from this day forth so long as life may last.</text:span><text:span text:style-name="T2">”</text:span></text:p>
      <text:p text:style-name="P80"/>
      <text:p text:style-name="P78"><text:span text:style-name="T1">We read that the person who is free from doubt has no fear of death. The person who has attained the first stage of enlightenment, the sot</text:span><text:span text:style-name="T6">ā</text:span><text:span text:style-name="T1">panna, has eradicated doubt with regard to the Dhamma. He has no doubt as to the four noble Truths, he has no doubt as to the truth that all realities are anatt</text:span><text:span text:style-name="T6">ā</text:span><text:span text:style-name="T1">. Doubt can be eliminated by the study of the Dhamma, by discussions about it, by considering the Dhamma and above all by mindfulness of n</text:span><text:span text:style-name="T6">ā</text:span><text:span text:style-name="T1">ma and r</text:span><text:span text:style-name="T2">ū</text:span><text:span text:style-name="T1">pa. Right understanding has to be developed during one</text:span><text:span text:style-name="T2">’</text:span><text:span text:style-name="T1">s activities, no matter one is cleaning one</text:span><text:span text:style-name="T2">’</text:span><text:span text:style-name="T1">s house, washing one</text:span><text:span text:style-name="T2">’</text:span><text:span text:style-name="T1">s cloths, preparing food or eating it. Some people believe that one</text:span><text:span text:style-name="T2">’</text:span><text:span text:style-name="T1">s daily activities are a hindrance to the development of right understanding but there is no need to delay its development. If someone knows that paramattha dhammas, n</text:span><text:span text:style-name="T6">ā</text:span><text:span text:style-name="T1">ma and r</text:span><text:span text:style-name="T2">ū</text:span><text:span text:style-name="T1">pa, are the objects of mindfulness and right understanding, there are conditions for the arising of mindfulness at any time.</text:span></text:p>
      <text:p text:style-name="P78"><text:span text:style-name="T1">We read in the </text:span><text:span text:style-name="T2">“</text:span><text:span text:style-name="T1">Gradual Sayings</text:span><text:span text:style-name="T2">” </text:span><text:span text:style-name="T1">(Book of the Sixes, Ch II, </text:span><text:span text:style-name="T2">§ </text:span><text:span text:style-name="T1">9, Mindfulness of Death) that the Buddha said to the monks that mindfulness of death is very fruitful, that it leads to the deathless, which is nibb</text:span><text:span text:style-name="T6">ā</text:span><text:span text:style-name="T1">na. Different monks spoke about the way they were mindful of death. We read:</text:span></text:p>
      <text:p text:style-name="P80"/>
      <text:p text:style-name="P78"><text:soft-page-break/><text:span text:style-name="T2">“</text:span><text:span text:style-name="T1">Herein, lord, such is my thought: Were I to live but one day and night, and I were to ponder over the word of the Exalted One </text:span><text:span text:style-name="T1"><text:note text:id="ftn25" text:note-class="footnote"><text:note-citation>25</text:note-citation><text:note-body><text:p text:style-name="P26"><text:span text:style-name="T17"/><text:span text:style-name="T19"> </text:span><text:span text:style-name="T9">The P.T.S. translation has here: Were I day and night to abide mindful of the Exalted One</text:span><text:span text:style-name="T11">’</text:span><text:span text:style-name="T9">s word... Instead of this I prefer the the translation of an almost identical sutta in </text:span><text:span text:style-name="T11">“</text:span><text:span text:style-name="T9">The Book of the Eights</text:span><text:span text:style-name="T11">”</text:span><text:span text:style-name="T14">, Ch VIII, </text:span><text:span text:style-name="T11">§ </text:span><text:span text:style-name="T9">3, Mindfulness of Death. <text:s text:c="2"/></text:span></text:p></text:note-body></text:note></text:span><text:span text:style-name="T1"> , much would be done by me-- thus, lord, I make mindfulness of death become</text:span><text:span text:style-name="T2">”. </text:span></text:p>
      <text:p text:style-name="P78"><text:soft-page-break/><text:span text:style-name="T1">And another said: </text:span><text:span text:style-name="T2">“</text:span><text:span text:style-name="T1">I too, lord, make mindfulness become.</text:span><text:span text:style-name="T2">“</text:span></text:p>
      <text:p text:style-name="P78"><text:span text:style-name="T2">“</text:span><text:span text:style-name="T1">How so, monk?</text:span><text:span text:style-name="T2">”</text:span></text:p>
      <text:p text:style-name="P78"><text:span text:style-name="T2">“</text:span><text:span text:style-name="T1">Herein, lord, such is my thought: Were I to live for a day only, and I were to ponder over the word of the Exalted One, much would be done by me....</text:span><text:span text:style-name="T2">”</text:span></text:p>
      <text:p text:style-name="P78"><text:span text:style-name="T1">And another said: </text:span><text:span text:style-name="T2">”</text:span><text:span text:style-name="T1">Such is my thought: Were I to live long enough to eat one alms-meal...</text:span><text:span text:style-name="T2">” </text:span><text:span text:style-name="T1">And another: </text:span><text:span text:style-name="T2">“</text:span><text:span text:style-name="T1">... to munch and swallow four or five morsels...</text:span><text:span text:style-name="T2">” </text:span><text:span text:style-name="T1">And another: </text:span><text:span text:style-name="T2">“</text:span><text:span text:style-name="T1">... to munch and swallow only one morsel...</text:span><text:span text:style-name="T2">”</text:span></text:p>
      <text:p text:style-name="P78"><text:span text:style-name="T1">And another said: </text:span><text:span text:style-name="T2">“</text:span><text:span text:style-name="T1">I too, lord, make mindfulness of death become.</text:span><text:span text:style-name="T2">”</text:span></text:p>
      <text:p text:style-name="P78"><text:span text:style-name="T2">“</text:span><text:span text:style-name="T1">How so, monk?</text:span><text:span text:style-name="T2">”</text:span></text:p>
      <text:p text:style-name="P78"><text:span text:style-name="T2">“</text:span><text:span text:style-name="T1">Lord, such is my thought: Were I to live long enough to breathe in after breathing out, or to breathe out after breathing in, and I were to ponder over the word of the Exalted One, much would be done by me-- thus, lord, I make mindfulness of death become.</text:span><text:span text:style-name="T2">”</text:span></text:p>
      <text:p text:style-name="P78"><text:span text:style-name="T1">And when he had thus spoken, the Exalted Onbe said to the monks:</text:span></text:p>
      <text:p text:style-name="P78"><text:span text:style-name="T2">“</text:span><text:span text:style-name="T1">Monks, the monk who makes mindfulness of death become thus: </text:span><text:span text:style-name="T2">‘</text:span><text:span text:style-name="T1">Were I to live but one day and night and I were to ponder over the word of the Exalted One ...</text:span><text:span text:style-name="T2">’ </text:span><text:span text:style-name="T1">or he who thinks thus: </text:span><text:span text:style-name="T2">‘</text:span><text:span text:style-name="T1">Were I to live for a day only ...</text:span><text:span text:style-name="T2">’ or ’ </text:span><text:span text:style-name="T1">long enough to eat one almsmeal...</text:span><text:span text:style-name="T2">’ or “</text:span><text:span text:style-name="T1">long enough to munch and swallow four or five morsels ..., and I were to ponder over the word of the Exalted One, much would be done by me</text:span><text:span text:style-name="T2">’</text:span><text:span text:style-name="T1">- those monks are said to live indolently; slackly they make mindfulness of death become for the destruction of the cankers.</text:span></text:p>
      <text:p text:style-name="P78"><text:span text:style-name="T1">But the monk who makes mindfulness of death become thus: <text:s text:c="8"/></text:span><text:span text:style-name="T2">’</text:span><text:span text:style-name="T1">Were I to live long enough to munch and swallow one morsel...</text:span><text:span text:style-name="T2">’</text:span><text:span text:style-name="T1">; and he who thinks thus: </text:span><text:span text:style-name="T2">‘</text:span><text:span text:style-name="T1">Were I to live long enough to breathe in after breathing out, or to breathe out after breathing in, and I were to ponder over the word of the Exalted One, much would be done by me</text:span><text:span text:style-name="T2">’</text:span><text:span text:style-name="T1">- those monks are said to live earnestly; keenly they make mindfulness become for the destruction of the cankers.</text:span></text:p>
      <text:p text:style-name="P78"><text:span text:style-name="T1">Wherefore, monks, train yourselves thus:</text:span></text:p>
      <text:p text:style-name="P78"><text:span text:style-name="T1">We will live earnestly; keenly will we make mindfulness of death become for the destruction of the cankers. Train yourselves thus, monks.</text:span><text:span text:style-name="T2">”</text:span></text:p>
      <text:p text:style-name="P80"/>
      <text:p text:style-name="P78"><text:soft-page-break/><text:span text:style-name="T1">Death can come at any moment . Only the monk who realizes that the time to develop right understanding is short, even as short as it takes to eat one morsel of food, or as short as it takes to breathe in or to breathe out, and that he therefore should not waste his time, is diligent. The Buddha said, </text:span><text:span text:style-name="T2">“</text:span><text:span text:style-name="T1">Train yourselves thus</text:span><text:span text:style-name="T2">”</text:span><text:span text:style-name="T1">. If someone reads these words with wrong understanding he will believe that there is a self who can control the arising of mindfulness. The Buddha explained time and again that all realities are non-self and thus also mindfulness and understanding. He did not have to repeat this truth each time he gave a discourse. The monks had no misunderstanding about the Buddha</text:span><text:span text:style-name="T2">’</text:span><text:span text:style-name="T1">s words. They were a condition for them to be mindful of whatever reality appeared. </text:span></text:p>
      <text:p text:style-name="P78"><text:soft-page-break/><text:span text:style-name="T1">This sutta can remind us to develop right understanding of realities even when we are eating. What we call morsel of food consists of the four Great Elements and other r</text:span><text:span text:style-name="T2">ū</text:span><text:span text:style-name="T1">pas. Through touch <text:s/>the r</text:span><text:span text:style-name="T2">ū</text:span><text:span text:style-name="T1">pas which are hardness, softness, heat or cold may appear. They arise because of conditions and appear just for a moment. They are ultimate realities which can be object of mindfulness without having to name them or to think about them. Flavour is another kind of r</text:span><text:span text:style-name="T2">ū</text:span><text:span text:style-name="T1">pa which is experienced through the tongue by the citta which tastes. The r</text:span><text:span text:style-name="T2">ū</text:span><text:span text:style-name="T1">pa which is flavour is different from the n</text:span><text:span text:style-name="T6">ā</text:span><text:span text:style-name="T1">ma which experiences it. Tasting is a type of vip</text:span><text:span text:style-name="T6">ā</text:span><text:span text:style-name="T1">kacitta experiencing an object through the tongue. At that moment there is no like or dislike. When the food we are eating is delicious, lobha, attachment, is likely to arise, and when the food is unappetizing anger, dosa, may arise. Dosa may appear in angry speech. Feeling arises at each moment, it can be pleasant, unpleasant or indifferent. Feeling is a type of n</text:span><text:span text:style-name="T6">ā</text:span><text:span text:style-name="T1">ma, non-self, and if we learn to be aware of it we will be less inclined to cling to an idea of </text:span><text:span text:style-name="T2">“</text:span><text:span text:style-name="T1">I feel</text:span><text:span text:style-name="T2">”</text:span><text:span text:style-name="T1">. The cetasika which is remembrance, saññā, arises each moment, but usually we are forgetful of it. Because of saññā we recognize what food we are eating, we remember how to use knife, fork and spoon. No matter what we are doing there are five khandhas arising and falling away. The classification of conditioned realities as five khandhas, one r</text:span><text:span text:style-name="T2">ū</text:span><text:span text:style-name="T1">pakkhandha and four n</text:span><text:span text:style-name="T6">ā</text:span><text:span text:style-name="T1">ma-kkhandhas, can remind us not to be forgetful of what appears. There are the khandha of feeling and the khandha of remembrance all the time, but if we are never aware of them we will continue to take them for self. Apart from feeling and saññā, there are other cetasikas, classified as the khandha of </text:span><text:span text:style-name="T2">“</text:span><text:span text:style-name="T1">mental formations</text:span><text:span text:style-name="T2">”, sa</text:span><text:span text:style-name="T7">ṅ</text:span><text:span text:style-name="T2">kh</text:span><text:span text:style-name="T6">ā</text:span><text:span text:style-name="T1">rakkhandha. Good qualities and bad qualities are included in sa</text:span><text:span text:style-name="T7">ṇ</text:span><text:span text:style-name="T2">kh</text:span><text:span text:style-name="T6">ā</text:span><text:span text:style-name="T1">rakkhandha. Awareness of n</text:span><text:span text:style-name="T6">ā</text:span><text:span text:style-name="T1">ma and r</text:span><text:span text:style-name="T2">ū</text:span><text:span text:style-name="T1">pa is not trying to find out which khandha a particular reality is. The classification of conditioned realities as one r</text:span><text:span text:style-name="T2">ū</text:span><text:span text:style-name="T1">pa-kkhandha and four n</text:span><text:span text:style-name="T6">ā</text:span><text:span text:style-name="T1">ma-kkhandhas can remind us of the difference between n</text:span><text:span text:style-name="T6">ā</text:span><text:span text:style-name="T1">ma and r</text:span><text:span text:style-name="T2">ū</text:span><text:span text:style-name="T1">pa. All realities which are r</text:span><text:span text:style-name="T2">ū</text:span><text:span text:style-name="T1">pakkhandha do not experience anything, they have no sensitivity, whereas the realities which are classified as the four n</text:span><text:span text:style-name="T6">ā</text:span><text:span text:style-name="T1">ma-kkhandhas are realities which experience something. Feeling is an experience, saññā is another experience, cetasikas such as lobha or dosa, classified as sa</text:span><text:span text:style-name="T7">ṅ</text:span><text:span text:style-name="T2">kh</text:span><text:span text:style-name="T6">ā</text:span><text:span text:style-name="T1">rakkhandha, are experiences, and cittas are experiences. In order to realize n</text:span><text:span text:style-name="T6">ā</text:span><text:span text:style-name="T1">ma and r</text:span><text:span text:style-name="T2">ū</text:span><text:span text:style-name="T1">pa which appear at this moment as anatt</text:span><text:span text:style-name="T6">ā</text:span><text:span text:style-name="T1">, we have to understand first of all the difference between the reality which does not experience anything and the reality which is an experience. If we do not distinguish between the characteristics of n</text:span><text:span text:style-name="T6">ā</text:span><text:span text:style-name="T1">ma and r</text:span><text:span text:style-name="T2">ū</text:span><text:span text:style-name="T1">pa, we will continue to cling to a self. The </text:span><text:soft-page-break/><text:span text:style-name="T1">clinging to a self is the cause of a great deal of worry and disturbance. When we suffer from painful feeling or sickness we are inclined to think of a self who suffers. In reality there are only the five khandhas which arise just for a moment and fall away. We read in the </text:span><text:span text:style-name="T2">“</text:span><text:span text:style-name="T1">Kindred Sayings</text:span><text:span text:style-name="T2">” (III, Khandh</text:span><text:span text:style-name="T6">ā</text:span><text:span text:style-name="T1">-vagga, Kindred Sayings on Elements, First Fifty, Ch 5, </text:span><text:span text:style-name="T2">§ </text:span><text:span text:style-name="T1">43, An Island to Oneself </text:span><text:span text:style-name="T1"><text:note text:id="ftn26" text:note-class="footnote"><text:note-citation>26</text:note-citation><text:note-body><text:p text:style-name="P27"><text:span text:style-name="T17"/><text:span text:style-name="T19"> </text:span><text:span text:style-name="T9">I am using the translation by Walshe, in Saṁ</text:span><text:span text:style-name="T11">yutta Nik</text:span><text:span text:style-name="T10">ā</text:span><text:span text:style-name="T9">ya, An Anthology, Part III, Wheel, 318- 321, Kandy. </text:span></text:p></text:note-body></text:note></text:span><text:span text:style-name="T1">) that the Buddha said:</text:span></text:p>
      <text:p text:style-name="P80"/>
      <text:p text:style-name="P78"><text:span text:style-name="T1">Monks, be islands unto yourselves, be your own refuge, having no other; let the Dhamma be an island and a refuge to you, having no other. Those who are islands unto themselves... should investigate to the very heart of things: </text:span><text:span text:style-name="T2">“</text:span><text:span text:style-name="T1">What is the source of sorrow, lamentation, pain, grief and despair? How do they arise?</text:span><text:span text:style-name="T2">”</text:span></text:p>
      <text:p text:style-name="P78"><text:span text:style-name="T1">Here, monks, the uninstructed worldling, with no regard for the Noble Ones... regards body as the self, the self as having body, body as being in the self, or the self as being in the body. Change occurs in this man</text:span><text:span text:style-name="T2">’</text:span><text:span text:style-name="T1">s body, and it becomes different. On account of this change and difference, sorrow, lamentation, pain, grief and despair arise. </text:span></text:p>
      <text:p text:style-name="P78"><text:span text:style-name="T1">(Similarly with feelings, perceptions, mental formations, consciousness.)</text:span></text:p>
      <text:p text:style-name="P78"><text:span text:style-name="T1">But seeing the body</text:span><text:span text:style-name="T2">’</text:span><text:span text:style-name="T1">s impermanence, its changeability, its waning, its ceasing, he says, </text:span><text:span text:style-name="T2">“</text:span><text:span text:style-name="T1">formerly as now, all bodies were impermanent and unsatisfactory, and subject to change.</text:span><text:span text:style-name="T2">” </text:span><text:span text:style-name="T1">Thus, seeing this as it really is, with perfect insight, he abandons all sorrow, lamentation, pain, grief and despair. He is not worried at their abandonment, but unworriedly lives at ease, and thus living at ease he is said to be </text:span><text:span text:style-name="T2">“</text:span><text:span text:style-name="T1">assuredly delivered</text:span><text:span text:style-name="T2">”. </text:span></text:p>
      <text:p text:style-name="P78"><text:span text:style-name="T1">(Similarly with feelings, perceptions, mental formations, consciousness.) <text:s/></text:span></text:p>
      <text:p text:style-name="P81"/>
      <text:p text:style-name="P81"/>
      <text:p text:style-name="P77"><text:span text:style-name="T1">*********</text:span></text:p>
      <text:p text:style-name="P78"/>
      <text:p text:style-name="P77"><text:span text:style-name="T2">Chapter 4. </text:span></text:p>
      <text:p text:style-name="P81"/>
      <text:p text:style-name="P77"><text:span text:style-name="T1">The Daily Life of the Monk</text:span></text:p>
      <text:p text:style-name="P81"/>
      <text:p text:style-name="P78"><text:span text:style-name="T1">We read in the Commentary of the </text:span><text:span text:style-name="T2">“</text:span><text:span text:style-name="T1">Therag</text:span><text:span text:style-name="T6">ā</text:span><text:span text:style-name="T1">tha</text:span><text:span text:style-name="T2">” </text:span><text:span text:style-name="T1">(Psalms of the Brethren) that Jenta was wondering whether he would leave the world. After he heard the Buddha preach he entered the order and attained </text:span><text:soft-page-break/><text:span text:style-name="T1">arahatship. We read in Canto CXI, Jenta, the following verse uttered by him </text:span><text:span text:style-name="T1"><text:note text:id="ftn27" text:note-class="footnote"><text:note-citation>27</text:note-citation><text:note-body><text:p text:style-name="P28"><text:span text:style-name="T17"/><text:span text:style-name="T19"> </text:span><text:span text:style-name="T9">I slightly modified the P.T.S. translation by Mrs. Rhys Davids, in order to make it more readable. </text:span></text:p></text:note-body></text:note></text:span><text:span text:style-name="T2">:</text:span></text:p>
      <text:p text:style-name="P80"/>
      <text:p text:style-name="P78"><text:span text:style-name="T1">Hard is the life without the world, and hard</text:span></text:p>
      <text:p text:style-name="P78"><text:span text:style-name="T1">In truth to bear house life. Deep is the Dhamma;</text:span></text:p>
      <text:p text:style-name="P78"><text:span text:style-name="T1">Hard too is wealth to win. Thus difficult </text:span></text:p>
      <text:p text:style-name="P78"><text:span text:style-name="T1">The choice between the life of monk or layman </text:span><text:span text:style-name="T1"><text:note text:id="ftn28" text:note-class="footnote"><text:note-citation>28</text:note-citation><text:note-body><text:p text:style-name="P29"><text:span text:style-name="T17"/><text:span text:style-name="T19"> </text:span><text:span text:style-name="T9">The translation has: The choice of one or other how to live. </text:span></text:p></text:note-body></text:note></text:span><text:span text:style-name="T2">.</text:span></text:p>
      <text:p text:style-name="P78"><text:span text:style-name="T1">I ought to bear unceasingly in mind</text:span></text:p>
      <text:p text:style-name="P78"><text:span text:style-name="T1">(And see in everything) impermanence.</text:span></text:p>
      <text:p text:style-name="P80"/>
      <text:p text:style-name="P78"><text:span text:style-name="T1">The life of laymen is difficult, they have to exert themselves to earn their living. The monk</text:span><text:span text:style-name="T2">’</text:span><text:span text:style-name="T1">s life is also difficult, he is dependant on laymen for the obtainment of the four requisites of robes, food, dwelling and medicines. No matter whether someone is monk or layman, he experiences objects through the six doors, and on account of these objects attachment tends to arise. If one does not develop satipa</text:span><text:span text:style-name="T7">ṭṭ</text:span><text:span text:style-name="T2">h</text:span><text:span text:style-name="T6">ā</text:span><text:span text:style-name="T1">na, defilements will increase evermore and thus life will become more and more difficult. Jenta did not merely think, </text:span><text:span text:style-name="T2">“</text:span><text:span text:style-name="T1">Everything is impermanent</text:span><text:span text:style-name="T2">”</text:span><text:span text:style-name="T7">. Thinking about impermanence is not the same as the penetration of the characteristic of impermanence, of the arising and falling away of each reality which appears. The Dhamma is subtle and deep. Although the Dhamma is near, we do not understand it: we do not understand seeing which appears now or hearing which appears now; they arise and fall away, they are impermanent. Jenta had developed vipassan</text:span><text:span text:style-name="T2">ā </text:span><text:span text:style-name="T1">and he had penetrated the three characteristics of impermanence, dukkha and anatt</text:span><text:span text:style-name="T2">ā </text:span><text:span text:style-name="T1">of all realities which appeared in his daily life. Otherwise he could not have attained arahatship. Even a short reminder of impermanence, as we find in Jenta</text:span><text:span text:style-name="T2">’</text:span><text:span text:style-name="T1">s verse, is very beneficial, it can be a condition for us not to delay awareness of the n</text:span><text:span text:style-name="T6">ā</text:span><text:span text:style-name="T1">ma or r</text:span><text:span text:style-name="T2">ū</text:span><text:span text:style-name="T1">pa appearing at this moment. In order to realize the arising and falling away of n</text:span><text:span text:style-name="T6">ā</text:span><text:span text:style-name="T1">ma and r</text:span><text:span text:style-name="T2">ūpa vipassanā </text:span><text:span text:style-name="T1">has to be developed stage by stage, but it is of no use to worry about the difficulty of its development. We should begin at the present moment, be it seeing, hearing or thinking. </text:span></text:p>
      <text:p text:style-name="P78"><text:soft-page-break/><text:span text:style-name="T1">One may find it difficult to be mindful of realities while one is working, while one is in a hurry or while one is speaking. Not only laypeople, but also monks have many tasks to perform. It is very useful to read about the monks</text:span><text:span text:style-name="T2">’ </text:span><text:span text:style-name="T1">daily life in the Vinaya </text:span><text:span text:style-name="T1"><text:note text:id="ftn29" text:note-class="footnote"><text:note-citation>29</text:note-citation><text:note-body><text:p text:style-name="P30"><text:span text:style-name="T17"/><text:span text:style-name="T19"> </text:span><text:span text:style-name="T9">Translated as 6 volumes of </text:span><text:span text:style-name="T11">“</text:span><text:span text:style-name="T9">The Book of the Discipline</text:span><text:span text:style-name="T11">”</text:span><text:span text:style-name="T9">, in the P. T. S. edition. </text:span></text:p></text:note-body></text:note></text:span><text:span text:style-name="T1">. The monks had to sweep around their dwelling places, they had to clean their dwellings, they had to wash their robes, but they had to perform their tasks with mindfulness of n</text:span><text:span text:style-name="T6">ā</text:span><text:span text:style-name="T1">ma and r</text:span><text:span text:style-name="T2">ū</text:span><text:span text:style-name="T1">pa. We read in the </text:span><text:span text:style-name="T2">“</text:span><text:span text:style-name="T1">Book of Discipline</text:span><text:span text:style-name="T2">” </text:span><text:span text:style-name="T4">(IV, Ch II, Observance, 118):</text:span></text:p>
      <text:p text:style-name="P80"><text:soft-page-break/></text:p>
      <text:p text:style-name="P78"><text:span text:style-name="T1">Now at that time the Observance-hall in a certain residence came to be soiled. Incoming monks looked down upon, criticised, spread it about, saying: </text:span><text:span text:style-name="T2">“</text:span><text:span text:style-name="T1">How can these monks not sweep the Observance-hall?</text:span><text:span text:style-name="T2">” </text:span><text:span text:style-name="T1">They told this matter to the Lord. He said: </text:span><text:span text:style-name="T2">“</text:span><text:span text:style-name="T1">I allow you, monks, to sweep the Observance-hall.</text:span><text:span text:style-name="T2">”</text:span></text:p>
      <text:p text:style-name="P80"/>
      <text:p text:style-name="P78"><text:span text:style-name="T1">The Buddha had to give the monks permission to perform such tasks as sweeping or cleaning, but he would not have given them permission to do these chores if mindfulness during their work was impossible. The Vinaya is the </text:span><text:span text:style-name="T2">“</text:span><text:span text:style-name="T1">Middle Way</text:span><text:span text:style-name="T2">”</text:span><text:span text:style-name="T1">; the observance of the rules should go together with the development of right understanding of whatever reality naturally appears in daily life. </text:span></text:p>
      <text:p text:style-name="P78"><text:span text:style-name="T1">We read in the </text:span><text:span text:style-name="T2">“</text:span><text:span text:style-name="T1">Kindred Sayings</text:span><text:span text:style-name="T2">”</text:span><text:span text:style-name="T1">( IV, Part II, Kindred Sayings about Feeling, 3, </text:span><text:span text:style-name="T2">§ </text:span><text:span text:style-name="T1">26) that the Buddha said:</text:span></text:p>
      <text:p text:style-name="P80"/>
      <text:p text:style-name="P78"><text:span text:style-name="T1">There are these three feelings, monks. What three? Pleasant feeling, painful feeling, neutral feeling.</text:span></text:p>
      <text:p text:style-name="P78"><text:span text:style-name="T1">Whatsoever recluses or brahmins </text:span><text:span text:style-name="T1"><text:note text:id="ftn30" text:note-class="footnote"><text:note-citation>30</text:note-citation><text:note-body><text:p text:style-name="P31"><text:span text:style-name="T17"/><text:span text:style-name="T19"> </text:span><text:span text:style-name="T9">In P</text:span><text:span text:style-name="T10">ā</text:span><text:span text:style-name="T13">li: br</text:span><text:span text:style-name="T10">ā</text:span><text:span text:style-name="T14">hma</text:span><text:span text:style-name="T13">ṇ</text:span><text:span text:style-name="T9">a, referring not only to a member of the Brahman caste, but also to someone who leads a pure life. </text:span></text:p></text:note-body></text:note></text:span><text:span text:style-name="T1"> understand not as they really are the arising, the destruction, the satisfaction and misery of, the escape from, these three feelings, those recluses and brahmins are approved neither among recluses as recluses nor among brahmins as brahmins. And those venerable ones have not understood of themselves, have not realized, the profit of being recluses or brahmins, nor have they lived in the attainment thereof.</text:span></text:p>
      <text:p text:style-name="P78"><text:span text:style-name="T1">But those recluses and brahmins who have done so, are approved both among recluses as recluses and among brahmins as brahmins. And those venerable ones have understood of themselves, have realized, the profit of being recluses or brahmins, and having so attained do live in the present life.</text:span></text:p>
      <text:p text:style-name="P80"/>
      <text:p text:style-name="P78"><text:soft-page-break/><text:span text:style-name="T1">Feeling arises with each moment of citta but we are usually unaware of the different feelings. The monks who were not mindful and did not understand the true nature of feeling, as impermanent, dukkha and anatt</text:span><text:span text:style-name="T6">ā</text:span><text:span text:style-name="T1">, were not approved of. In order to be a true recluse they should develop right understanding of n</text:span><text:span text:style-name="T6">ā</text:span><text:span text:style-name="T1">ma and r</text:span><text:span text:style-name="T2">ū</text:span><text:span text:style-name="T7">pa. </text:span></text:p>
      <text:p text:style-name="P78"><text:span text:style-name="T1">We read in the </text:span><text:span text:style-name="T2">“</text:span><text:span text:style-name="T1">Gradual Sayings</text:span><text:span text:style-name="T2">”</text:span><text:span text:style-name="T1">( II, Book of the Fours, Ch II, <text:s text:c="4"/></text:span><text:span text:style-name="T2">§ </text:span><text:span text:style-name="T7">2, Virtue </text:span><text:span text:style-name="T7"><text:note text:id="ftn31" text:note-class="footnote"><text:note-citation>31</text:note-citation><text:note-body><text:p text:style-name="P32"><text:span text:style-name="T17"/><text:span text:style-name="T19"> </text:span><text:span text:style-name="T9">I am using the tramnslation by Ven. Nyanaponika, in Anguttara Nik</text:span><text:span text:style-name="T10">ā</text:span><text:span text:style-name="T9">ya, An Anthology I, Wheel 155-158, B.P.S. Kandy. </text:span></text:p></text:note-body></text:note></text:span><text:span text:style-name="T2">): </text:span></text:p>
      <text:p text:style-name="P80"/>
      <text:p text:style-name="P78"><text:span text:style-name="T1">Devoted to virtue you should dwell, O monks, devoted to the discipline of the Order and restrained by that discipline! Perfect be your conduct and behaviour! Seeing danger even in the smallest transgression, you should train yourselves in the rules which you have accepted! But if a monk lives like that, what should he further do?</text:span></text:p>
      <text:p text:style-name="P78"><text:span text:style-name="T1">If a monk, while walking, standing, sitting or reclining, is free from greed and hatred, from sloth and torpor, from restlessness and worry, and has discarded sceptical doubt, then his will </text:span><text:span text:style-name="T1"><text:note text:id="ftn32" text:note-class="footnote"><text:note-citation>32</text:note-citation><text:note-body><text:p text:style-name="P33"><text:span text:style-name="T17"/><text:span text:style-name="T19"> </text:span><text:span text:style-name="T9">The P.T.S. edition has here: energy.</text:span></text:p></text:note-body></text:note></text:span><text:span text:style-name="T1"> has become strong and impregnable; his mindfulness is alert and unclouded; his body calm and unexcited; his mind concentrated and collected.</text:span></text:p>
      <text:p text:style-name="P78"><text:span text:style-name="T1">A monk who in such a manner ever and again shows earnest endeavour and moral shame, is called energetic and resolute.</text:span></text:p>
      <text:p text:style-name="P80"/>
      <text:p text:style-name="P78"><text:span text:style-name="T1">Controlled when walking, standing, sitting and reclining,</text:span></text:p>
      <text:p text:style-name="P78"><text:span text:style-name="T1">Controlled in bending, stretching of the limbs,</text:span></text:p>
      <text:p text:style-name="P78"><text:span text:style-name="T1">Careful observer of the world around him:</text:span></text:p>
      <text:p text:style-name="P78"><text:span text:style-name="T1">He knows how khandhas arise and cease.</text:span></text:p>
      <text:p text:style-name="P80"/>
      <text:p text:style-name="P78"><text:span text:style-name="T1">He who thus lives with ardent mind</text:span></text:p>
      <text:p text:style-name="P78"><text:span text:style-name="T1">And calm demeanour, free from restlessness,</text:span></text:p>
      <text:p text:style-name="P78"><text:span text:style-name="T1">Who trains himself in quietude of mind, </text:span></text:p>
      <text:p text:style-name="P78"><text:span text:style-name="T1">With constancy and perseverance-</text:span></text:p>
      <text:p text:style-name="P78"><text:span text:style-name="T8">As </text:span><text:span text:style-name="T2">“Ever-resolute” </text:span><text:span text:style-name="T1">that monk is known. </text:span></text:p>
      <text:p text:style-name="P80"/>
      <text:p text:style-name="P78"><text:soft-page-break/><text:span text:style-name="T1">In the </text:span><text:span text:style-name="T2">“Mah</text:span><text:span text:style-name="T6">ā</text:span><text:span text:style-name="T2">-satipa</text:span><text:span text:style-name="T7">ṭṭ</text:span><text:span text:style-name="T2">h</text:span><text:span text:style-name="T6">ā</text:span><text:span text:style-name="T2">na sutta” </text:span><text:span text:style-name="T1">(Dialogues of the Buddha II, no. 22) and in the </text:span><text:span text:style-name="T2">“Satipa</text:span><text:span text:style-name="T7">ṭṭ</text:span><text:span text:style-name="T2">h</text:span><text:span text:style-name="T6">ā</text:span><text:span text:style-name="T2">na sutta” </text:span><text:span text:style-name="T1">(Middle Length Sayings I, no. 10) the Buddha also explained that the monk should practise </text:span><text:span text:style-name="T2">“</text:span><text:span text:style-name="T1">clear comprehension</text:span><text:span text:style-name="T2">”</text:span><text:span text:style-name="T1">, sati and right understanding, in all postures. When we read in the above-quoted translation the word </text:span><text:span text:style-name="T2">“</text:span><text:span text:style-name="T1">controlled</text:span><text:span text:style-name="T2">”</text:span><text:span text:style-name="T1">, we should remember that there is no self who controls; the word </text:span><text:span text:style-name="T2">“</text:span><text:span text:style-name="T1">controlled</text:span><text:span text:style-name="T2">” </text:span><text:span text:style-name="T1">implies mindfulness of realities. We are walking, standing, sitting or reclining, bending and stretching during the day, and at all those moments realities are appearing through the six doors. Right understanding can be developed no matter what one is doing. When we read about the tasks the monks had to perform we can read such passages with right understanding of the goal of monkhood: the development of right understanding to the degree of arahatship. The Buddha did not have to repeat all the time: </text:span><text:span text:style-name="T2">“</text:span><text:span text:style-name="T1">do your tasks with mindfulness</text:span><text:span text:style-name="T2">”</text:span><text:span text:style-name="T1">, because he had explained this already. </text:span></text:p>
      <text:p text:style-name="P78"><text:span text:style-name="T1">In the beginning the Buddha had not laid down rules of conduct, but when monks deviated from their purity of life there was an occasion to lay down rules. We read in the </text:span><text:span text:style-name="T2">“</text:span><text:span text:style-name="T1">Book of Discipline</text:span><text:span text:style-name="T2">”</text:span><text:span text:style-name="T7">( I, Suttavibhaṅ</text:span><text:span text:style-name="T1">ga, Defeat I, 9) that S</text:span><text:span text:style-name="T6">ā</text:span><text:span text:style-name="T1">riputta said to the Buddha:</text:span></text:p>
      <text:p text:style-name="P80"/>
      <text:p text:style-name="P78"><text:span text:style-name="T2">“</text:span><text:span text:style-name="T1">It is the right time, lord, it is the right time, well-farer, at which the lord should make known the course of training for disciples and should appoint the P</text:span><text:span text:style-name="T7">āṭ</text:span><text:span text:style-name="T1">imokkha, in order that this Brahma-life may persist and last long.</text:span><text:span text:style-name="T2">”</text:span></text:p>
      <text:p text:style-name="P78"><text:span text:style-name="T2">“</text:span><text:span text:style-name="T3">Wait, S</text:span><text:span text:style-name="T6">ā</text:span><text:span text:style-name="T1">riputta, wait, S</text:span><text:span text:style-name="T6">ā</text:span><text:span text:style-name="T1">riputta. The tath</text:span><text:span text:style-name="T6">ā</text:span><text:span text:style-name="T1">gata will know the right time for that. The teacher does not make known, S</text:span><text:span text:style-name="T6">ā</text:span><text:span text:style-name="T1">riputta, the course of training for disciples, or appoint the P</text:span><text:span text:style-name="T7">āṭ</text:span><text:span text:style-name="T1">imokkha until some conditions causing the cankers appear here in the Order. And as soon, S</text:span><text:span text:style-name="T6">ā</text:span><text:span text:style-name="T1">riputta, as some conditions causing the cankers appear here in the Order, then the teacher makes known the course of training for disciples, he appoints the P</text:span><text:span text:style-name="T7">āṭ</text:span><text:span text:style-name="T1">imokkha in order to ward off those conditions causing the cankers....</text:span></text:p>
      <text:p text:style-name="P80"/>
      <text:p text:style-name="P78"><text:span text:style-name="T1">The rules of P</text:span><text:span text:style-name="T7">āṭ</text:span><text:span text:style-name="T1">imokkha, a collection of precepts, were recited twice a month. We read about the purposes of the rules the monks had to observe in the </text:span><text:span text:style-name="T2">“</text:span><text:span text:style-name="T1">Gradual Sayings</text:span><text:span text:style-name="T2">” </text:span><text:span text:style-name="T1">(Book of the Twos, Ch XVII, </text:span><text:span text:style-name="T2">§ </text:span><text:span text:style-name="T1">1, Results): <text:s/></text:span></text:p>
      <text:p text:style-name="P80"/>
      <text:p text:style-name="P78"><text:span text:style-name="T1">Monks, it was to bring about these pairs of results that the Observances were enjoined on his disciples by the Tath</text:span><text:span text:style-name="T6">ā</text:span><text:span text:style-name="T1">gata. What two? </text:span></text:p>
      <text:p text:style-name="P78"><text:soft-page-break/><text:span text:style-name="T1">The excellence and well-being of the Order...</text:span></text:p>
      <text:p text:style-name="P78"><text:span text:style-name="T1">The control of ill-conditioned monks and the comfort of good monks...</text:span></text:p>
      <text:p text:style-name="P78"><text:span text:style-name="T1">The restraint, in this very life, of the </text:span><text:span text:style-name="T6">ā</text:span><text:span text:style-name="T1">savas, guilt, faults, fears and unprofitable states: and the protection against the same in a future life.</text:span></text:p>
      <text:p text:style-name="P78"><text:span text:style-name="T1">Out of compassion for householders, and to uproot the factions of the evilly disposed...</text:span></text:p>
      <text:p text:style-name="P78"><text:span text:style-name="T1">To give confidence to believers, and for the betterment of believers...</text:span></text:p>
      <text:p text:style-name="P78"><text:span text:style-name="T1">To establish true Dhamma, for the support of the Discipline...</text:span></text:p>
      <text:p text:style-name="P78"><text:span text:style-name="T1">Monks, it was to bring about these pairs of results....</text:span></text:p>
      <text:p text:style-name="P80"/>
      <text:p text:style-name="P78"><text:span text:style-name="T1">As we read, one of the results is the restraint of the </text:span><text:span text:style-name="T6">ā</text:span><text:span text:style-name="T1">savas, all defilements. The rules help the monk to be mindful and to develop right understanding in order to eradicate all defilements. The rules for the monk should not be separated from the development of satipa</text:span><text:span text:style-name="T7">ṭṭ</text:span><text:span text:style-name="T2">h</text:span><text:span text:style-name="T6">ā</text:span><text:span text:style-name="T7">na. </text:span></text:p>
      <text:p text:style-name="P78"><text:span text:style-name="T1">We read in the </text:span><text:span text:style-name="T2">“</text:span><text:span text:style-name="T1">Book of Discipline</text:span><text:span text:style-name="T2">”</text:span><text:span text:style-name="T7">(III, Suttavibhaṅ</text:span><text:span text:style-name="T1">ga, Training, 195) about a group of six monks who had bad manners while eating. We read:</text:span></text:p>
      <text:p text:style-name="P80"/>
      <text:p text:style-name="P78"><text:span text:style-name="T1">... Now at that time the group of six monks, while eating, put the whole hand into the mouth...</text:span></text:p>
      <text:p text:style-name="P78"><text:span text:style-name="T2">“</text:span><text:span text:style-name="T1">I will not put the whole hand into the mouth while eating,</text:span><text:span text:style-name="T2">” </text:span><text:span text:style-name="T1">is a training to be observed.</text:span><text:span text:style-name="T2">”</text:span></text:p>
      <text:p text:style-name="P78"><text:span text:style-name="T1">One should not put the whole hand into the mouth while eating. Whoever out of disrespect puts the whole hand into the mouth while eating, there is an offence of wrong-doing. </text:span></text:p>
      <text:p text:style-name="P78"><text:span text:style-name="T1">There is no offence if it is unintentional, if he is not thinking, if he does not know, if he is ill, ... if he is mad, if he is the first wrong-doer....</text:span></text:p>
      <text:p text:style-name="P80"/>
      <text:p text:style-name="P78"><text:span text:style-name="T1">We read time and again, when there is reference to a bad deed, that the Buddha asked whether the person who did a bad deed had the intention or volition to do such a deed. He should scrutinize himself as to this. From the Abhidhamma we learn that akusala kamma is actually unwholesome intention, akusala cetan</text:span><text:span text:style-name="T2">ā </text:span><text:span text:style-name="T1">cetasika. We <text:s/>read that there is no offence when someone is the first wrong-doer. The reason is that at that moment there is no rule yet which can be transgressed. </text:span></text:p>
      <text:p text:style-name="P78"><text:span text:style-name="T1">Further on we read about other rules, given on account of bad manners of the </text:span><text:span text:style-name="T2">“</text:span><text:span text:style-name="T1">group of six monks</text:span><text:span text:style-name="T2">”</text:span><text:span text:style-name="T1">. We read, for example, about the following rules:</text:span></text:p>
      <text:p text:style-name="P80"/>
      <text:p text:style-name="P78"><text:soft-page-break/><text:span text:style-name="T2">... “</text:span><text:span text:style-name="T1">I will not talk with a mouthful in the mouth,</text:span><text:span text:style-name="T2">” </text:span><text:span text:style-name="T1">is a training to be observed....</text:span></text:p>
      <text:p text:style-name="P78"><text:span text:style-name="T2">...”</text:span><text:span text:style-name="T1">I will not eat tossing up balls (of food),</text:span><text:span text:style-name="T2">” </text:span><text:span text:style-name="T1">is a training to be observed...</text:span></text:p>
      <text:p text:style-name="P78"><text:span text:style-name="T2">...”</text:span><text:span text:style-name="T1">I will not eat stuffing the cheeks,</text:span><text:span text:style-name="T2">” </text:span><text:span text:style-name="T1">is a training to be observed...</text:span></text:p>
      <text:p text:style-name="P78"><text:span text:style-name="T2">...”</text:span><text:span text:style-name="T1">I will not eat smacking the lips,</text:span><text:span text:style-name="T2">” </text:span><text:span text:style-name="T1">is a training to be observed...</text:span></text:p>
      <text:p text:style-name="P78"><text:span text:style-name="T2">...”</text:span><text:span text:style-name="T1">I will not eat making a hissing sound,</text:span><text:span text:style-name="T2">” </text:span><text:span text:style-name="T1">is a training to be observed...</text:span></text:p>
      <text:p text:style-name="P78"><text:span text:style-name="T2">...”</text:span><text:span text:style-name="T1">I will not eat licking the fingers,</text:span><text:span text:style-name="T2">” </text:span><text:span text:style-name="T1">is a training to be observed...</text:span></text:p>
      <text:p text:style-name="P78"><text:span text:style-name="T2">...“</text:span><text:span text:style-name="T1">I will not eat licking the bowl,</text:span><text:span text:style-name="T2">” </text:span><text:span text:style-name="T1">is a training to be observed...</text:span></text:p>
      <text:p text:style-name="P80"/>
      <text:p text:style-name="P78"><text:span text:style-name="T1">These are only a few examples of rules of conduct to be observed while eating. The monk should see danger in the smallest faults. When he is mindful of n</text:span><text:span text:style-name="T6">ā</text:span><text:span text:style-name="T1">ma and r</text:span><text:span text:style-name="T2">ū</text:span><text:span text:style-name="T1">pa also while eating he will not eat thoughtlessly. The almsfood he receives is a gift of the faithful layfollowers and he should be worthy of this gift. It should remind him of the obligation of striving after the goal of monkhood. When the food is delicious lobha is likely to arise, but he can be mindful of lobha and realize it as only a type of n</text:span><text:span text:style-name="T6">ā</text:span><text:span text:style-name="T2">ma. </text:span></text:p>
      <text:p text:style-name="P78"><text:span text:style-name="T1">We read in the </text:span><text:span text:style-name="T2">“</text:span><text:span text:style-name="T1">Book of Discipline</text:span><text:span text:style-name="T2">”(IV, Mah</text:span><text:span text:style-name="T6">ā</text:span><text:span text:style-name="T1">vagga, I, The Great Section, 45-54) about rules concerning the conduct of the newly ordained monk towards his preceptor, a person who gives guidance to him. We read:</text:span></text:p>
      <text:p text:style-name="P80"/>
      <text:p text:style-name="P78"><text:span text:style-name="T2">“</text:span><text:span text:style-name="T1">Monks, I allow a preceptor. The preceptor, monks, should arouse in the one who shares his cell the attitude of a son; the one who shares his cell should arouse in the preceptor the attitude of a father. Thus these, living with reverence, with deference, with courtesy towards one another, will come to growth, to increase, to maturity in this dhamma and discipline...</text:span><text:span text:style-name="T2">”</text:span></text:p>
      <text:p text:style-name="P80"/>
      <text:p text:style-name="P78"><text:span text:style-name="T1">Here, the Buddha reminds the monks again of the purpose of the rules: growth and maturity in this </text:span><text:span text:style-name="T2">“</text:span><text:span text:style-name="T1">dhamma and discipline</text:span><text:span text:style-name="T2">”</text:span><text:span text:style-name="T1">. The pupil has to perform many tasks for the preceptor, but not without mindfulness of n</text:span><text:span text:style-name="T6">ā</text:span><text:span text:style-name="T1">ma and r</text:span><text:span text:style-name="T2">ū</text:span><text:span text:style-name="T1">pa. We read:</text:span></text:p>
      <text:p text:style-name="P80"/>
      <text:p text:style-name="P78"><text:soft-page-break/><text:span text:style-name="T2">“</text:span><text:span text:style-name="T1">The one who shares a cell, monks, should conduct himself properly towards the preceptor. This is the proper conduct in this repect: having got up early, having taken off his sandals, having arranged his upper robe over one shoulder, he should give tooth-wood, he should give water for rinsing the mouth, he should make ready a seat. If there is conjey </text:span><text:span text:style-name="T1"><text:note text:id="ftn33" text:note-class="footnote"><text:note-citation>33</text:note-citation><text:note-body><text:p text:style-name="P34"><text:span text:style-name="T17"/><text:span text:style-name="T19"> </text:span><text:span text:style-name="T15">rice gruel </text:span></text:p></text:note-body></text:note></text:span><text:span text:style-name="T1">, having washed the bowl, the conjey should be placed near (the preceptor). When he has drunk the conjey, having given him water, having received the bowl, having lowered it, having washed it properly without rubbing it, it should be put away. When the preceptor has got up, the seat should be removed. If that place is soiled, that place should be swept....</text:span></text:p>
      <text:p text:style-name="P80"><text:soft-page-break/></text:p>
      <text:p text:style-name="P78"><text:span text:style-name="T1">Further on we read about many other tasks the newly ordained monk had to perform for his preceptor. He should prepare a bath for him, and arrange for everything the preceptor needs in the bathroom. He should clean the dwelling place and sweep it when it is soiled. He should open the windows by day if the weather is cool and close them at night. If the wheather is warm, he should close the windows by day and open them at night. He should not only look after the preceptor</text:span><text:span text:style-name="T2">’</text:span><text:span text:style-name="T1">s material needs, but he should also help him as regards his spiritual needs. We read (49):</text:span></text:p>
      <text:p text:style-name="P80"/>
      <text:p text:style-name="P78"><text:span text:style-name="T1">If dissatisfaction has arisen in the preceptor, the one who shares his cell should allay it or should get (another) to allay it, or he should give him a talk on dhamma. If remorse has arisen in the preceptor, the one who shares the cell should dispel it, or he should give him a talk on dhamma. If wrong views have arisen in the preceptor, the one who shares the cell should dissuade him (from them) or should get (another) to dissuade him (from them), or he should give him a talk on dhamma....</text:span></text:p>
      <text:p text:style-name="P80"/>
      <text:p text:style-name="P78"><text:span text:style-name="T1">We then read about the obligations of the preceptor towards the monk who shares his cell. He should help him with regard to the recitation of the texts, exhort and instruct him. He should also help him in material way and look after him when he is sick.</text:span></text:p>
      <text:p text:style-name="P78"><text:span text:style-name="T1">Reading the details about the many tasks the monks had to perform in their daily life is useful for laypeople as well. The Buddha exhorted the monks to develop satipa</text:span><text:span text:style-name="T7">ṭṭ</text:span><text:span text:style-name="T2">h</text:span><text:span text:style-name="T6">ā</text:span><text:span text:style-name="T1">na during all their activities and this can remind laypeople that, no matter what they are doing, there are realities appearing through the six doors which can be objects of mindfulness. There are n</text:span><text:span text:style-name="T6">ā</text:span><text:span text:style-name="T1">ma and r</text:span><text:span text:style-name="T2">ū</text:span><text:span text:style-name="T1">pa when one cleans one</text:span><text:span text:style-name="T2">’</text:span><text:span text:style-name="T1">s house, open and close windows or look after sick relatives. The Vinaya does not contain merely rules, but also discourses in which the Buddha explained about absolute realities which can be objects of mindfulness and right understanding. There is also Abhidhamma in the Vinaya; the Buddha explained about the four noble Truths, about the five khandhas, about all the objects impinging on the six doors. Thus, the Vinaya, the Suttanta and the Abhidhamma are in conformity with each other. </text:span></text:p>
      <text:p text:style-name="P78"><text:span text:style-name="T1">We read in the Book of Discipline (IV, Mah</text:span><text:span text:style-name="T6">ā</text:span><text:span text:style-name="T1">vagga, I, The Great Section, 21) that the Buddha, while he was staying near Gaya with thousand monks who had formerly been </text:span><text:span text:style-name="T2">“</text:span><text:span text:style-name="T1">matted hair ascetics</text:span><text:span text:style-name="T2">”</text:span><text:span text:style-name="T1">, <text:s text:c="2"/>addressed these monks:</text:span></text:p>
      <text:p text:style-name="P78"><text:span text:style-name="T2"><text:s/></text:span></text:p>
      <text:p text:style-name="P78"><text:soft-page-break/><text:span text:style-name="T1">Monks, everything is burning. And what, monks, is everything that is burning? The eye, monks, is burning, visible objects are burning, seeing-consciousness is burning, eye-contact is burning, in other words the feeling which arises from eye-contact, be it pleasant or painful or neither painful nor pleasant, that too is burning. With what is it burning? I say it is burning with the fire of passion, with the fire of hatred, with the fire of stupidity; it is burning because of birth, ageing, dying, because of grief, sorrow, suffering, lamentation and despair.</text:span></text:p>
      <text:p text:style-name="P78"><text:span text:style-name="T1">The ear... sounds...the nose...odours... the tongue... tastes... the body... tangible objects... the mind... mental states... mind-consciousness is burning, mind-contact is burning, in other words the feeling which arises through mind-contact, be it pleasant or painful or neither painful nor pleasant, that too is burning. With what is it burning? I say it is burning with the fire of passion, with the fire of hatred, with the fire of stupidity; it is burning because of birth, ageing, dying, because of grief, sorrow, suffering, lamentation and despair.</text:span></text:p>
      <text:p text:style-name="P78"><text:span text:style-name="T1">Seeing this, monks, the instructed disciple of the ariyans disregards the eye and he disregards visible objects and he disregards seeing-consciousness and he disregards eye-contact, in other words the feeling which arises from eye-contact, be it pleasant or painful or neither painful nor pleasant, that too he disregards. And he disregards the ear... sounds... the nose... odours... the tongue... tastes...the body... tangible objects... the mind... mental states... mind-consciousness... mind-contact, in other words the feeling that arises from mind-contact, be it pleasant or painful or neither painful nor pleasant, that too he disregards; disregarding, he is dispassionate; through dispassion he is freed; in freedom the knowledge comes to be, </text:span><text:span text:style-name="T2">“</text:span><text:span text:style-name="T1">I am freed</text:span><text:span text:style-name="T2">”</text:span><text:span text:style-name="T1">, and he comprehends: Destroyed is birth, lived is the Brahma-faring, done is what was to be done, there is no more of being such or such.</text:span><text:span text:style-name="T2">”</text:span></text:p>
      <text:p text:style-name="P78"><text:span text:style-name="T1">And while this discourse was being uttered, the minds of these thousand monks were freed from the cankers without grasping.</text:span></text:p>
      <text:p text:style-name="P80"/>
      <text:p text:style-name="P78"><text:soft-page-break/><text:span text:style-name="T1">In this passage the Buddha taught Abhidhamma: he taught about cittas experiencing objects through the six doors, he taught about cetasikas such as contact, feeling, lobha (attachment), dosa (aversion) and moha (ignorance), and he taught about r</text:span><text:span text:style-name="T2">ū</text:span><text:span text:style-name="T1">pas such as the sense objects and the senses; in short, he taught about absolute realities. He showed the danger of lobha, dosa, and moha, which arise on account of what is experienced through the six doors. So long as there are defilements there will be birth, old age, sickness and death, and all the suffering inherent in the cycle of birth and death. Right understanding of each reality which appears leads to detachment. The monks who listened were mindful of seeing, visible object, hearing, sound, of all n</text:span><text:span text:style-name="T6">ā</text:span><text:span text:style-name="T1">mas and r</text:span><text:span text:style-name="T2">ū</text:span><text:span text:style-name="T1">pas which appeared at that moment. We tend to cling to ourselves, we think of the body as if it belongs to us, we think of our eyes, ears, arms and legs, and we forget the conditions from which it originates. The r</text:span><text:span text:style-name="T2">ū</text:span><text:span text:style-name="T1">pas we call our body are r</text:span><text:span text:style-name="T2">ū</text:span><text:span text:style-name="T1">pas produced by the four factors of kamma, citta, food and temperature. No matter whether we walk, stand, sit or lie down, bend or stretch, the r</text:span><text:span text:style-name="T2">ū</text:span><text:span text:style-name="T1">pas of the body which arise and fall away are produced by these four factors. A dead body cannot move, there are only r</text:span><text:span text:style-name="T2">ū</text:span><text:span text:style-name="T1">pas produced by temperature. We are inclined to forget that earsense is a particular r</text:span><text:span text:style-name="T2">ū</text:span><text:span text:style-name="T1">pa in the ear produced by kamma throughout our life, and that it arises and falls away. Earsense can only be contacted by sound. Sound is a r</text:span><text:span text:style-name="T2">ū</text:span><text:span text:style-name="T1">pa which can be heard by hearing-consciousness. We are inclined to take hearing for self but we can verify that it is a type of n</text:span><text:span text:style-name="T6">ā</text:span><text:span text:style-name="T1">ma arisen because of its appropriate conditions. The monks who listened developed right understanding even to the degree of arahatship. They were freed from birth.</text:span></text:p>
      <text:p text:style-name="P80"/>
      <text:p text:style-name="P78"><text:soft-page-break/><text:span text:style-name="T1">The goal of monkhood is arahatship and therefore the monks who were not arahats yet had to listen to the teachings, consider them and develop satipa</text:span><text:span text:style-name="T7">ṭṭ</text:span><text:span text:style-name="T2">h</text:span><text:span text:style-name="T6">ā</text:span><text:span text:style-name="T1">na. They recited the Buddha</text:span><text:span text:style-name="T2">’</text:span><text:span text:style-name="T1">s teachings, they held Dhamma discussions and they taught the Dhamma. We read in the </text:span><text:span text:style-name="T2">“</text:span><text:span text:style-name="T1">Dialogues of the Buddha</text:span><text:span text:style-name="T2">”</text:span><text:span text:style-name="T1">(III, no. 29, The Delectable Discourse) that the Buddha said to Cunda that he, the Buddha, had come to his journey</text:span><text:span text:style-name="T2">’</text:span><text:span text:style-name="T1">s end, but that there were senior monks who were well trained, who had attained arahatship and were able to propagate the Dhamma. He said that there were also monks of middle age and standing who were his disciples and who were wise. He said that among his disciples there were also novices, sisters, laymen and laywomen. His religion (brahmacariya, the </text:span><text:span text:style-name="T2">“</text:span><text:span text:style-name="T1">brahman life</text:span><text:span text:style-name="T2">”</text:span><text:span text:style-name="T1">) was in every way successful, complete, well set forth in all its full extent. Further on the Buddha said to Cunda:</text:span></text:p>
      <text:p text:style-name="P80"/>
      <text:p text:style-name="P78"><text:span text:style-name="T1">Wherefore, Cunda, do you, to whom I have made known the truths that I have perceived, come together in company and rehearse all of you together those doctrines and quarrel not over them, but compare meaning with meaning, and phrase with phrase, in order that this pure religion may last long and be perpetuated, in order that it may continue to be for the good and happiness of the great multitudes, out of love for the world, to the good and the gain and the happiness of devas and men!</text:span></text:p>
      <text:p text:style-name="P80"/>
      <text:p text:style-name="P78"><text:span text:style-name="T1">It was the task of the Sangha, the Order of monks, to preserve the teachings and to hand them on to future generations. Many of the Buddha</text:span><text:span text:style-name="T2">’</text:span><text:span text:style-name="T1">s disciples had attained arahatship and among them S</text:span><text:span text:style-name="T6">ā</text:span><text:span text:style-name="T1">riputta and Moggall</text:span><text:span text:style-name="T6">ā</text:span><text:span text:style-name="T1">na were the Buddha</text:span><text:span text:style-name="T2">’</text:span><text:span text:style-name="T1">s chief disciples. They were called by the Buddha </text:span><text:span text:style-name="T2">“</text:span><text:span text:style-name="T1">model and standard</text:span><text:span text:style-name="T2">” </text:span><text:span text:style-name="T1">for the other monks. S</text:span><text:span text:style-name="T6">ā</text:span><text:span text:style-name="T1">riputta, who was called the </text:span><text:span text:style-name="T2">“</text:span><text:span text:style-name="T1">marshall of the Dhamma</text:span><text:span text:style-name="T2">” </text:span><text:span text:style-name="T1">was the guardian of the welfare of the monks </text:span><text:span text:style-name="T1"><text:note text:id="ftn34" text:note-class="footnote"><text:note-citation>34</text:note-citation><text:note-body><text:p text:style-name="P35"><text:span text:style-name="T17"/><text:span text:style-name="T19"> </text:span><text:span text:style-name="T9">See </text:span><text:span text:style-name="T11">“</text:span><text:span text:style-name="T9">The Life of S</text:span><text:span text:style-name="T10">ā</text:span><text:span text:style-name="T11">riputta” </text:span><text:span text:style-name="T16">by Ven. Nyanaponika, Wheel no. 90-92, B.P.S. Kandy. <text:s/></text:span></text:p></text:note-body></text:note></text:span><text:span text:style-name="T1">. With his penetrative understanding and ability to teach he explained in detail the sermons which the Buddha had preached in brief. The systematization of the Abhidhamma texts also originated with S</text:span><text:span text:style-name="T6">ā</text:span><text:span text:style-name="T2">riputta </text:span><text:span text:style-name="T2"><text:note text:id="ftn35" text:note-class="footnote"><text:note-citation>35</text:note-citation><text:note-body><text:p text:style-name="P36"><text:span text:style-name="T17"/><text:span text:style-name="T19"> </text:span><text:span text:style-name="T9">See Ch 1.</text:span></text:p></text:note-body></text:note></text:span><text:span text:style-name="T2">. S</text:span><text:span text:style-name="T6">ā</text:span><text:span text:style-name="T1">riputta and Moggall</text:span><text:span text:style-name="T6">ā</text:span><text:span text:style-name="T1">na had passed away before the Buddha and thus they did not attend the Great Council which was held <text:s/>at R</text:span><text:span text:style-name="T6">ā</text:span><text:span text:style-name="T1">jagaha, shortly after the Buddha</text:span><text:span text:style-name="T2">’</text:span><text:span text:style-name="T1">s passing away. We read in the </text:span><text:span text:style-name="T2">“</text:span><text:span text:style-name="T8">Expositor</text:span><text:span text:style-name="T2">” </text:span><text:span text:style-name="T1">(Atthas</text:span><text:span text:style-name="T6">ā</text:span><text:span text:style-name="T2">linī </text:span><text:span text:style-name="T1">I, Introductory Discourse, 27):</text:span></text:p>
      <text:p text:style-name="P80"><text:soft-page-break/></text:p>
      <text:p text:style-name="P78"><text:span text:style-name="T1">Thus at the time of the Rehearsal at the First Council, held by the five hundred, the company of the self-controlled </text:span><text:span text:style-name="T1"><text:note text:id="ftn36" text:note-class="footnote"><text:note-citation>36</text:note-citation><text:note-body><text:p text:style-name="P37"><text:span text:style-name="T17"/><text:span text:style-name="T19"> </text:span><text:span text:style-name="T11">Arahats.</text:span></text:p></text:note-body></text:note></text:span><text:span text:style-name="T1">, who recited under the presidency of Mah</text:span><text:span text:style-name="T2">ā </text:span><text:span text:style-name="T1">Kassapa did so after previous determination: </text:span><text:span text:style-name="T2">“</text:span><text:span text:style-name="T1">This is the Dhamma, this is the Vinaya </text:span><text:span text:style-name="T1"><text:note text:id="ftn37" text:note-class="footnote"><text:note-citation>37</text:note-citation><text:note-body><text:p text:style-name="P38"><text:span text:style-name="T17"/><text:span text:style-name="T19"> </text:span><text:span text:style-name="T9">The whole of the teachings is also referred to as </text:span><text:span text:style-name="T11">“</text:span><text:span text:style-name="T9">The Dhamma and the Vinaya</text:span><text:span text:style-name="T11">”. </text:span></text:p></text:note-body></text:note></text:span><text:span text:style-name="T2">”</text:span><text:span text:style-name="T1">; these are the first words, these the middle words, these the later words of the Buddha; this is the Vinaya-Pi</text:span><text:span text:style-name="T7">ṭ</text:span><text:span text:style-name="T1">aka, this the Suttanta-Pi</text:span><text:span text:style-name="T7">ṭ</text:span><text:span text:style-name="T1">aka, this the Abhidhamma-Pi</text:span><text:span text:style-name="T7">ṭ</text:span><text:span text:style-name="T1">aka, this the D</text:span><text:span text:style-name="T2">ī</text:span><text:span text:style-name="T6">gha Nikā</text:span><text:span text:style-name="T1">ya (Dialogues of the Buddha), the Majjhima Nik</text:span><text:span text:style-name="T6">ā</text:span><text:span text:style-name="T1">ya (Middle Length Sayings), the Sa</text:span><text:span text:style-name="T2">ṃyutta Nik</text:span><text:span text:style-name="T6">ā</text:span><text:span text:style-name="T1">ya (Kindred Sayings), the Anguttara Nik</text:span><text:span text:style-name="T6">ā</text:span><text:span text:style-name="T1">ya (Gradual Sayings), the Khuddaka Nik</text:span><text:span text:style-name="T6">ā</text:span><text:span text:style-name="T1">ya (Minor Collection); these the nine parts, to wit, the Suttas, <text:s text:c="2"/>etc. </text:span><text:span text:style-name="T1"><text:note text:id="ftn38" text:note-class="footnote"><text:note-citation>38</text:note-citation><text:note-body><text:p text:style-name="P39"><text:span text:style-name="T17"/><text:span text:style-name="T18"> </text:span><text:span text:style-name="T20">These nine parts, sometimes mentioned in the Discourses (for example, Middle Length Sayings, no. 22), are: suttas without verses and suttas with verses, expositions (veyy</text:span><text:span text:style-name="T21">ā</text:span><text:span text:style-name="T20">karana) which includes the Abhidhamma, J</text:span><text:span text:style-name="T21">ā</text:span><text:span text:style-name="T20">taka (Birth stories) and other parts. See for a more detailed explanation the </text:span><text:span text:style-name="T22">“</text:span><text:span text:style-name="T23">Expositor</text:span><text:span text:style-name="T22">” </text:span><text:span text:style-name="T20">I, Introductory Discourse, 25-27.</text:span></text:p></text:note-body></text:note></text:span><text:span text:style-name="T1"> ; these the eighty-four thousand units of text.</text:span><text:span text:style-name="T2">”</text:span></text:p>
      <text:p text:style-name="P80"/>
      <text:p text:style-name="P78"><text:span text:style-name="T1"><text:s/>All this was rehearsed in seven months. Mah</text:span><text:span text:style-name="T2">ā </text:span><text:span text:style-name="T1">Kassapa interrogated Up</text:span><text:span text:style-name="T6">ā</text:span><text:span text:style-name="T1">li, a monk who knew the Vinaya by heart, on the entire Vinaya. After that he interrogated </text:span><text:span text:style-name="T6">ā</text:span><text:span text:style-name="T1">nanda on the rest of the teachings </text:span><text:span text:style-name="T1"><text:note text:id="ftn39" text:note-class="footnote"><text:note-citation>39</text:note-citation><text:note-body><text:p text:style-name="P40"><text:span text:style-name="T17"/><text:span text:style-name="T19"> </text:span><text:span text:style-name="T9">See the Book of Discipline V, Cullavagga, Ch XI, and the </text:span><text:span text:style-name="T11">“</text:span><text:span text:style-name="T9">Illustrator of Ultimate Meaning</text:span><text:span text:style-name="T11">”</text:span><text:span text:style-name="T9">, commentary to the </text:span><text:span text:style-name="T11">“</text:span><text:span text:style-name="T9">Good Omen Discourse</text:span><text:span text:style-name="T11">” </text:span><text:span text:style-name="T9">of the </text:span><text:span text:style-name="T11">“</text:span><text:span text:style-name="T9">Minor Readings</text:span><text:span text:style-name="T11">”</text:span><text:span text:style-name="T10">, Khuddaka Nikā</text:span><text:span text:style-name="T11">ya. </text:span></text:p></text:note-body></text:note></text:span><text:span text:style-name="T2">. </text:span><text:span text:style-name="T6">ā</text:span><text:span text:style-name="T1">nanda, who had been the Buddha</text:span><text:span text:style-name="T2">’</text:span><text:span text:style-name="T1">s personal attendant during his last twentyfive years and who had attained arahatship on the eve of the Council, had a powerful memory of all that was spoken by the Buddha, even eighty-four thousand units of texts; he remembered where a sermon was spoken and on what occasion. The discourses of the first four Nik</text:span><text:span text:style-name="T6">ā</text:span><text:span text:style-name="T1">yas start with </text:span><text:span text:style-name="T6">ā</text:span><text:span text:style-name="T2">nanda’</text:span><text:span text:style-name="T1">s words: Thus have I heard, in P</text:span><text:span text:style-name="T6">ā</text:span><text:span text:style-name="T7">li: Eva</text:span><text:span text:style-name="T2">ṃ me suttaṃ</text:span><text:span text:style-name="T1">. This indicates that he only rehearsed what was spoken by the Buddha. </text:span></text:p>
      <text:p text:style-name="P78"><text:span text:style-name="T1">We read further on in the </text:span><text:span text:style-name="T2">“</text:span><text:span text:style-name="T1">Introductory Discourse</text:span><text:span text:style-name="T2">” </text:span><text:span text:style-name="T1">of the </text:span><text:span text:style-name="T2">“</text:span><text:span text:style-name="T8">Expositor</text:span><text:span text:style-name="T2">” </text:span><text:span text:style-name="T1">about the importance of understanding Abhidhamma:</text:span></text:p>
      <text:p text:style-name="P80"/>
      <text:p text:style-name="P78"><text:soft-page-break/><text:span text:style-name="T1">...And tradition has it that those bhikkhus only who know Abhidhamma are true preachers of the Dhamma; the rest, though they speak on the Dhamma, are not preachers thereof. And why? They, in speaking on the Dhamma, confuse the different kinds of Kamma and of its results, the distinction between n</text:span><text:span text:style-name="T6">ā</text:span><text:span text:style-name="T1">ma and r</text:span><text:span text:style-name="T2">ū</text:span><text:span text:style-name="T1">pa, and the different kinds of dhammas. The students of Abhidhamma do not thus get confused; hence a bhikkhu who knows Abhidhamma, whether he preaches Dhamma or not, will be able to answer questions whenever asked. He alone, therefore, is a true preacher of the Dhamma.</text:span></text:p>
      <text:p text:style-name="P80"/>
      <text:p text:style-name="P78"><text:span text:style-name="T1">Even today the Sangha, the Order of monks, should continue to preserve the Buddha</text:span><text:span text:style-name="T2">’</text:span><text:span text:style-name="T1">s teachings by the study and the practice of the Dhamma. </text:span></text:p>
      <text:p text:style-name="P78"><text:span text:style-name="T1"><text:s/>We read in the </text:span><text:span text:style-name="T2">“</text:span><text:span text:style-name="T1">Gradual Sayings</text:span><text:span text:style-name="T2">” </text:span><text:span text:style-name="T1">(II, Book of the Fours, Fourth Fifty, Ch XVI, </text:span><text:span text:style-name="T2">§ </text:span><text:span text:style-name="T1">10, The Wellfarer</text:span><text:span text:style-name="T2">’</text:span><text:span text:style-name="T1">s Discipline) that there are four things which lead to the vanishing of Saddhamma, true Dhamma: the monks learn by heart a text that is wrongly taken, the monks are incapable of being instructed, the monks who know the teachings by heart do not dutifully hand on a text, and the monks are backsliding, and do not make an effort to win the goal. We then read :</text:span></text:p>
      <text:p text:style-name="P80"/>
      <text:p text:style-name="P78"><text:span text:style-name="T1">Now, monks, these four things conduce to the support, to the non-confusion, to the not vanishing away of Saddhamma. What four?</text:span></text:p>
      <text:p text:style-name="P78"><text:span text:style-name="T1">Herein the monks get by heart a text that is rightly taken, with words and sense that are rightly arranged. Now if words and sense are rightly arranged the meaning also is easy to follow...</text:span></text:p>
      <text:p text:style-name="P78"><text:span text:style-name="T1">Then again the monks are easy to speak to, possessed of qualities which make them easy to speak to; they are tractable, capable of being instructed...</text:span></text:p>
      <text:p text:style-name="P78"><text:span text:style-name="T1">Yet again those monks who are of wide knowledge, versed in the doctrines, who know Dhamma by heart, who know the Vinaya by heart, who know the summaries by heart,- these dutifully hand on a text to another; thus, when they pass away, the text is not cut down at the root, it has something to stand on...</text:span></text:p>
      <text:p text:style-name="P78"><text:span text:style-name="T1">Yet again the elder monks live not in abundance, they are not lax, they take not the lead in backsliding (to the worldly life), they shirk not the burden of the secluded life, they set going an effort to reach the unattained, to win the goal not won, to realize the unrealized. So the generation that follows comes to depend upon their view. That generation also lives not in abundance... but makes an effort to realize the unrealized... </text:span></text:p>
      <text:p text:style-name="P78"><text:soft-page-break/><text:span text:style-name="T1">So these, monks, are the four things that conduce to the support, to the non-confusion, to the not vanishing away of Saddhamma.</text:span></text:p>
      <text:p text:style-name="P80"/>
      <text:p text:style-name="P74"><text:span text:style-name="T1">******** <text:s text:c="3"/></text:span></text:p>
      <text:p text:style-name="P74"/>
      <text:p text:style-name="P74"><text:span text:style-name="T4">Chapter 5</text:span></text:p>
      <text:p text:style-name="P75"/>
      <text:p text:style-name="P74"><text:span text:style-name="T1">The Duties of the Lay-follower</text:span></text:p>
      <text:p text:style-name="P76"/>
      <text:p text:style-name="P82"><text:span text:style-name="T1">The Buddha taught the Dhamma to monks, to nuns and to lay-followers, men and women. He preached to people with different ways of life and different accumulated inclinations. He knew that people who listened to him had not the same capability to grasp the Dhamma. We read in the </text:span><text:span text:style-name="T2">“</text:span><text:span text:style-name="T1">Kindred Sayings</text:span><text:span text:style-name="T2">” (IV, Saḷā</text:span><text:span text:style-name="T1">yatanavagga, Part VIII, Kindred Sayings about Headmen, </text:span><text:span text:style-name="T2">§ </text:span><text:span text:style-name="T1">7, Teaching) :</text:span></text:p>
      <text:p text:style-name="P84"/>
      <text:p text:style-name="P82"><text:span text:style-name="T1">Once the Exalted One was staying at N</text:span><text:span text:style-name="T6">ā</text:span><text:span text:style-name="T2">land</text:span><text:span text:style-name="T6">ā</text:span><text:span text:style-name="T7">, in P</text:span><text:span text:style-name="T6">ā</text:span><text:span text:style-name="T2">v</text:span><text:span text:style-name="T6">ā</text:span><text:span text:style-name="T2">rika Mango Grove.</text:span></text:p>
      <text:p text:style-name="P82"><text:span text:style-name="T1">Then Asibandhaka</text:span><text:span text:style-name="T2">’</text:span><text:span text:style-name="T1">s son, the headman, came to see the Exalted One, and on coming to him saluted him and sat down at one side. So seated... he said:-</text:span></text:p>
      <text:p text:style-name="P82"><text:span text:style-name="T2">“</text:span><text:span text:style-name="T1">Does not the Exalted One, lord, dwell in compassion for every living thing?</text:span><text:span text:style-name="T2">”</text:span></text:p>
      <text:p text:style-name="P82"><text:span text:style-name="T2">“</text:span><text:span text:style-name="T1">Yes, headman, the Tath</text:span><text:span text:style-name="T6">ā</text:span><text:span text:style-name="T1">gata does so dwell.</text:span><text:span text:style-name="T2">”</text:span></text:p>
      <text:p text:style-name="P82"><text:span text:style-name="T2">“</text:span><text:span text:style-name="T1">But, lord, does the Exalted One teach the Dhamma in full to certain ones, but to certain others he does not teach the Dhamma in full?</text:span><text:span text:style-name="T2">”</text:span></text:p>
      <text:p text:style-name="P82"><text:span text:style-name="T2">“</text:span><text:span text:style-name="T1">Now, headman, as to this I shall question you. Do you reply as you think fit.</text:span></text:p>
      <text:p text:style-name="P82"><text:span text:style-name="T1">Now what do you think, headman? Suppose a yeoman farmer here has three fields, one excellent, one moderate, and one poor, hard, saltish, of bad soil. Now what do you think, headman? When that yeoman farmer wants to sow his seed, which field would he sow first, the excellent field, the moderate field, or the one that is poor, hard, saltish, of bad soil?</text:span><text:span text:style-name="T2">”</text:span></text:p>
      <text:p text:style-name="P82"><text:span text:style-name="T2">“</text:span><text:span text:style-name="T1">That yeoman farmer, lord, wishing to sow his seed, would first sow the excellent field, and having done so he would sow the moderate one. Having so done he might and might not sow that field that is poor, hard, saltish, of bad soil. Why so? Because in any case it might do for cattle-food.</text:span><text:span text:style-name="T2">”</text:span></text:p>
      <text:p text:style-name="P82"><text:soft-page-break/><text:span text:style-name="T2">“</text:span><text:span text:style-name="T1">Well, headman, just like that excellent field are my ordained disciples, both men and women. I teach them the Dhamma that is lovely in its beginning, lovely in its middle and lovely in its ending, both in spirit and in letter. I make known to them the righteous life that is wholly perfect and utterly pure. Why is that? Because, headman, these people abide with me for their island, with me for their cave of shelter, me for their stronghold, me for their refuge.</text:span></text:p>
      <text:p text:style-name="P82"><text:span text:style-name="T1">Then, headman, just like that moderate field are my lay-disciples, both men and women. I teach them the Dhamma that is lovely in its beginning, lovely in its middle and lovely in its ending, both in spirit and in letter. I make known to them the righteous life that is wholly perfect and utterly pure. Why is that? Because, headman, these people abide with me for their island, with me for their cave and shelter, me for their stronghold, me for their refuge.</text:span></text:p>
      <text:p text:style-name="P82"><text:span text:style-name="T1">Then, headman, just like that field that is poor, hard, saltish, of bad soil, are my wandering recluses and brahmins that hold other views than mine. To them also I teach the Dhamma that is lovely in its beginning, lovely in its middle, lovely in its ending, both in spirit and in letter. I make known to them the righteous life that is wholly perfect and utterly pure. Why so? Because if they understand but a single sentence of it, that would be to their profit and happiness for many a long day....</text:span><text:span text:style-name="T2">”</text:span></text:p>
      <text:p text:style-name="P84"/>
      <text:p text:style-name="P82"><text:span text:style-name="T1">Even if someone has understood just one sentence, it might help him later on to have more understanding of the Dhamma. He might listen again to the Dhamma in a future life and then his understanding could develop. Out of compassion the Buddha continued to teach Dhamma for fortyfive years. We read in the </text:span><text:span text:style-name="T2">“</text:span><text:span text:style-name="T1">Dialogues of the Buddha</text:span><text:span text:style-name="T2">”</text:span><text:span text:style-name="T1">(II, no. XVI, The Book of the Great Decease, 113) that the Buddha related to </text:span><text:span text:style-name="T6">ā</text:span><text:span text:style-name="T1">nanda what he had answered to M</text:span><text:span text:style-name="T6">ā</text:span><text:span text:style-name="T1">ra when he had said to the Buddha that he should now pass away:</text:span></text:p>
      <text:p text:style-name="P84"/>
      <text:p text:style-name="P82"><text:soft-page-break/><text:span text:style-name="T1">And when he had thus spoken, </text:span><text:span text:style-name="T6">ā</text:span><text:span text:style-name="T1">nanda, I addressed M</text:span><text:span text:style-name="T6">ā</text:span><text:span text:style-name="T1">ra, the Evil One, and said:- </text:span><text:span text:style-name="T2">“</text:span><text:span text:style-name="T1">I shall not pass away, O Evil One! until not only the monks and nuns of the Order, but also the lay-disciples of either sex shall have become true hearers, wise and well trained, ready and learned, carrying the doctrinal books in their memory, masters of the lesser corollaries that follow from the larger doctrine, correct in life, walking according to the precepts- until they, having thus themselves learned the doctrine, shall be able to tell others of it, preach it, make it known, establish it, open it, minutely explain it and make it clear- until they, when others start vain doctrine easy to be refuted by the truth, shall be able in refuting it to spread the wonder-working truth abroad! I shall not die until this pure religion of mine shall have become successful, prosperous, wide-spread, and popular in all its full extent- until, in a word, it shall have been well proclaimed among men!</text:span><text:span text:style-name="T2">”</text:span></text:p>
      <text:p text:style-name="P84"/>
      <text:p text:style-name="P82"><text:span text:style-name="T1">The monks, nuns and layfollowers who listened to the Buddha and considered what he taught could develop right understanding in their daily lives. They developed understanding of paramattha dhammas, of citta, cetasika and r</text:span><text:span text:style-name="T2">ū</text:span><text:span text:style-name="T1">pa, which are impermanent, dukkha and non-self. People may believe in a soul or mind which experiences different objects. The Buddha taught about cittas which experience different objects. Each citta which arises falls away within splitseconds, at each moment there is a different experience. We read in the </text:span><text:span text:style-name="T2">“</text:span><text:span text:style-name="T1">Book of Analysis</text:span><text:span text:style-name="T2">” (Vibha</text:span><text:span text:style-name="T7">ṅ</text:span><text:span text:style-name="T1">ga, Ch 16, Analysis of Knowledge, Singlefold Exposition, 319, 320) about the sense-cognitions of seeing, hearing, etc., which each are dependant on a r</text:span><text:span text:style-name="T2">ū</text:span><text:span text:style-name="T1">pa which is their physical base, the corresponding sense-base, and a r</text:span><text:span text:style-name="T2">ū</text:span><text:span text:style-name="T1">pa which is the corresponding sense object. Thus, seeing has eyesense as its base and visible object as its object. Seeing, its base and its object fall away, they are impermanent, non-self. We read:</text:span></text:p>
      <text:p text:style-name="P84"/>
      <text:p text:style-name="P82"><text:span text:style-name="T2">“</text:span><text:span text:style-name="T1">Have different bases, have different objects</text:span><text:span text:style-name="T2">” </text:span><text:span text:style-name="T1">means: The base and object of eye consciousness is (one thing); the base and object of ear consciousness is another; the base and object of nose consciousness is another; the base and object of tongue consciousness is another; the base and object of body consciousness is another.</text:span></text:p>
      <text:p text:style-name="P82"><text:soft-page-break/><text:span text:style-name="T2">“</text:span><text:span text:style-name="T1">Do not experience each other</text:span><text:span text:style-name="T2">’</text:span><text:span text:style-name="T8">s object</text:span><text:span text:style-name="T2">” </text:span><text:span text:style-name="T1">means: Ear consciousness does not experience the object of eye consciousness; eye consciousness does not experience the object of ear consciousness either. Nose consciousness does not experience the object of eye consciousness; eye consciousness does not experience the object of nose consciousness either. Tongue consciousness does not experience the object of eye consciousness; eye consciousness does not experience the object of tongue consciousness either. Body consciousness does not experience the object of eye consciousness; eye consciousness does not experience the object of body consciousness either....</text:span></text:p>
      <text:p text:style-name="P84"/>
      <text:p text:style-name="P82"><text:span text:style-name="T1">Of the other sense-cognitions it is explained in the same way that they do not experience each other</text:span><text:span text:style-name="T2">’</text:span><text:span text:style-name="T1">s object. It is said that they do not arise in succession and that they do not arise simultaneously. It is helpful to learn more details about cittas which experience objects through the different doorways. We may find it obvious that seeing is different from hearing, but only when there is mindfulness of seeing when it appears or of hearing when it appears, understanding of what paramattha dhammas are will be clearer. In this way the idea of self who sees or hears can be eliminated. Among the people who listened to the Buddha there were kings, householders and slaves. The hearing of a king or of a slave, hearing at that time or hearing today is always the same: hearing has its own characteristic which cannot be altered. Hearing experiences only sound, not the voice of a person, <text:s/>or the noise of something. People who listened to the Buddha could be mindful of the paramattha dhamma appearing at the present moment and in that way right understanding of its characteristic could develop. </text:span></text:p>
      <text:p text:style-name="P82"><text:soft-page-break/><text:span text:style-name="T1">Sati or mindfulness is not concentration on a particular reality. One never can tell when a particular reality will arise and when there will be mindfulness. Trying to do something special in order to have sati is motivated by lobha, attachment, and this is not the right condition for sati. Understanding of paramattha dhammas and consideration of the truth are the right conditions for the arising of sati, there is no other way. Someone may think that his daily life is too busy, that he has no time to consider paramattha dhammas. He may believe that he, because of his work, has to think continuously of persons, of conventional realities. However, even thinking is a conditioned reality. We think with lobha, attachment, and dosa, aversion, there is like or dislike of objects time and again. We cannot get rid of akusala, but it can be the object of understanding. If we understand the characteristic of sati and if we understand what the object of sati is: a n</text:span><text:span text:style-name="T6">ā</text:span><text:span text:style-name="T1">ma or a r</text:span><text:span text:style-name="T2">ū</text:span><text:span text:style-name="T1">pa, it can arise naturally in daily life. It will arise sometimes, but it is natural that there are countless moments without sati. The Buddha, when he explained about the nature of non-self </text:span><text:span text:style-name="T1"><text:note text:id="ftn40" text:note-class="footnote"><text:note-citation>40</text:note-citation><text:note-body><text:p text:style-name="P41"><text:span text:style-name="T17"/><text:span text:style-name="T19"> </text:span><text:span text:style-name="T9">See Ch 3, where I quoted from Book of Discipline IV, Mah</text:span><text:span text:style-name="T10">ā</text:span><text:span text:style-name="T11">-vagga, 9-14). </text:span></text:p></text:note-body></text:note></text:span><text:span text:style-name="T1">, said to the monks that one cannot say, </text:span><text:span text:style-name="T2">“</text:span><text:span text:style-name="T1">let body be thus for me, let body not be thus for me</text:span><text:span text:style-name="T2">”</text:span><text:span text:style-name="T1">, and that it is the same with regard to the other four khandhas. We should remember that we cannot tell citta to be in this way, not in that way. Citta is beyond control, but it can be understood as it is. </text:span></text:p>
      <text:p text:style-name="P82"><text:soft-page-break/><text:span text:style-name="T1">We read in the scriptures about kings who were followers of the Buddha. These kings were very busy and they had many people around them, but they developed satipa</text:span><text:span text:style-name="T7">ṭṭ</text:span><text:span text:style-name="T2">h</text:span><text:span text:style-name="T6">ā</text:span><text:span text:style-name="T1">na and even attained enlightenment. King Bimbisara, for example, became a sot</text:span><text:span text:style-name="T6">ā</text:span><text:span text:style-name="T1">panna. We read in the </text:span><text:span text:style-name="T2">“</text:span><text:span text:style-name="T1">Kindred Sayings</text:span><text:span text:style-name="T2">”(IV, Saḷā</text:span><text:span text:style-name="T1">yatanavagga, Kindred Sayings on Sense, Third Fifty, Ch 3, the Housefathers, </text:span><text:span text:style-name="T2">§ 127, Bh</text:span><text:span text:style-name="T6">ā</text:span><text:span text:style-name="T2">radv</text:span><text:span text:style-name="T6">ā</text:span><text:span text:style-name="T1">ja) that King Udena </text:span><text:span text:style-name="T1"><text:note text:id="ftn41" text:note-class="footnote"><text:note-citation>41</text:note-citation><text:note-body><text:p text:style-name="P42"><text:span text:style-name="T17"/><text:span text:style-name="T19"> </text:span><text:span text:style-name="T9">See Dictionary of P</text:span><text:span text:style-name="T10">ā</text:span><text:span text:style-name="T9">li Proper Names, by Malalasekera, P.T.S. This dictionary in two volumes gives us the details of the lives of the persons we read about in the suttas, with all the references to the corresponding parts of the scriptures. It also gives us the contents in brief of the suttas under their P</text:span><text:span text:style-name="T10">ā</text:span><text:span text:style-name="T11">li titles. <text:s text:c="2"/></text:span></text:p></text:note-body></text:note></text:span><text:span text:style-name="T1"> asked the venerable Pi</text:span><text:span text:style-name="T7">ṇḍ</text:span><text:span text:style-name="T1">ola of Bh</text:span><text:span text:style-name="T6">ā</text:span><text:span text:style-name="T2">radv</text:span><text:span text:style-name="T6">ā</text:span><text:span text:style-name="T1">ja how young monks could overcome their passions and practise the righteous life. Pi</text:span><text:span text:style-name="T7">ṇḍ</text:span><text:span text:style-name="T1">ola answered that the Buddha had told them to see all women as if they were their mother, sister or daughter. When the King remarked that the heart is wanton, Pi</text:span><text:span text:style-name="T7">ṇḍ</text:span><text:span text:style-name="T1">ola said that the Buddha had told the monks to regard the body as full of impurities. The King said that this was hard for those who were untrained. He asked whether there was another condition for the monks to practise the righteous life. Thereupon Pi</text:span><text:span text:style-name="T7">ṇḍ</text:span><text:span text:style-name="T1">ola said that the Buddha had explained how the six doors are guarded by mindfulness:</text:span></text:p>
      <text:p text:style-name="P84"/>
      <text:p text:style-name="P82"><text:span text:style-name="T1">... Seeing an object with the eye, be not misled by its outer view, nor by its lesser details. But since coveting and dejection, evil, unprofitable states, might overwhelm one who dwells with the faculty of the eye uncontrolled, do you apply yourselves to such control, set a guard over the faculty of the eye and attain control of it...</text:span></text:p>
      <text:p text:style-name="P84"/>
      <text:p text:style-name="P82"><text:span text:style-name="T1">The same is said with regard to the other doorways. When one is infatuated with thoughts about people and things and there is no mindfulness, the doorways are not guarded. When there is mindfulness of visible object and when there is right understanding of it as only a r</text:span><text:span text:style-name="T2">ū</text:span><text:span text:style-name="T1">pa which is seen, one attaches less importance to it. We learn from the Abhidhamma that visible object is one r</text:span><text:span text:style-name="T2">ū</text:span><text:span text:style-name="T1">pa out of the twentyeight kinds of r</text:span><text:span text:style-name="T2">ū</text:span><text:span text:style-name="T1">pa, and that it is the only r</text:span><text:span text:style-name="T2">ū</text:span><text:span text:style-name="T1">pa which can be seen. The Abhidhamma helps us to have more understanding of the objects of mindfulness. The King understood what Pi</text:span><text:span text:style-name="T7">ṇḍ</text:span><text:span text:style-name="T1">ola had said about the guarding of the six doors and he praised him. He spoke about his own experiences:</text:span></text:p>
      <text:p text:style-name="P84"/>
      <text:p text:style-name="P82"><text:soft-page-break/><text:span text:style-name="T1">I myself, master Bh</text:span><text:span text:style-name="T6">ā</text:span><text:span text:style-name="T2">radv</text:span><text:span text:style-name="T6">ā</text:span><text:span text:style-name="T1">ja, whenever I enter my palace with body, speech and mind unguarded, with thought unsettled, with my faculties uncontrolled,- at such times lustful states overwhelm me. But whenever, master Bh</text:span><text:span text:style-name="T6">ā</text:span><text:span text:style-name="T2">radv</text:span><text:span text:style-name="T6">ā</text:span><text:span text:style-name="T1">ja, I do so with body, speech and mind guarded, with thought settled, with my faculties controlled, at such times lustful states do not overwhelm me. </text:span></text:p>
      <text:p text:style-name="P82"><text:span text:style-name="T1">Excellent, master Bh</text:span><text:span text:style-name="T6">ā</text:span><text:span text:style-name="T2">radv</text:span><text:span text:style-name="T6">ā</text:span><text:span text:style-name="T1">ja! Excellent it is, master Bh</text:span><text:span text:style-name="T6">ā</text:span><text:span text:style-name="T2">radv</text:span><text:span text:style-name="T6">ā</text:span><text:span text:style-name="T1">ja! Even as one raises what is overthrown, or shows forth what is hidden, or points out the way to him that wanders astray, or holds up a light in the darkness, so that they who have eyes may see objects,- even so in divers ways has the Dhamma been set forth by the worthy Bh</text:span><text:span text:style-name="T6">ā</text:span><text:span text:style-name="T2">radv</text:span><text:span text:style-name="T6">ā</text:span><text:span text:style-name="T1">ja. I myself, master Bh</text:span><text:span text:style-name="T6">ā</text:span><text:span text:style-name="T2">radv</text:span><text:span text:style-name="T6">ā</text:span><text:span text:style-name="T1">ja, do go for refuge to that Exalted One, to the Dhamma and to the Order of monks. May the worthy Bh</text:span><text:span text:style-name="T6">ā</text:span><text:span text:style-name="T2">radv</text:span><text:span text:style-name="T6">ā</text:span><text:span text:style-name="T1">ja accept me as a follower from this day forth, so long as life lasts, as one who has so taken refuge. </text:span></text:p>
      <text:p text:style-name="P84"/>
      <text:p text:style-name="P82"><text:span text:style-name="T1">The King had great confidence in the Dhamma, he could verify for himself that when there was forgetfulness akusala cittas arose and when there was mindfulness kusala cittas arose. When there are conditions for the arising of sati it arises, without the need to prepare for it. Even a short moment of sati is most beneficial, because then there can be a beginning of right understanding of realities. If there is mindfulness now we can know that this moment is different from the previous moment when there was none. Gradually we can come to understand the characteristic of sati. </text:span></text:p>
      <text:p text:style-name="P82"><text:span text:style-name="T2">Mah</text:span><text:span text:style-name="T6">ā</text:span><text:span text:style-name="T2">n</text:span><text:span text:style-name="T6">ā</text:span><text:span text:style-name="T1">ma was another king who developed satipa</text:span><text:span text:style-name="T7">ṭṭ</text:span><text:span text:style-name="T2">h</text:span><text:span text:style-name="T6">ā</text:span><text:span text:style-name="T1">na in daily life. We read in the </text:span><text:span text:style-name="T2">“</text:span><text:span text:style-name="T1">Gradual Sayings</text:span><text:span text:style-name="T2">” </text:span><text:span text:style-name="T1">(IV, Book of the Eights, Ch III, </text:span><text:span text:style-name="T2">§ 5, Mah</text:span><text:span text:style-name="T6">ā</text:span><text:span text:style-name="T2">n</text:span><text:span text:style-name="T6">ā</text:span><text:span text:style-name="T1">ma, the Sakyan) that Mah</text:span><text:span text:style-name="T6">ā</text:span><text:span text:style-name="T2">n</text:span><text:span text:style-name="T6">ā</text:span><text:span text:style-name="T1">ma asked the Buddha, while he was dwelling in Banyan Tree Park, at Kapilavatthu, how a man becomes a lay-disciple. The Buddha said:</text:span></text:p>
      <text:p text:style-name="P84"/>
      <text:p text:style-name="P82"><text:span text:style-name="T2">“</text:span><text:span text:style-name="T1">When, Mah</text:span><text:span text:style-name="T6">ā</text:span><text:span text:style-name="T2">n</text:span><text:span text:style-name="T6">ā</text:span><text:span text:style-name="T1">ma, he has found refuge in the Buddha, found refuge in the Dhamma, found refuge in the Order, then he is a lay-disciple.</text:span><text:span text:style-name="T2">”</text:span></text:p>
      <text:p text:style-name="P82"><text:span text:style-name="T2">“</text:span><text:span text:style-name="T1">Lord, how is a lay-disciple virtuous?</text:span><text:span text:style-name="T2">”</text:span></text:p>
      <text:p text:style-name="P82"><text:span text:style-name="T2">“</text:span><text:span text:style-name="T1">When, Mah</text:span><text:span text:style-name="T6">ā</text:span><text:span text:style-name="T2">n</text:span><text:span text:style-name="T6">ā</text:span><text:span text:style-name="T1">ma, a lay-disciple abstains from taking life; abstains from taking what is not given him; abstains from lustful and evil indulgences; abstains from lying; and abstains from spirituous intoxicants, the cause of indolence- then a lay-disciple is virtuous.</text:span><text:span text:style-name="T2">”</text:span></text:p>
      <text:p text:style-name="P82"><text:span text:style-name="T2">“</text:span><text:span text:style-name="T1">Lord, how does a lay-disciple help on his own welfare, but not that of another?</text:span><text:span text:style-name="T2">”</text:span></text:p>
      <text:p text:style-name="P82"><text:soft-page-break/><text:span text:style-name="T2">“</text:span><text:span text:style-name="T1">When, Mah</text:span><text:span text:style-name="T6">ā</text:span><text:span text:style-name="T2">n</text:span><text:span text:style-name="T6">ā</text:span><text:span text:style-name="T1">ma, he has achieved faith </text:span><text:span text:style-name="T1"><text:note text:id="ftn42" text:note-class="footnote"><text:note-citation>42</text:note-citation><text:note-body><text:p text:style-name="P43"><text:span text:style-name="T17"> <text:s/></text:span><text:span text:style-name="T20">In P</text:span><text:span text:style-name="T21">ā</text:span><text:span text:style-name="T22">li: saddh</text:span><text:span text:style-name="T21">ā</text:span><text:span text:style-name="T20">, which has the meaning of confidence in wholesomeness. </text:span></text:p></text:note-body></text:note></text:span><text:span text:style-name="T18"> </text:span><text:span text:style-name="T24"><text:s/></text:span><text:span text:style-name="T1">for self, but strives not to compass faith in another; has achieved virtue for self, but strives not to compass virtue in another; has achieved himself renunciation, but strives not to compass renunciation in another; longs himself to see monks, but strives not for this sight for another; longs himself to hear Saddhamma </text:span><text:span text:style-name="T1"><text:note text:id="ftn43" text:note-class="footnote"><text:note-citation>43</text:note-citation><text:note-body><text:p text:style-name="P44"><text:span text:style-name="T17"/><text:span text:style-name="T19"> </text:span><text:span text:style-name="T13">True Dhamma. </text:span></text:p></text:note-body></text:note></text:span><text:span text:style-name="T1">, but strives not for this hearing for another; is mindful himself of Dhamma he has heard, but strives not that another should be mindful of it; reflects himself upon the meaning of Dhamma he is mindful of, but strives not for another to reflect thereon; when he knows himself both the letter and the spirit of Dhamma and walks in comformity therewith, but strives not for another so to walk- then a lay-disciple helps on his own welfare, but not that of another.</text:span><text:span text:style-name="T2">”</text:span></text:p>
      <text:p text:style-name="P82"><text:soft-page-break/><text:span text:style-name="T2">“</text:span><text:span text:style-name="T1">And how, lord, does a lay-disciple help on both his own welfare and the welfare of another?</text:span><text:span text:style-name="T2">”</text:span></text:p>
      <text:p text:style-name="P82"><text:span text:style-name="T2">“</text:span><text:span text:style-name="T1">When indeed, Mh</text:span><text:span text:style-name="T6">ā</text:span><text:span text:style-name="T2">n</text:span><text:span text:style-name="T6">ā</text:span><text:span text:style-name="T1">ma, he has achieved faith himself and strives to compass faith in another; has achieved virtue himself... renunciation... longs to see monks... to hear Saddhamma... is mindful... reflects... when he knows both the letter and the spirit of Dhamma and walks in conformity therewith and strives to make another so to walk- then, Mah</text:span><text:span text:style-name="T6">ā</text:span><text:span text:style-name="T2">n</text:span><text:span text:style-name="T6">ā</text:span><text:span text:style-name="T1">ma, a lay-disciple helps on his own welfare and the welfare of another.</text:span><text:span text:style-name="T2">”</text:span></text:p>
      <text:p text:style-name="P84"/>
      <text:p text:style-name="P82"><text:span text:style-name="T1">It is the task of the monks to study and explain the Dhamma, but also lay-disciples should, each in their own way, help to explain the teachings and their application. This sutta can encourage all of us to study the Dhamma more, to consider the Dhamma more, and, even though we are beginners on the Path, to explain to others the development of satipa</text:span><text:span text:style-name="T7">ṭṭ</text:span><text:span text:style-name="T2">h</text:span><text:span text:style-name="T6">ā</text:span><text:span text:style-name="T1">na in daily life. </text:span></text:p>
      <text:p text:style-name="P82"><text:soft-page-break/><text:span text:style-name="T1">The householder An</text:span><text:span text:style-name="T6">ā</text:span><text:span text:style-name="T1">thapi</text:span><text:span text:style-name="T7">ṇḍ</text:span><text:span text:style-name="T2">ika </text:span><text:span text:style-name="T2"><text:note text:id="ftn44" text:note-class="footnote"><text:note-citation>44</text:note-citation><text:note-body><text:p text:style-name="P45"><text:span text:style-name="T17"/><text:span text:style-name="T19"> </text:span><text:span text:style-name="T9">See for his story the Vinaya, V, Cullavagga, 6, on Lodgings, from 154. </text:span></text:p></text:note-body></text:note></text:span><text:span text:style-name="T1"> is an example of someone who was intent not only on the welfare of himself, but also on the welfare of others. He was a very rich merchant of S</text:span><text:span text:style-name="T6">ā</text:span><text:span text:style-name="T2">vatthī </text:span><text:span text:style-name="T1">who had presented the Jeta Grove to the Buddha. He developed satipa</text:span><text:span text:style-name="T7">ṭṭ</text:span><text:span text:style-name="T2">h</text:span><text:span text:style-name="T6">ā</text:span><text:span text:style-name="T1">na in his daily life and became a sot</text:span><text:span text:style-name="T6">ā</text:span><text:span text:style-name="T1">panna. We read in the </text:span><text:span text:style-name="T2">“</text:span><text:span text:style-name="T1">Gradual Sayings</text:span><text:span text:style-name="T2">” </text:span><text:span text:style-name="T1">(V, Book of the Tens, Ch X, </text:span><text:span text:style-name="T2">§ </text:span><text:span text:style-name="T1">3, View) that he preached Dhamma to Wandering ascetics who held other views. They spoke to him about their own views, about the world being eternal, not eternal, limited, not limited, views about the soul and the body, and other speculative views. We read that An</text:span><text:span text:style-name="T6">ā</text:span><text:span text:style-name="T1">thapi</text:span><text:span text:style-name="T7">ṇḍ</text:span><text:span text:style-name="T1">ika answered: </text:span></text:p>
      <text:p text:style-name="P84"/>
      <text:p text:style-name="P82"><text:span text:style-name="T2">“</text:span><text:span text:style-name="T1">Sirs, when this or that worthy says: </text:span><text:span text:style-name="T2">‘</text:span><text:span text:style-name="T1">I hold this view, housefather: Eternal is the world</text:span><text:span text:style-name="T2">’</text:span><text:span text:style-name="T1">- such view arises either from his own lack of close thinking, or it depends on the words of someone else. A view like this has become, is put together, thought out, has arisen dependent on something. Now whatever has become, is put together, thought out, has arisen dependent on something- that is impermanent. What is impermanent, that is dukkha. To what is dukkha that worthy clings; to what is dukkha that worthy resorts....</text:span><text:span text:style-name="T2">”</text:span></text:p>
      <text:p text:style-name="P84"/>
      <text:p text:style-name="P82"><text:span text:style-name="T2">An</text:span><text:span text:style-name="T6">ā</text:span><text:span text:style-name="T1">thapi</text:span><text:span text:style-name="T7">ṇḍ</text:span><text:span text:style-name="T1">ika said the same about the other views. Thereupon the wanderers asked him to tell them about his own view. He answered:</text:span></text:p>
      <text:p text:style-name="P84"/>
      <text:p text:style-name="P82"><text:span text:style-name="T2">“</text:span><text:span text:style-name="T1">Sirs, whatsoever has become, is put together, is thought out, is dependent on something else, that is impermanent. What is impermanent, that is dukkha. What is dukkha, that is not of me, I am not that, not for me is that the self. Such is my own view, sirs.</text:span><text:span text:style-name="T2">”</text:span></text:p>
      <text:p text:style-name="P82"><text:span text:style-name="T2">“</text:span><text:span text:style-name="T1">Well, housefather, since you hold that whatsoever has become, put together... is impermanent, and since you hold that the impermanent is dukkha, then, housefather, you cling to dukkha, you make dukkha your resort.</text:span><text:span text:style-name="T2">”</text:span></text:p>
      <text:p text:style-name="P82"><text:span text:style-name="T2">“</text:span><text:span text:style-name="T1">Sirs, since whatsoever has become, whatsoever is put together, thought out, dependent on something else, is impermanent; since what is impermanent is dukkha; since what is dukkha is not of me, I am not that, not for me is that the self- thus is this matter well seen by me as it really is by right insight; and from that dukkha I have come to know <text:s/>the uttermost escape, as it really is.</text:span><text:span text:style-name="T2">”</text:span></text:p>
      <text:p text:style-name="P82"><text:soft-page-break/><text:span text:style-name="T1">At these words the Wanderers kept silent, were confounded, hung the head, looked downward, were disappointed, sat unable to make reply.</text:span></text:p>
      <text:p text:style-name="P84"/>
      <text:p text:style-name="P82"><text:span text:style-name="T2">An</text:span><text:span text:style-name="T6">ā</text:span><text:span text:style-name="T1">thapi</text:span><text:span text:style-name="T7">ṇḍ</text:span><text:span text:style-name="T1">ika related his conversation with the wanderers to the Buddha and then the Buddha praised him. Afterwards the Buddha told the monks:</text:span></text:p>
      <text:p text:style-name="P84"/>
      <text:p text:style-name="P82"><text:span text:style-name="T2"><text:s/>“</text:span><text:span text:style-name="T1">Monks, any monk who had been fully ordained in this dhamma-discipline even for a hundred rain-seasons might reasonably from time to time confute and rebuke the Wanderers holding other views just as they have been confuted by the housefather An</text:span><text:span text:style-name="T6">ā</text:span><text:span text:style-name="T1">thapi</text:span><text:span text:style-name="T7">ṇḍ</text:span><text:span text:style-name="T2">ika.”</text:span></text:p>
      <text:p text:style-name="P84"/>
      <text:p text:style-name="P82"><text:span text:style-name="T1">When someone clings to speculative views it is only thinking, a n</text:span><text:span text:style-name="T6">ā</text:span><text:span text:style-name="T1">ma which is conditioned, impermanent, dukkha and non-self. When the wanderers tried to confuse An</text:span><text:span text:style-name="T6">ā</text:span><text:span text:style-name="T1">thapi</text:span><text:span text:style-name="T7">ṇḍ</text:span><text:span text:style-name="T1">ika, telling him that he was clinging to what was dukkha, An</text:span><text:span text:style-name="T6">ā</text:span><text:span text:style-name="T1">thapi</text:span><text:span text:style-name="T7">ṇḍ</text:span><text:span text:style-name="T1">ika explained that he did not take anything for self. <text:s/>Since he was a sot</text:span><text:span text:style-name="T6">ā</text:span><text:span text:style-name="T1">panna he understood the four noble Truths: dukkha, the origin of dukkha, the ceasing of dukkha and the way leading to the ceasing of dukkha. Thus he could say that he had come to know </text:span><text:span text:style-name="T2">“</text:span><text:span text:style-name="T1">the uttermost escape, as it really is</text:span><text:span text:style-name="T2">”. </text:span></text:p>
      <text:p text:style-name="P82"><text:span text:style-name="T1">It is most beneficial to listen to anyone who can explain the Dhamma in the right way, be he monk or lay-follower. Dhamma is Dhamma, it is the truth of realities as explained by the Buddha. We should not cling to a particular person who explains the Dhamma, it is the Dhamma itself which is important. <text:s text:c="2"/></text:span></text:p>
      <text:p text:style-name="P82"><text:span text:style-name="T1">People of all ranks and classes, even slaves who had to do a great deal of menial work, could develop satipa</text:span><text:span text:style-name="T7">ṭṭ</text:span><text:span text:style-name="T2">h</text:span><text:span text:style-name="T6">ā</text:span><text:span text:style-name="T1">na in daily life. We read in the </text:span><text:span text:style-name="T2">“</text:span><text:span text:style-name="T1">Stories of the Mansions</text:span><text:span text:style-name="T2">” (Vim</text:span><text:span text:style-name="T6">ā</text:span><text:span text:style-name="T2">navatthu, Khuddaka Nik</text:span><text:span text:style-name="T6">ā</text:span><text:span text:style-name="T1">ya, Minor Anthologies IV, Ch II, 1, Slave-woman</text:span><text:span text:style-name="T2">’</text:span><text:span text:style-name="T3">s Mansion, D</text:span><text:span text:style-name="T6">ā</text:span><text:span text:style-name="T2">sīvim</text:span><text:span text:style-name="T6">ā</text:span><text:span text:style-name="T1">na) about a slave-woman who developed insight and became a sot</text:span><text:span text:style-name="T6">ā</text:span><text:span text:style-name="T1">panna. We read in the </text:span><text:span text:style-name="T2">“</text:span><text:span text:style-name="T1">Commentary on the Vim</text:span><text:span text:style-name="T6">ā</text:span><text:span text:style-name="T7">na Stories</text:span><text:span text:style-name="T2">” </text:span><text:span text:style-name="T7">(Paramattha-d</text:span><text:span text:style-name="T2">īpanī n</text:span><text:span text:style-name="T6">ā</text:span><text:span text:style-name="T2">ma Vim</text:span><text:span text:style-name="T6">ā</text:span><text:span text:style-name="T2">navatthu-a</text:span><text:span text:style-name="T7">ṭṭ</text:span><text:span text:style-name="T1">hakatha, commentary on Ch II, 1, Exposition of the Servant-girl Vim</text:span><text:span text:style-name="T6">ā</text:span><text:span text:style-name="T1">na) that, when the Buddha was dwelling at the Jeta Grove, a householder who lived at S</text:span><text:span text:style-name="T6">ā</text:span><text:span text:style-name="T1">vatthi listened to the Buddha and decided to give four constant supplies of food to the Order. He told his servant to be constantly diligent in this matter. We read:</text:span></text:p>
      <text:p text:style-name="P84"/>
      <text:p text:style-name="P82"><text:soft-page-break/><text:span text:style-name="T1">She was by nature endowed with faith, desirous of merit and virtuous; therefore day in, day out, she would rise very early, prepare the choicest food and drink, thoroughly sweep the monks</text:span><text:span text:style-name="T2">’ </text:span><text:span text:style-name="T1">sitting-places, daub the floor-covering (of cow-dung), prepare the seats and, when the monks had arrived, would have them be seated there, salute them, worship them with scents, flowers, incense and lamps and then wait upon them with due care. Then one day when the monks had finished their meal she approached them, saluted them and then spoke thus, </text:span><text:span text:style-name="T2">“</text:span><text:span text:style-name="T1">Indeed how, sirs, is there complete release from the miseries of birth and so on?</text:span><text:span text:style-name="T2">” </text:span><text:span text:style-name="T1">Some monks gave her the Refuges and the Five Precepts and, making visible to her the true nature of the body, incited her as to recognition of its loathsomeness; others talked Dhamma-talk connected with impermanence. Keeping the precepts for sixteen years and properly striving time and again she one day gained the benefit of hearing Dhamma, developed vipassan</text:span><text:span text:style-name="T2">ā </text:span><text:span text:style-name="T1">through the ripening of knowledge and realised the sot</text:span><text:span text:style-name="T6">ā</text:span><text:span text:style-name="T1">patti-fruit (fruition-consciousness of the sot</text:span><text:span text:style-name="T6">ā</text:span><text:span text:style-name="T2">panna).</text:span></text:p>
      <text:p text:style-name="P82"><text:span text:style-name="T1">She died not long afterwards and came into being as a favourite attendant of Sakka, Lord of Devas....</text:span></text:p>
      <text:p text:style-name="P84"/>
      <text:p text:style-name="P82"><text:span text:style-name="T1">We read in the Story of the Slave-woman</text:span><text:span text:style-name="T2">’</text:span><text:span text:style-name="T1">s Mansion <text:s/>that Moggall</text:span><text:span text:style-name="T6">ā</text:span><text:span text:style-name="T1">na saw the slave-woman as a deva, enjoying great bliss, and asked her the cause of her great beauty and the bliss she enjoyed. She answered:</text:span></text:p>
      <text:p text:style-name="P84"/>
      <text:p text:style-name="P82"><text:span text:style-name="T1">When I was born a human being among men, a woman slave I was, a menial in a household, a lay-follower of the One with Vision, of Gotama widely famed.</text:span></text:p>
      <text:p text:style-name="P82"><text:span text:style-name="T1">With effort gained was I in the Dispensation of that steadfast one. Let this body break up as it may, herein is no relaxing (of effort).</text:span></text:p>
      <text:p text:style-name="P82"><text:span text:style-name="T1">The Way of the five rules of training, secure, auspicious, is said by the wise to be without a thorn, without a tangle, straight. </text:span></text:p>
      <text:p text:style-name="P82"><text:span text:style-name="T1">Behold the fruit of effort as achieved by a little woman. Companion of the king am I, of Sakka who is of the highhest power....</text:span></text:p>
      <text:p text:style-name="P84"/>
      <text:p text:style-name="P82"><text:soft-page-break/><text:span text:style-name="T1">This slave-girl who had to do menial work gave us an example that for vipassan</text:span><text:span text:style-name="T2">ā </text:span><text:span text:style-name="T1">we do not have to do anything special, that it is developed by being mindful of n</text:span><text:span text:style-name="T6">ā</text:span><text:span text:style-name="T1">ma and r</text:span><text:span text:style-name="T2">ū</text:span><text:span text:style-name="T1">pa, no matter where and when. During the time someone is doing household chores there is the experience of tactile object through touch many times. At such moments there may be ignorance and forgetfulness, but sometimes there may be sati and paññā when there are conditions for their arising. The right conditions are listening to the Dhamma and right consideration of the Dhamma. When we touch something we may believe that it was there already for a long time, but from the Dhamma we learn that what is experienced through the bodysense is a r</text:span><text:span text:style-name="T2">ū</text:span><text:span text:style-name="T1">pa which has arisen because of conditions and then falls away immediately. Hardness appears through the bodysense, but it falls away immediately. When it appears there can be mindfulness of it without thinking about it, and it can be understood as only a r</text:span><text:span text:style-name="T2">ū</text:span><text:span text:style-name="T1">pa. <text:s/>When we think of <text:s/>this or that particular thing, such as a table, which is hard, it is a n</text:span><text:span text:style-name="T6">ā</text:span><text:span text:style-name="T1">ma which thinks, and it is due to the cetasika saññā, remembrance, that we recognize things and know how to use them. Hardness is an absolute reality, it has its own characteristic. Thinking and remembrance are absolute realities, they have their own characteristics. We do not have to name them when they appear; if there is direct awareness of them right understanding of their characteristics can gradually develop. The slave-girl we read about in the above-quoted sutta was not indolent but developed vipassan</text:span><text:span text:style-name="T2">ā </text:span><text:span text:style-name="T1">with great patience and perseverance for many years. She was aware of realities over and over again so that the subsequent stages of vipassan</text:span><text:span text:style-name="T2">ā </text:span><text:span text:style-name="T1">could arise and enlightenment be attained. We may have theoretical understanding of the fact that seeing is n</text:span><text:span text:style-name="T6">ā</text:span><text:span text:style-name="T1">ma and visible object is r</text:span><text:span text:style-name="T2">ū</text:span><text:span text:style-name="T1">pa, that hearing is n</text:span><text:span text:style-name="T6">ā</text:span><text:span text:style-name="T1">ma and sound is r</text:span><text:span text:style-name="T2">ū</text:span><text:span text:style-name="T1">pa, but it is necessary to develop right understanding of them when they appear at the present moment. When we stand, walk, take hold of a glass or saucepan, realities appear already, we do not have to go to a quiet place in order to be aware of n</text:span><text:span text:style-name="T6">ā</text:span><text:span text:style-name="T1">ma and r</text:span><text:span text:style-name="T2">ū</text:span><text:span text:style-name="T7">pa. </text:span></text:p>
      <text:p text:style-name="P82"><text:span text:style-name="T1">We read in the </text:span><text:span text:style-name="T2">“</text:span><text:span text:style-name="T1">Middle Length Sayings</text:span><text:span text:style-name="T2">” </text:span><text:span text:style-name="T1">(III, no. 131, Discourse on the Auspicious) that the Buddha, while he was dwelling near S</text:span><text:span text:style-name="T6">ā</text:span><text:span text:style-name="T2">vatthī </text:span><text:span text:style-name="T1">in the Jeta Grove, said to the monks:</text:span></text:p>
      <text:p text:style-name="P84"/>
      <text:p text:style-name="P82"><text:span text:style-name="T1">The past </text:span><text:span text:style-name="T1"><text:note text:id="ftn45" text:note-class="footnote"><text:note-citation>45</text:note-citation><text:note-body><text:p text:style-name="P46"><text:span text:style-name="T17"/><text:span text:style-name="T19"> </text:span><text:span text:style-name="T9">The commentary, the Papañ</text:span><text:span text:style-name="T13">cas</text:span><text:span text:style-name="T11">ūdanī</text:span><text:span text:style-name="T9">, explains: the khandhas of the past. <text:s/></text:span></text:p></text:note-body></text:note></text:span><text:span text:style-name="T1"> should not be followed after, the future not desired.</text:span></text:p>
      <text:p text:style-name="P82"><text:span text:style-name="T1">What is past is got rid of and the future has not come.</text:span></text:p>
      <text:p text:style-name="P82"><text:soft-page-break/><text:span text:style-name="T1">But whoever has vision </text:span><text:span text:style-name="T1"><text:note text:id="ftn46" text:note-class="footnote"><text:note-citation>46</text:note-citation><text:note-body><text:p text:style-name="P47"><text:span text:style-name="T17"/><text:span text:style-name="T19"> </text:span><text:span text:style-name="T9">vipassati, that is, discerns with insight. </text:span></text:p></text:note-body></text:note></text:span><text:span text:style-name="T1"> now here, now there, of a present </text:span></text:p>
      <text:p text:style-name="P82"><text:span text:style-name="T2"><text:s text:c="81"/>dhamma, <text:s text:c="12"/></text:span></text:p>
      <text:p text:style-name="P82"><text:span text:style-name="T1">Knowing that it is immovable, unshakable, let him cultivate it </text:span><text:span text:style-name="T1"><text:note text:id="ftn47" text:note-class="footnote"><text:note-citation>47</text:note-citation><text:note-body><text:p text:style-name="P48"><text:span text:style-name="T17"/><text:span text:style-name="T19"> </text:span><text:span text:style-name="T9">In the translation of this sutta, in the </text:span><text:span text:style-name="T11">“</text:span><text:span text:style-name="T9">Wheel</text:span><text:span text:style-name="T11">” </text:span><text:span text:style-name="T9">no. 188, B.P.S. Sri Lanka, with the title </text:span><text:span text:style-name="T11">“</text:span><text:span text:style-name="T9">Ideal Solitude</text:span><text:span text:style-name="T11">”, “</text:span><text:span text:style-name="T9">immovable</text:span><text:span text:style-name="T11">” </text:span><text:span text:style-name="T9">has been explained as the stable nature of the emancipated mind. The translation has here: The Immovable- the non-irritable. In that state should the wise one grow. <text:s/></text:span></text:p></text:note-body></text:note></text:span><text:span text:style-name="T2">. </text:span></text:p>
      <text:p text:style-name="P82"><text:span text:style-name="T1">Swelter at the task this very day. Who knows whether he will die</text:span></text:p>
      <text:p text:style-name="P82"><text:span text:style-name="T2"><text:s text:c="86"/>tomorrow?</text:span></text:p>
      <text:p text:style-name="P82"><text:span text:style-name="T1">There is no bargaining with the great hosts of Death.</text:span></text:p>
      <text:p text:style-name="P82"><text:span text:style-name="T1">Thus abiding ardently, unwearied day and night, </text:span></text:p>
      <text:p text:style-name="P82"><text:span text:style-name="T1">He indeed is </text:span><text:span text:style-name="T2">“</text:span><text:span text:style-name="T1">Auspicious</text:span><text:span text:style-name="T2">” </text:span><text:span text:style-name="T1">called, described as a sage at peace.</text:span></text:p>
      <text:p text:style-name="P84"/>
      <text:p text:style-name="P82"><text:span text:style-name="T1">And how, monks, does one not follow after the past? He thinks: </text:span><text:span text:style-name="T2">“</text:span><text:span text:style-name="T1">Such was my r</text:span><text:span text:style-name="T2">ū</text:span><text:span text:style-name="T1">pa ... my feeling... my perception (saññā)... my habitual tendencies (sa</text:span><text:span text:style-name="T7">ṅ</text:span><text:span text:style-name="T2">kh</text:span><text:span text:style-name="T6">ā</text:span><text:span text:style-name="T1">rakkhandha)... my consciousness in the distant past</text:span><text:span text:style-name="T2">” </text:span><text:span text:style-name="T1">and finds delight therein. Even so, monks, does one follow after the past. </text:span></text:p>
      <text:p text:style-name="P84"/>
      <text:p text:style-name="P82"><text:span text:style-name="T1">The Buddha said that, if one does not find delight in the khandhas of the past, one does not follow after the past. Further on we read:</text:span></text:p>
      <text:p text:style-name="P84"/>
      <text:p text:style-name="P82"><text:span text:style-name="T1">And how, monks, does one desire the future? He thinks: </text:span><text:span text:style-name="T2">“</text:span><text:span text:style-name="T1">May my r</text:span><text:span text:style-name="T2">ū</text:span><text:span text:style-name="T1">pa... feeling... perception... habitual tendencies... consciousness be thus in the distant future</text:span><text:span text:style-name="T2">” </text:span><text:span text:style-name="T1">and finds delight therein. Even so, monks, does one desire the future.</text:span></text:p>
      <text:p text:style-name="P84"/>
      <text:p text:style-name="P82"><text:span text:style-name="T1">We then read that he who does not cling to khandhas of the future does not desire the future. Further on we read:</text:span></text:p>
      <text:p text:style-name="P84"/>
      <text:p text:style-name="P82"><text:span text:style-name="T1">And how, monks, is one drawn into present dhammas </text:span><text:span text:style-name="T1"><text:note text:id="ftn48" text:note-class="footnote"><text:note-citation>48</text:note-citation><text:note-body><text:p text:style-name="P49"><text:span text:style-name="T17"/><text:span text:style-name="T19"> </text:span><text:span text:style-name="T9">The P.T.S. translation has: </text:span><text:span text:style-name="T11">“</text:span><text:span text:style-name="T9">drawn away among present things</text:span><text:span text:style-name="T11">”</text:span><text:span text:style-name="T9">, but I prefer the Wheel translation: </text:span><text:span text:style-name="T11">“</text:span><text:span text:style-name="T9">drawn into present things</text:span><text:span text:style-name="T11">”</text:span><text:span text:style-name="T9">. However, instead of </text:span><text:span text:style-name="T11">“</text:span><text:span text:style-name="T9">things</text:span><text:span text:style-name="T11">” </text:span><text:span text:style-name="T9">I <text:s/>retained the P</text:span><text:span text:style-name="T10">ā</text:span><text:span text:style-name="T13">li: dhammas. <text:s text:c="2"/></text:span></text:p></text:note-body></text:note></text:span><text:span text:style-name="T1">? As to this, monks, an uninstructed ordinary person, taking no count of the pure ones, unskilled in the dhamma of the pure ones... regards r</text:span><text:span text:style-name="T2">ū</text:span><text:span text:style-name="T1">pa... feeling... perception... the habitual tendencies... consciousness as self or self as having consciousness or consciousness as in self or self as in consciousness. Even so, monks, is one drawn into present dhammas.</text:span></text:p>
      <text:p text:style-name="P82"><text:soft-page-break/><text:span text:style-name="T1">And how, monks, is one not drawn into present dhammas? As to this, monks, an instructed disciple of the pure ones, taking count of the pure ones, skilled in the dhamma of the pure ones, trained in the dhamma of the pure ones, taking count of the true men, skilled in the dhamma of the true men, trained in the dhamma of the true men, does not regard r</text:span><text:span text:style-name="T2">ū</text:span><text:span text:style-name="T1">pa... feeling... perception... the habitual tendencies... consciousness as self or self as having consciousness or consciousness as in self or self as in consciousness. Even so, monks, is one not drawn into present dhammas....</text:span></text:p>
      <text:p text:style-name="P84"/>
      <text:p text:style-name="P82"><text:span text:style-name="T1">Taking the five khandhas for self is </text:span><text:span text:style-name="T2">“</text:span><text:span text:style-name="T1">personality belief</text:span><text:span text:style-name="T2">” (sakk</text:span><text:span text:style-name="T6">ā</text:span><text:span text:style-name="T2">ya di</text:span><text:span text:style-name="T7">ṭṭ</text:span><text:span text:style-name="T2">hi) </text:span><text:span text:style-name="T2"><text:note text:id="ftn49" text:note-class="footnote"><text:note-citation>49</text:note-citation><text:note-body><text:p text:style-name="P50"><text:span text:style-name="T17"/><text:span text:style-name="T19"> </text:span><text:span text:style-name="T9">See Ch 3.</text:span></text:p></text:note-body></text:note></text:span><text:span text:style-name="T7">. The sot</text:span><text:span text:style-name="T6">ā</text:span><text:span text:style-name="T1">panna has eradicated personality belief, and the only way leading to its eradication is mindfulness and right understanding of the dhamma appearing at the present moment. What is the dhamma appearing at the present moment? We read in </text:span><text:span text:style-name="T2">“Mah</text:span><text:span text:style-name="T6">ā</text:span><text:span text:style-name="T3">kacc</text:span><text:span text:style-name="T6">ā</text:span><text:span text:style-name="T2">na’</text:span><text:span text:style-name="T1">s Discourse on the Auspicious</text:span><text:span text:style-name="T2">“ </text:span><text:span text:style-name="T1">(Middle Length Sayings III, no. 133) that, after the Buddha spoke the verse, </text:span><text:span text:style-name="T2">“</text:span><text:span text:style-name="T1">The past should not be followed after, the future not desired...</text:span><text:span text:style-name="T2">” </text:span><text:span text:style-name="T1">to the monk Samiddhi, Kacc</text:span><text:span text:style-name="T6">ā</text:span><text:span text:style-name="T1">na the Great explained the meaning in detail, by way of the twelve sense-fields, </text:span><text:span text:style-name="T6">ā</text:span><text:span text:style-name="T2">yatanas </text:span><text:span text:style-name="T2"><text:note text:id="ftn50" text:note-class="footnote"><text:note-citation>50</text:note-citation><text:note-body><text:p text:style-name="P51"><text:span text:style-name="T17"/><text:span text:style-name="T19"> </text:span><text:span text:style-name="T9">See Ch 2.</text:span></text:p></text:note-body></text:note></text:span><text:span text:style-name="T1">, namely: the five senses and the mind, and the objects experienced through the six doors. One may cling to the sense-fields of the past, of the future and of the present. He explained how one is not drawn into present dhammas:</text:span></text:p>
      <text:p text:style-name="P84"/>
      <text:p text:style-name="P82"><text:span text:style-name="T1">...If, your reverences, there are at this present time both eyesense and visibile object... ear and sounds... nose and smells... tongue and flavours... body and tactile objects... mind and mental objects to which his consciousness is not bound fast by desire and attachment at this same present time, (then) because his consciousness is not bound fast by desire and attachment, he does not delight in them; not delighting in them, he is not drawn away among present dhammas. It is thus, your reverences, that one is not drawn into present dhammas.</text:span></text:p>
      <text:p text:style-name="P84"/>
      <text:p text:style-name="P82"><text:soft-page-break/><text:span text:style-name="T1">Because of our accumulated ignorance we confuse visible object and seeing, sound and hearing, we cannot clearly distinguish their different characteristics when they appear. So long as we do not distinguish n</text:span><text:span text:style-name="T6">ā</text:span><text:span text:style-name="T1">ma and r</text:span><text:span text:style-name="T2">ū</text:span><text:span text:style-name="T1">pa from each other we will not be able to realize their arising and falling away. Then we will continue to cling to the idea of beings or things which last. When there can be awareness of one reality at a time appearing through one doorway we will begin to understand the present moment. </text:span></text:p>
      <text:p text:style-name="P84"/>
      <text:p text:style-name="P83"><text:span text:style-name="T1">******** </text:span></text:p>
      <text:p text:style-name="P82"><text:span text:style-name="T2"><text:s text:c="3"/></text:span></text:p>
      <text:p text:style-name="P84"/>
      <text:p text:style-name="P84"/>
      <text:p text:style-name="P84"/>
      <text:p text:style-name="P82"><text:span text:style-name="T2"><text:s text:c="4"/></text:span></text:p>
      <text:p text:style-name="P83"><text:span text:style-name="T2"><text:s text:c="6"/>Chapter 6</text:span></text:p>
      <text:p text:style-name="P85"/>
      <text:p text:style-name="P83"><text:span text:style-name="T1">The Four <text:s/>Applications of Mindfulness</text:span></text:p>
      <text:p text:style-name="P85"/>
      <text:p text:style-name="P82"><text:span text:style-name="T1">We read in the </text:span><text:span text:style-name="T2">“</text:span><text:span text:style-name="T1">Kindred Sayings</text:span><text:span text:style-name="T2">” (V, Mah</text:span><text:span text:style-name="T6">ā</text:span><text:span text:style-name="T1">-vagga, Book III, Kindred Sayings on the Applications of Mindfulness, Ch I, </text:span><text:span text:style-name="T2">§ 1 Ambap</text:span><text:span text:style-name="T6">ā</text:span><text:span text:style-name="T2">lī</text:span><text:span text:style-name="T1">) that the Buddha, while he was staying at Ves</text:span><text:span text:style-name="T6">ā</text:span><text:span text:style-name="T2">lī</text:span><text:span text:style-name="T4">, in Ambap</text:span><text:span text:style-name="T6">ā</text:span><text:span text:style-name="T2">lī’</text:span><text:span text:style-name="T1">s Grove, said to the monks:</text:span></text:p>
      <text:p text:style-name="P84"/>
      <text:p text:style-name="P82"><text:span text:style-name="T1">This, monks, is the sole way that leads to the purification of beings, to the utter passing beyond sorrow and grief, to the destruction of woe and lamentation, to the winning of the Method </text:span><text:span text:style-name="T1"><text:note text:id="ftn51" text:note-class="footnote"><text:note-citation>51</text:note-citation><text:note-body><text:p text:style-name="P52"><text:span text:style-name="T17"/><text:span text:style-name="T9"> In P</text:span><text:span text:style-name="T10">ā</text:span><text:span text:style-name="T13">li: </text:span><text:span text:style-name="T9">ñāya, translated as </text:span><text:span text:style-name="T11">“</text:span><text:span text:style-name="T9">the right path</text:span><text:span text:style-name="T11">” in “</text:span><text:span text:style-name="T9">The Way of Mindfulness</text:span><text:span text:style-name="T11">”</text:span><text:span text:style-name="T9">, the satipa</text:span><text:span text:style-name="T13">ṭṭ</text:span><text:span text:style-name="T11">h</text:span><text:span text:style-name="T10">ā</text:span><text:span text:style-name="T9">na sutta and commentary, by Soma Thera, B.P.S. Sri Lanka. The Commentary to the satip</text:span><text:span text:style-name="T13">ṭṭ</text:span><text:span text:style-name="T11">h</text:span><text:span text:style-name="T10">ā</text:span><text:span text:style-name="T9">na sutta, the Papañ</text:span><text:span text:style-name="T13">cas</text:span><text:span text:style-name="T11">ūdanī</text:span><text:span text:style-name="T9">, states: </text:span><text:span text:style-name="T11">“</text:span><text:span text:style-name="T9">The real eightfold Path is called the right path.</text:span><text:span text:style-name="T11">“ </text:span></text:p></text:note-body></text:note></text:span><text:span text:style-name="T1"> , to realizing Nibb</text:span><text:span text:style-name="T6">ā</text:span><text:span text:style-name="T1">na, to wit: the four applications of mindfulness. What four?</text:span></text:p>
      <text:p text:style-name="P82"><text:span text:style-name="T1">Herein, a monk dwells, as regards body (as transient), having overcome, in the world, covetousness and grief. He dwells, as regards feelings... as regards cittas... as regards dhammas, contemplating dhammas (as transient), ardent, composed and mindful, having overcome, in the world, covetousness and grief. </text:span></text:p>
      <text:p text:style-name="P82"><text:span text:style-name="T1">This, monks, is the sole way that leads to the purification of beings, to the utter passing beyond sorrow and grief, to the destruction of woe and lamentation, to the winning of the Method, to realizing Nibb</text:span><text:span text:style-name="T6">ā</text:span><text:span text:style-name="T1">na, to wit: the four applications of mindfulness.</text:span></text:p>
      <text:p text:style-name="P84"><text:soft-page-break/></text:p>
      <text:p text:style-name="P82"><text:span text:style-name="T1">The four Applications of Mindfulness are: Mindfulness of Body, including all r</text:span><text:span text:style-name="T2">ū</text:span><text:span text:style-name="T1">pas, Mindfulness of Feeing, Mindfulness of Citta and Mindfulness of Dhammas. </text:span><text:span text:style-name="T2">“Dhammas” </text:span><text:span text:style-name="T1">include here all realities which are not classified under the first three Applications of Mindfulness; they are realities classified under different aspects, such as the akusala cetasikas which are the five </text:span><text:span text:style-name="T2">“</text:span><text:span text:style-name="T7">hindrances</text:span><text:span text:style-name="T2">”</text:span><text:span text:style-name="T1">, the sobhana cetasikas which are the factors of enlightenment, the realities which are classified as the five khandhas or as the </text:span><text:span text:style-name="T6">ā</text:span><text:span text:style-name="T2">yatanas, “</text:span><text:span text:style-name="T1">sense-fields</text:span><text:span text:style-name="T2">”</text:span><text:span text:style-name="T1">, or the four noble Truths </text:span><text:span text:style-name="T1"><text:note text:id="ftn52" text:note-class="footnote"><text:note-citation>52</text:note-citation><text:note-body><text:p text:style-name="P53"><text:span text:style-name="T17"/><text:span text:style-name="T19"> </text:span><text:span text:style-name="T9"><text:s/>The realities included in the fourth Application of Mindfulness will be dealt with further on in this chapter. </text:span></text:p></text:note-body></text:note></text:span><text:span text:style-name="T1">. Thus, the four Applications of Mindfulness contain all realities which appear through the six doors of the senses and the mind and which can be objects of mindfulness. Whatever reality appears at the present moment can be object of mindfulness and right understanding. </text:span></text:p>
      <text:p text:style-name="P82"><text:soft-page-break/><text:span text:style-name="T1">The development of right understanding of realities, satipa</text:span><text:span text:style-name="T7">ṭṭ</text:span><text:span text:style-name="T2">h</text:span><text:span text:style-name="T6">ā</text:span><text:span text:style-name="T1">na, is the essence of the Buddha</text:span><text:span text:style-name="T2">’</text:span><text:span text:style-name="T1">s teaching. The four Applications of Mindfulness have been explained in detail in the </text:span><text:span text:style-name="T2">“Satipa</text:span><text:span text:style-name="T7">ṭṭ</text:span><text:span text:style-name="T2">h</text:span><text:span text:style-name="T6">ā</text:span><text:span text:style-name="T2">na sutta”</text:span><text:span text:style-name="T1">(Middle Length Sayings I, no 10) and the </text:span><text:span text:style-name="T2">“Mah</text:span><text:span text:style-name="T6">ā</text:span><text:span text:style-name="T2">-satipa</text:span><text:span text:style-name="T7">ṭṭ</text:span><text:span text:style-name="T2">h</text:span><text:span text:style-name="T6">ā</text:span><text:span text:style-name="T2">na sutta”</text:span><text:span text:style-name="T1">(Dialogues of the Buddha II, no. 22), but also many other parts of the scriptures contain expositions of the teaching of satipa</text:span><text:span text:style-name="T7">ṭṭ</text:span><text:span text:style-name="T2">h</text:span><text:span text:style-name="T6">ā</text:span><text:span text:style-name="T1">na. Moreover, even when satipa</text:span><text:span text:style-name="T7">ṭṭ</text:span><text:span text:style-name="T2">h</text:span><text:span text:style-name="T6">ā</text:span><text:span text:style-name="T1">na is not explicitly mentioned, it is implied, because it is the only way leading to the eradication of defilements, which is the goal of the Buddha</text:span><text:span text:style-name="T2">’</text:span><text:span text:style-name="T1">s teachings. </text:span></text:p>
      <text:p text:style-name="P82"><text:span text:style-name="T1">When one reads about the monk who </text:span><text:span text:style-name="T2">“</text:span><text:span text:style-name="T1">dwells contemplating</text:span><text:span text:style-name="T2">” </text:span><text:span text:style-name="T1">body, feelings, cittas and dhammas, one may think that one has to sit and meditate about the objects of satipa</text:span><text:span text:style-name="T7">ṭṭ</text:span><text:span text:style-name="T2">h</text:span><text:span text:style-name="T6">ā</text:span><text:span text:style-name="T1">na. We read in the </text:span><text:span text:style-name="T2">“</text:span><text:span text:style-name="T1">Book of Analysis</text:span><text:span text:style-name="T2">” </text:span><text:span text:style-name="T1">(Ch 7, Analysis of the Foundation of Mindfulness, 195) a word exposition of </text:span><text:span text:style-name="T2">“</text:span><text:span text:style-name="T8">contemplating</text:span><text:span text:style-name="T2">” </text:span><text:span text:style-name="T1">and </text:span><text:span text:style-name="T2">“</text:span><text:span text:style-name="T1">dwells</text:span><text:span text:style-name="T2">”:</text:span></text:p>
      <text:p text:style-name="P84"/>
      <text:p text:style-name="P82"><text:span text:style-name="T2">“</text:span><text:span text:style-name="T8">Contemplating</text:span><text:span text:style-name="T2">”</text:span><text:span text:style-name="T2"><text:note text:id="ftn53" text:note-class="footnote"><text:note-citation>53</text:note-citation><text:note-body><text:p text:style-name="P54"><text:span text:style-name="T17"/><text:span text:style-name="T19"> </text:span><text:span text:style-name="T9">In P</text:span><text:span text:style-name="T10">ā</text:span><text:span text:style-name="T13">li: anupass</text:span><text:span text:style-name="T11">ī.</text:span></text:p></text:note-body></text:note></text:span><text:span text:style-name="T1"> means: Therein what is contemplation? That which is wisdom, understanding, absence of dullness, truth investigation, right view. This is called contemplation. Of this contemplation he is possessed, well possessed, attained, well attained, endowed, well endowed, furnished. Therefore this is called </text:span><text:span text:style-name="T2">“</text:span><text:span text:style-name="T8">contemplating</text:span><text:span text:style-name="T2">”. </text:span></text:p>
      <text:p text:style-name="P82"><text:span text:style-name="T2">“</text:span><text:span text:style-name="T1">Dwells</text:span><text:span text:style-name="T2">”</text:span><text:span text:style-name="T2"><text:note text:id="ftn54" text:note-class="footnote"><text:note-citation>54</text:note-citation><text:note-body><text:p text:style-name="P55"><text:span text:style-name="T17"/><text:span text:style-name="T19"> </text:span><text:span text:style-name="T9">In P</text:span><text:span text:style-name="T10">ā</text:span><text:span text:style-name="T11">li: viharati. </text:span></text:p></text:note-body></text:note></text:span><text:span text:style-name="T1"> means: Assumes the four postures, exists, protects, keeps going, maintains, turns about, dwells. Therefore this is called </text:span><text:span text:style-name="T2">“</text:span><text:span text:style-name="T1">dwells</text:span><text:span text:style-name="T2">”.</text:span></text:p>
      <text:p text:style-name="P84"/>
      <text:p text:style-name="P82"><text:span text:style-name="T1">As we see, </text:span><text:span text:style-name="T2">“</text:span><text:span text:style-name="T1">dwells</text:span><text:span text:style-name="T2">” </text:span><text:span text:style-name="T1">does not refer only to sitting, but to the four postures, namely, walking, sitting, standing and lying down. In daily life these four postures are assumed time and again. Thus, he </text:span><text:span text:style-name="T2">“</text:span><text:span text:style-name="T1">dwells contemplating</text:span><text:span text:style-name="T2">” </text:span><text:span text:style-name="T1">means: it is his habit to be aware in his daily life of the realities included in the </text:span><text:span text:style-name="T2">“</text:span><text:span text:style-name="T1">Four Applications of Mindfulness</text:span><text:span text:style-name="T2">”. </text:span></text:p>
      <text:p text:style-name="P82"><text:span text:style-name="T1">We read in the above quoted sutta: </text:span><text:span text:style-name="T2">”</text:span><text:span text:style-name="T1">having overcome in the world covetousness and grief</text:span><text:span text:style-name="T2">”</text:span><text:span text:style-name="T1">. The </text:span><text:span text:style-name="T2">“</text:span><text:span text:style-name="T1">Book of Analysis</text:span><text:span text:style-name="T2">”</text:span><text:span text:style-name="T1">, in the same section, explains the meaning of the </text:span><text:span text:style-name="T2">“</text:span><text:span text:style-name="T1">world</text:span><text:span text:style-name="T2">”:</text:span></text:p>
      <text:p text:style-name="P84"/>
      <text:p text:style-name="P82"><text:span text:style-name="T1"><text:s/>This same body is the world, also the five khandhas (as objects) of the attachments are the world. </text:span></text:p>
      <text:p text:style-name="P84"/>
      <text:p text:style-name="P82"><text:soft-page-break/><text:span text:style-name="T1">The </text:span><text:span text:style-name="T2">“</text:span><text:span text:style-name="T1">world</text:span><text:span text:style-name="T2">” </text:span><text:span text:style-name="T1">includes all conditioned realities, n</text:span><text:span text:style-name="T6">ā</text:span><text:span text:style-name="T1">mas and r</text:span><text:span text:style-name="T2">ū</text:span><text:span text:style-name="T1">pas, which appear through the six doors. At the moment of mindfulness one is not attached to objects, there is no covetousness, nor is there grief or aversion. When there is mindfulness of whatever object presents itself, be it pleasant or unpleasant, there is no wish to flee from it or to go to a quiet place. However, some people feel that they are overwhelmed by defilements, especially when they are occupied with their daily tasks. They believe that they should calm the mind first before they develop vipassan</text:span><text:span text:style-name="T2">ā </text:span><text:span text:style-name="T2"><text:note text:id="ftn55" text:note-class="footnote"><text:note-citation>55</text:note-citation><text:note-body><text:p text:style-name="P56"><text:span text:style-name="T17"/><text:span text:style-name="T19"> </text:span><text:span text:style-name="T9">See Vol. I, Ch 7, where I dealt with this question. </text:span></text:p></text:note-body></text:note></text:span><text:span text:style-name="T1">. They wonder whether they should not apply the <text:s/>Buddha</text:span><text:span text:style-name="T2">’</text:span><text:span text:style-name="T1">s advice to dwell at the roots of a tree. It is true that we read for example in the </text:span><text:span text:style-name="T2">“</text:span><text:span text:style-name="T1">Middle Length Sayings</text:span><text:span text:style-name="T2">” </text:span><text:span text:style-name="T1">(I, no. 8, Discourse on Expunging) that the Buddha, while he was staying near S</text:span><text:span text:style-name="T6">ā</text:span><text:span text:style-name="T2">vatthī</text:span><text:span text:style-name="T1">, in the Jeta Grove, taught Dhamma to Cunda and after that said:</text:span></text:p>
      <text:p text:style-name="P84"><text:soft-page-break/></text:p>
      <text:p text:style-name="P82"><text:span text:style-name="T1">...These, Cunda, are the roots of trees, these are empty places. Meditate, Cunda; do not be slothful; be not remorseful later. This is our instruction to you.</text:span></text:p>
      <text:p text:style-name="P84"/>
      <text:p text:style-name="P82"><text:span text:style-name="T1">The Buddha spoke such words to monks. The monk should not be attached to the company of people, he should live like an arahat. The Buddha did not tell all monks to live in the forest because forest life is not suitable for everyone; one has to endure hardship and discomfort. Those who had accumulations for living in the forest and for developing samatha, tranquil meditation, could do so, but the Buddha did not lay down any rule as to mental development. Some people had accumulated the skill and inclination to develop both samatha and vipassan</text:span><text:span text:style-name="T6">ā</text:span><text:span text:style-name="T1">, whereas others developed only vipassan</text:span><text:span text:style-name="T6">ā</text:span><text:span text:style-name="T1">. In the same sutta the Buddha explained to Cunda about the attainment of jh</text:span><text:span text:style-name="T6">ā</text:span><text:span text:style-name="T1">na, the result of the development of samatha:</text:span></text:p>
      <text:p text:style-name="P84"/>
      <text:p text:style-name="P82"><text:span text:style-name="T1">The situation occurs, Cunda, when a monk here, aloof from pleasures of the senses, aloof from unskilled states of mind, may enter on and abide in the first jh</text:span><text:span text:style-name="T6">ā</text:span><text:span text:style-name="T1">na which is accompanied by initial thought and discursive thought </text:span><text:span text:style-name="T1"><text:note text:id="ftn56" text:note-class="footnote"><text:note-citation>56</text:note-citation><text:note-body><text:p text:style-name="P57"><text:span text:style-name="T17"/><text:span text:style-name="T19"> </text:span><text:span text:style-name="T9">These are the jh</text:span><text:span text:style-name="T10">ā</text:span><text:span text:style-name="T9">nafactors of vitakka and vic</text:span><text:span text:style-name="T10">ā</text:span><text:span text:style-name="T9">ra which </text:span><text:span text:style-name="T11">“</text:span><text:span text:style-name="T9">think</text:span><text:span text:style-name="T11">” </text:span><text:span text:style-name="T9">of the meditation subject and which are still present in the first stage of jh</text:span><text:span text:style-name="T10">ā</text:span><text:span text:style-name="T13">na. </text:span></text:p></text:note-body></text:note></text:span><text:span text:style-name="T1">, is born of aloofness, and is rapturous and joyful. It may occur to him: </text:span><text:span text:style-name="T2">“</text:span><text:span text:style-name="T1">I fare along by expunging.</text:span><text:span text:style-name="T2">” </text:span><text:span text:style-name="T1">But these, Cunda, are not called expungings in the discipline for an ariyan; these are called </text:span><text:span text:style-name="T2">“</text:span><text:span text:style-name="T1">abidings in ease here-now</text:span><text:span text:style-name="T2">” </text:span><text:span text:style-name="T1">in the discipline for an ariyan.</text:span></text:p>
      <text:p text:style-name="P84"/>
      <text:p text:style-name="P82"><text:span text:style-name="T1">The attainment of jh</text:span><text:span text:style-name="T6">ā</text:span><text:span text:style-name="T1">na brings only temporary freedom from defilements, not the eradication of them. The Buddha spoke in a similar way about the higher stages of jh</text:span><text:span text:style-name="T6">ā</text:span><text:span text:style-name="T1">na. After that the Buddha explained about restraint from all kinds of vices and defilements, about the development of wholesome qualities and the development of the eightfold Path. He taught the </text:span><text:span text:style-name="T2">“</text:span><text:span text:style-name="T1">disquisition on expunging...the disquisition on utter quenching</text:span><text:span text:style-name="T2">”</text:span><text:span text:style-name="T1">. Through samatha defilements can be temporarily subdued, wheras through insight they can eventually be completely eradicated. </text:span></text:p>
      <text:p text:style-name="P82"><text:soft-page-break/><text:span text:style-name="T1">There are many misunderstandings about the development of samatha. People want to have a peaceful mind, but they do not realize that this is attachment. They do not want to have aversion and worry, but they are ignorant of the disadvantages of attachment. It is attachment which conditions aversion. Even jh</text:span><text:span text:style-name="T6">ā</text:span><text:span text:style-name="T1">na can be an object of clinging. We read in the </text:span><text:span text:style-name="T2">“</text:span><text:span text:style-name="T1">Middle Length Sayings</text:span><text:span text:style-name="T2">” </text:span><text:span text:style-name="T1">(III, 113, Discourse on the Good Man) that the Buddha, while he was staying near S</text:span><text:span text:style-name="T6">ā</text:span><text:span text:style-name="T2">vatthī</text:span><text:span text:style-name="T1">, in the Jeta Grove, spoke to the monks about dhamma of good men and dhamma of bad men. The </text:span><text:span text:style-name="T2">“</text:span><text:span text:style-name="T1">bad man</text:span><text:span text:style-name="T2">” </text:span><text:span text:style-name="T1">is proud of the fact that he is of a high family, of his fame, of the monk</text:span><text:span text:style-name="T2">’</text:span><text:span text:style-name="T1">s requisites he obtains. He exalts himself and disparages others because of these things, whereas the good man thinks of the goal of dhamma, does not exalt himself and does not disparage others. The bad man is proud of having heard much (of the teachings), of being an expert in Vinaya, a speaker on dhamma, a forest dweller, and he is proud of having attained jh</text:span><text:span text:style-name="T6">ā</text:span><text:span text:style-name="T1">na. We read:</text:span></text:p>
      <text:p text:style-name="P84"/>
      <text:p text:style-name="P82"><text:span text:style-name="T1">And again, monks, a bad man, aloof from pleasures of the senses, aloof from unskilled states of mind, enters on and abides in the first jh</text:span><text:span text:style-name="T6">ā</text:span><text:span text:style-name="T1">na which is accompanied by initial thought and discursive thought, is born of aloofness, and is rapturous and joyful. He reflects thus: </text:span><text:span text:style-name="T2">“</text:span><text:span text:style-name="T1">I am an acquirer of the attainment of the first jh</text:span><text:span text:style-name="T6">ā</text:span><text:span text:style-name="T1">na, but these other monks are not acquirers of the attainment of the first jh</text:span><text:span text:style-name="T6">ā</text:span><text:span text:style-name="T7">na.</text:span><text:span text:style-name="T2">” </text:span><text:span text:style-name="T1">He exalts himself for that attainment of the first jh</text:span><text:span text:style-name="T6">ā</text:span><text:span text:style-name="T1">na, disparages the others. This too, monks, is dhamma of a bad man. But a good man, monks, reflects thus: </text:span><text:span text:style-name="T2">“</text:span><text:span text:style-name="T1">Lack of desire even for the attainment of the first jh</text:span><text:span text:style-name="T6">ā</text:span><text:span text:style-name="T1">na has been spoken of by the Lord; for whatever they imagine it to be, it is otherwise.</text:span><text:span text:style-name="T2">” </text:span><text:span text:style-name="T1">He, having made lack of desire itself the main thing, neither exalts himself on account of that attainment of the first jh</text:span><text:span text:style-name="T6">ā</text:span><text:span text:style-name="T1">na nor disparages others. This, too, monks, is dhamma of a good man... </text:span></text:p>
      <text:p text:style-name="P84"/>
      <text:p text:style-name="P82"><text:span text:style-name="T1">The same is stated about the higher stages of jh</text:span><text:span text:style-name="T6">ā</text:span><text:span text:style-name="T1">na. The bad man who attains the highest stage of immaterial jh</text:span><text:span text:style-name="T6">ā</text:span><text:span text:style-name="T2">na </text:span><text:span text:style-name="T2"><text:note text:id="ftn57" text:note-class="footnote"><text:note-citation>57</text:note-citation><text:note-body><text:p text:style-name="P58"><text:span text:style-name="T17"/><text:span text:style-name="T19"> </text:span><text:span text:style-name="T11"><text:s/>Arūpa-jh</text:span><text:span text:style-name="T10">ā</text:span><text:span text:style-name="T11">na. Fine-material jh</text:span><text:span text:style-name="T10">ā</text:span><text:span text:style-name="T9">na or r</text:span><text:span text:style-name="T11">ūpa-jh</text:span><text:span text:style-name="T10">ā</text:span><text:span text:style-name="T9">na has meditation subjects which are still connected with materiality, whereas immaterial jh</text:span><text:span text:style-name="T10">ā</text:span><text:span text:style-name="T11">na, arūpa-jh</text:span><text:span text:style-name="T10">ā</text:span><text:span text:style-name="T9">na, has meditation subjects which are no longer connected with materiality. Ar</text:span><text:span text:style-name="T11">ūpa-jh</text:span><text:span text:style-name="T10">ā</text:span><text:span text:style-name="T9">na is more refined, more subtle than r</text:span><text:span text:style-name="T11">ūpa-jh</text:span><text:span text:style-name="T10">ā</text:span><text:span text:style-name="T11">na. <text:s/></text:span></text:p></text:note-body></text:note></text:span><text:span text:style-name="T1">, the plane of neither-perception-nor-non-perception</text:span><text:span text:style-name="T1"><text:note text:id="ftn58" text:note-class="footnote"><text:note-citation>58</text:note-citation><text:note-body><text:p text:style-name="P59"><text:span text:style-name="T17"/><text:span text:style-name="T19"> </text:span><text:span text:style-name="T9"><text:s/>See Visuddhimagga Ch X. Citta and cetasikas are present , but they are very subtle and peaceful. </text:span></text:p></text:note-body></text:note></text:span><text:span text:style-name="T1"> exalts himself and disparages others. He cannot attain arahatship. The good man who <text:s/>attains the highest stage of immaterial jh</text:span><text:span text:style-name="T6">ā</text:span><text:span text:style-name="T1">na is intent on detachment, he is not proud of his attainment. We read further on that the Buddha said:</text:span></text:p>
      <text:p text:style-name="P84"><text:soft-page-break/></text:p>
      <text:p text:style-name="P82"><text:span text:style-name="T1">And again, monks, a good man, by passing quite beyond the plane of neither-perception-nor-non-perception, enters on and abides in the stopping of perception and feeling </text:span><text:span text:style-name="T1"><text:note text:id="ftn59" text:note-class="footnote"><text:note-citation>59</text:note-citation><text:note-body><text:p text:style-name="P60"><text:span text:style-name="T17"/><text:span text:style-name="T19"> </text:span><text:span text:style-name="T9"><text:s/>Only the ariyans who have developed both insight and samatha up to the highest stage of ar</text:span><text:span text:style-name="T11">ūpa-jh</text:span><text:span text:style-name="T10">ā</text:span><text:span text:style-name="T9">na and who have reached the stage of enlightenment of the anag</text:span><text:span text:style-name="T10">ā</text:span><text:span text:style-name="T11">mī</text:span><text:span text:style-name="T9">, non-returner, or the stage of the arahat can attain the stopping of perception and feeling, the temporary suspension of perception and feeling. See Visuddhimagga XXIII, 16-53. </text:span></text:p></text:note-body></text:note></text:span><text:span text:style-name="T1">; and when he has seen by means of wisdom his cankers are caused to be destroyed. And, monks, this monk does not imagine he is aught or anywhere or in anything.... </text:span><text:span text:style-name="T1"><text:note text:id="ftn60" text:note-class="footnote"><text:note-citation>60</text:note-citation><text:note-body><text:p text:style-name="P61"><text:span text:style-name="T17"/><text:span text:style-name="T19"> </text:span><text:span text:style-name="T9">He has eradicated all forms of conceit. </text:span></text:p></text:note-body></text:note></text:span><text:span text:style-name="T2"> </text:span></text:p>
      <text:p text:style-name="P84"/>
      <text:p text:style-name="P82"><text:span text:style-name="T1">This monk, who is a good man, will not be reborn, he has reached the end of the cycle of birth and death. When someone has accumulated the skill and the inclination to develop samatha to the degree of jh</text:span><text:span text:style-name="T6">ā</text:span><text:span text:style-name="T1">na, he should not take jh</text:span><text:span text:style-name="T6">ā</text:span><text:span text:style-name="T1">nacitta for self and he should have no desire for jh</text:span><text:span text:style-name="T6">ā</text:span><text:span text:style-name="T1">na. When jh</text:span><text:span text:style-name="T6">ā</text:span><text:span text:style-name="T1">nacitta arises it does so dependant on the appropriate conditions. He can be mindful of it in order to see it as it is, as non-self. </text:span></text:p>
      <text:p text:style-name="P82"><text:span text:style-name="T1">For the development of jh</text:span><text:span text:style-name="T6">ā</text:span><text:span text:style-name="T1">na many conditions have to be fulfilled and one should know which are impediments to jh</text:span><text:span text:style-name="T6">ā</text:span><text:span text:style-name="T1">na. We read in the </text:span><text:span text:style-name="T2">“</text:span><text:span text:style-name="T1">Gradual Sayings</text:span><text:span text:style-name="T2">” </text:span><text:span text:style-name="T1">(V, Book of the Tens, Ch VIII, </text:span><text:span text:style-name="T2">§ </text:span><text:span text:style-name="T1">2, The thorn) that the Buddha was staying near Vesal</text:span><text:span text:style-name="T2">ī </text:span><text:span text:style-name="T1">in Great Grove, at the House with the Peaked Roof, together with a number of senior monks. A crowd of Licchavis who were riding in their cars made a great noise, dashing into Great Wood to visit the Lord. The monks who were staying with the Buddha remembered that the Buddha had said that noise is an obstacle to jh</text:span><text:span text:style-name="T6">ā</text:span><text:span text:style-name="T1">na, and therefore they retreated to Gosinga Wood where they would be free from noise and crowds. The Buddha asked the other monks where those senior monks were gone and then they gave him the reason for their departure. The Buddha said to them:</text:span></text:p>
      <text:p text:style-name="P84"/>
      <text:p text:style-name="P82"><text:span text:style-name="T1">Well said! Well said, monks! Those who should assert what those great disciples have asserted would rightly do so. Indeed, monks, I have said that noise is a thorn to jh</text:span><text:span text:style-name="T6">ā</text:span><text:span text:style-name="T2">na </text:span><text:span text:style-name="T2"><text:note text:id="ftn61" text:note-class="footnote"><text:note-citation>61</text:note-citation><text:note-body><text:p text:style-name="P62"><text:span text:style-name="T17"/><text:span text:style-name="T19"> </text:span><text:span text:style-name="T9">Here jh</text:span><text:span text:style-name="T10">ā</text:span><text:span text:style-name="T9">na is translated as </text:span><text:span text:style-name="T11">“</text:span><text:span text:style-name="T9">musing</text:span><text:span text:style-name="T11">”. </text:span></text:p></text:note-body></text:note></text:span><text:span text:style-name="T1">. There are these ten thorns. What ten?</text:span></text:p>
      <text:p text:style-name="P82"><text:soft-page-break/><text:span text:style-name="T1">To one who delights in seclusion delight in society is a thorn. To one devoted to concentration on the mark of the foul </text:span><text:span text:style-name="T1"><text:note text:id="ftn62" text:note-class="footnote"><text:note-citation>62</text:note-citation><text:note-body><text:p text:style-name="P63"><text:span text:style-name="T17"/><text:span text:style-name="T9"> Those who have as meditation subject the foulness of the body should be aware of its foulness or loathsomeness, they should not see any beauty in it. <text:s text:c="3"/></text:span></text:p></text:note-body></text:note></text:span><text:span text:style-name="T1">, concentration on the fair is a thorn. To one guarding the doors of the sense-faculties the sight of shows is a thorn. To the Brahma-life consorting with women is a thorn. To the first jh</text:span><text:span text:style-name="T6">ā</text:span><text:span text:style-name="T1">na sound is a thorn; to the second jh</text:span><text:span text:style-name="T6">ā</text:span><text:span text:style-name="T1">na applied thought and sustained thought </text:span><text:span text:style-name="T1"><text:note text:id="ftn63" text:note-class="footnote"><text:note-citation>63</text:note-citation><text:note-body><text:p text:style-name="P64"><text:span text:style-name="T17"/><text:span text:style-name="T19"> </text:span><text:span text:style-name="T9">In order to attain the second stage of jh</text:span><text:span text:style-name="T10">ā</text:span><text:span text:style-name="T11">na,</text:span><text:span text:style-name="T19"> </text:span><text:span text:style-name="T9">the jh</text:span><text:span text:style-name="T10">ā</text:span><text:span text:style-name="T9">na-factors vitakka, applied thought, and vic</text:span><text:span text:style-name="T10">ā</text:span><text:span text:style-name="T9">ra, sustained thought, which are still needed in the first stage of jh</text:span><text:span text:style-name="T10">ā</text:span><text:span text:style-name="T9">na, have to be abandoned. In comparison to the first jh</text:span><text:span text:style-name="T10">ā</text:span><text:span text:style-name="T9">na where vitakka and vic</text:span><text:span text:style-name="T10">ā</text:span><text:span text:style-name="T9">ra are still necessary in order to concentrate on the meditation subject, the second stage of jh</text:span><text:span text:style-name="T10">ā</text:span><text:span text:style-name="T9">na is more refined. <text:s/></text:span></text:p></text:note-body></text:note></text:span><text:span text:style-name="T1">; to the third zest </text:span><text:span text:style-name="T1"><text:note text:id="ftn64" text:note-class="footnote"><text:note-citation>64</text:note-citation><text:note-body><text:p text:style-name="P65"><text:span text:style-name="T17"/><text:span text:style-name="T19"> </text:span><text:span text:style-name="T9">In order to attain the third stage of jh</text:span><text:span text:style-name="T10">ā</text:span><text:span text:style-name="T9">na, the jh</text:span><text:span text:style-name="T10">ā</text:span><text:span text:style-name="T16">na-factor zest,p</text:span><text:span text:style-name="T11">ī</text:span><text:span text:style-name="T9">ti, has to be abandoned. </text:span></text:p></text:note-body></text:note></text:span><text:span text:style-name="T1">; to the fourth jh</text:span><text:span text:style-name="T6">ā</text:span><text:span text:style-name="T1">na in-breathing and out-breathing is a thorn </text:span><text:span text:style-name="T1"><text:note text:id="ftn65" text:note-class="footnote"><text:note-citation>65</text:note-citation><text:note-body><text:p text:style-name="P66"><text:span text:style-name="T17"/><text:span text:style-name="T9"> In the fourth stage of jh</text:span><text:span text:style-name="T10">ā</text:span><text:span text:style-name="T9">na breathing has stopped. See </text:span><text:span text:style-name="T11">“</text:span><text:span text:style-name="T9">Middle Length Sayings</text:span><text:span text:style-name="T11">” </text:span><text:span text:style-name="T9">I, no. 44, where Dhammadinn</text:span><text:span text:style-name="T11">ā </text:span><text:span text:style-name="T9">explains to Vis</text:span><text:span text:style-name="T10">ā</text:span><text:span text:style-name="T9">kha about the stopping of vitakka and vic</text:span><text:span text:style-name="T10">ā</text:span><text:span text:style-name="T9">ra, the stopping of activity of body, explained as breathing, and the stopping of activity of mind, namely perception and feeling, according as higher stages of jh</text:span><text:span text:style-name="T10">ā</text:span><text:span text:style-name="T9">na have been attained. <text:s text:c="2"/></text:span></text:p></text:note-body></text:note></text:span><text:span text:style-name="T1">. To the attainment of the stopping of perception and feeling, perception and feeling are a thorn. Lust, malice and delusion are thorns.</text:span></text:p>
      <text:p text:style-name="P82"><text:soft-page-break/><text:span text:style-name="T1">So, monks, do you abide thornless, do you abide thorn-removers, do you abide thornless thorn-removers. Monks, the thornless are arahats, the thornless thorn-removers are arahats.</text:span></text:p>
      <text:p text:style-name="P84"/>
      <text:p text:style-name="P82"><text:span text:style-name="T1">In this sutta the Buddha speaks about conditions for different stages of jh</text:span><text:span text:style-name="T6">ā</text:span><text:span text:style-name="T1">na, and after that he reminds the monks that attachment, aversion and ignorance are hindrances. He reminds them to become people without defilements, namely arahats. The way leading to the eradication of defilements is satipa</text:span><text:span text:style-name="T7">ṭṭ</text:span><text:span text:style-name="T2">h</text:span><text:span text:style-name="T6">ā</text:span><text:span text:style-name="T7">na.</text:span></text:p>
      <text:p text:style-name="P82"><text:span text:style-name="T1">We read in the sutta that sound is a </text:span><text:span text:style-name="T2">“</text:span><text:span text:style-name="T1">thorn</text:span><text:span text:style-name="T2">” to jh</text:span><text:span text:style-name="T6">ā</text:span><text:span text:style-name="T1">na. Sound is not an obstacle to the development of insight. Someone may find a loud noise distracting from awareness of n</text:span><text:span text:style-name="T6">ā</text:span><text:span text:style-name="T1">ma and r</text:span><text:span text:style-name="T2">ū</text:span><text:span text:style-name="T1">pa, but he forgets that sound can be object of awareness. He did not choose to hear such a sound, it just arose because of the appropriate conditions and it was the right time for kamma to produce the vip</text:span><text:span text:style-name="T6">ā</text:span><text:span text:style-name="T1">kacitta which heard that sound. We never know what object will present itself at a particular moment, realities do not belong to a self, they are beyond control. When we hear a loud noise aversion may arise, and that is another reality which arises because of conditions; there can be awareness of its characteristic so that it can be realized as non-self. We would like to ignore akusala, but we should face it with mindfulness and right understanding. If we are not mindful of akusala we will continue to take it for self and it will never be eradicated. </text:span></text:p>
      <text:p text:style-name="P82"><text:soft-page-break/><text:span text:style-name="T1">We read in the </text:span><text:span text:style-name="T2">“Mah</text:span><text:span text:style-name="T6">ā</text:span><text:span text:style-name="T2">-satipa</text:span><text:span text:style-name="T7">ṭṭ</text:span><text:span text:style-name="T2">h</text:span><text:span text:style-name="T6">ā</text:span><text:span text:style-name="T2">na sutta” </text:span><text:span text:style-name="T1">(Dialogues of the Buddha, XXII) in the section on the fourth Application of Mindfulness, Mindfulness of Dhammas, that the monk has to see dhammas in dhammas. We read that he has to see </text:span><text:span text:style-name="T2">“</text:span><text:span text:style-name="T1">dhammas in dhammas from the point of view of the five hindrances</text:span><text:span text:style-name="T2">”</text:span><text:span text:style-name="T1">. These are the defilements of sensuous desire, ill-will or anger, sloth and torpor, agitation and worry, and doubt. He has to realize it when there is sensuous desire in him and when he has no sensuous desire, and it is the same with the other hindrances. We read:</text:span></text:p>
      <text:p text:style-name="P84"/>
      <text:p text:style-name="P82"><text:span text:style-name="T1">...So does he, as to dhammas, continue to consider them, both internally or externally, or internally and externally together. He ever considers how a dhamma is something that comes to be, again he ever considers how a dhamma is something that passes away, or he ever considers their coming to be with their passing away....</text:span></text:p>
      <text:p text:style-name="P84"/>
      <text:p text:style-name="P82"><text:span text:style-name="T1">Whenever defilements arise they should be seen as dhammas, conditioned realities. We read in the above-quoted sutta that a monk should consider the origination and passing away of dhammas, he should see the impermanence of conditioned dhammas. What falls away immediately cannot be owned by a self. We can understand this truth on a theoretical level, but when there is direct awareness of the dhamma which appears the truth can be understood more deeply. When defilements are realized as dhammas which are impermanent and non-self, one will not be disturbed by them; one can face them with right understanding. </text:span></text:p>
      <text:p text:style-name="P82"><text:span text:style-name="T1">Further on in the above-quoted sutta we read that a monk considers dhammas from the point of view of the five khandhas, of the </text:span><text:span text:style-name="T2">“</text:span><text:span text:style-name="T1">Six Internal <text:s/>and External Spheres of Sense</text:span><text:span text:style-name="T2">” (</text:span><text:span text:style-name="T6">ā</text:span><text:span text:style-name="T2">yatanas </text:span><text:span text:style-name="T2"><text:note text:id="ftn66" text:note-class="footnote"><text:note-citation>66</text:note-citation><text:note-body><text:p text:style-name="P67"><text:span text:style-name="T17"/><text:span text:style-name="T19"> </text:span><text:span text:style-name="T9">The five senses and the mind, and the objects experienced through the senses and the mind. </text:span></text:p></text:note-body></text:note></text:span><text:span text:style-name="T1">), of the Seven Factors of Enlightenment </text:span><text:span text:style-name="T1"><text:note text:id="ftn67" text:note-class="footnote"><text:note-citation>67</text:note-citation><text:note-body><text:p text:style-name="P68"><text:span text:style-name="T17"/><text:span text:style-name="T19"> </text:span><text:span text:style-name="T9">Mindfulness, investigation of Dhamma, energy, joy, calm, concentration and equanimity. <text:s/></text:span></text:p></text:note-body></text:note></text:span><text:span text:style-name="T1"> and of the four noble Truths. Under the section of the second noble Truth, the Truth of the origin of dukkha, which is craving, we read about all the objects of craving. The text states:</text:span></text:p>
      <text:p text:style-name="P84"/>
      <text:p text:style-name="P82"><text:span text:style-name="T1">And what, monks, is the ariyan Truth concerning the coming to be of dukkha?</text:span></text:p>
      <text:p text:style-name="P82"><text:soft-page-break/><text:span text:style-name="T1">Even this craving, potent for rebirth, that is accompanied by lust and self-indulgence, seeking satisfaction now here, now there, namely, the craving for the life of sense, the craving for becoming (renewed life), and the craving for not becoming (for no rebirth).</text:span></text:p>
      <text:p text:style-name="P82"><text:span text:style-name="T1">Now this craving, monks, where does it arise, where does it have its dwelling? In those material things of this world which are dear to us, which are pleasant. There does craving arise, there does it dwell.</text:span></text:p>
      <text:p text:style-name="P82"><text:span text:style-name="T1">What things in this world are dear, what things are pleasant? The eye, the ear, the nose, the tongue, the body and the mind- these are the things in this world that are dear, that are pleasant. There does craving arise, there does it dwell. </text:span></text:p>
      <text:p text:style-name="P82"><text:span text:style-name="T1">Visible object, sound, odour, flavour, tangible object and mind-object- these are the things in this world that are dear, that are pleasant. There does craving arise, there does it dwell. </text:span></text:p>
      <text:p text:style-name="P82"><text:span text:style-name="T1">Seeing-consciousness </text:span><text:span text:style-name="T1"><text:note text:id="ftn68" text:note-class="footnote"><text:note-citation>68</text:note-citation><text:note-body><text:p text:style-name="P69"><text:span text:style-name="T17"/><text:span text:style-name="T19"> </text:span><text:span text:style-name="T9">The P.T.S. translates: the thoughts that arise through sight, but the P</text:span><text:span text:style-name="T10">ā</text:span><text:span text:style-name="T9">li text has: cakkhu-viññāṇ</text:span><text:span text:style-name="T13">a.</text:span></text:p></text:note-body></text:note></text:span><text:span text:style-name="T1">, hearing-consciousness, smelling-consciousness, tasting-consciousness, body-consciousness and mind- consciousness- these are the things in this world that are dear, that are pleasant. There does craving arise, there does it dwell. </text:span></text:p>
      <text:p text:style-name="P82"><text:span text:style-name="T1">Eye-contact </text:span><text:span text:style-name="T1"><text:note text:id="ftn69" text:note-class="footnote"><text:note-citation>69</text:note-citation><text:note-body><text:p text:style-name="P70"><text:span text:style-name="T17"/><text:span text:style-name="T19"> </text:span><text:span text:style-name="T9">The cetasika which is contact, phassa. It contacts the object which presents itself through one of the six doors; it is a condition for citta to experience that object. <text:s/></text:span></text:p></text:note-body></text:note></text:span><text:span text:style-name="T1">, ear-contact, nose-contact, tongue-contact, body-contact and mind-contact- these are the things in this world that are dear, that are pleasant. There does craving arise, there does it dwell. </text:span></text:p>
      <text:p text:style-name="P82"><text:span text:style-name="T1">Feeling originating from eye-contact, feeling originating from ear-contact, feeling originating from nose-contact, feeling originating from tongue-contact, feeling originating from body-contact, and feeling originating from mind-contact- these are the things in this world that are dear, that are pleasant. There does craving arise, there does it dwell.</text:span></text:p>
      <text:p text:style-name="P82"><text:span text:style-name="T1">The remembrance </text:span><text:span text:style-name="T1"><text:note text:id="ftn70" text:note-class="footnote"><text:note-citation>70</text:note-citation><text:note-body><text:p text:style-name="P71"><text:span text:style-name="T17"/><text:span text:style-name="T19"> </text:span><text:span text:style-name="T11">Sa</text:span><text:span text:style-name="T9">ññā, which is translated as remembrance or perception. It is a cetasika accompanying each citta, and its function is remembering or recognizing an object, or </text:span><text:span text:style-name="T11">“</text:span><text:span text:style-name="T9">marking</text:span><text:span text:style-name="T11">” </text:span><text:span text:style-name="T9">it, so that it can be recognized. </text:span></text:p></text:note-body></text:note></text:span><text:span text:style-name="T25"> </text:span><text:span text:style-name="T1">of visible object, of sound, of odour, of flavour, of tangible object and of mental object- these are the things in this world that are dear, that are pleasant. There does craving arise, there does it dwell.</text:span></text:p>
      <text:p text:style-name="P84"/>
      <text:p text:style-name="P82"><text:soft-page-break/><text:span text:style-name="T1">The same is said about intention (cetan</text:span><text:span text:style-name="T6">ā</text:span><text:span text:style-name="T1">) concerned with the objects experienced through the six doors, craving for them, <text:s text:c="3"/>thinking </text:span><text:span text:style-name="T1"><text:note text:id="ftn71" text:note-class="footnote"><text:note-citation>71</text:note-citation><text:note-body><text:p text:style-name="P72"><text:span text:style-name="T17"/><text:span text:style-name="T19"> </text:span><text:span text:style-name="T9">vitakka, applied thought.</text:span></text:p></text:note-body></text:note></text:span><text:span text:style-name="T1"> about them, deliberating </text:span><text:span text:style-name="T1"><text:note text:id="ftn72" text:note-class="footnote"><text:note-citation>72</text:note-citation><text:note-body><text:p text:style-name="P73"><text:span text:style-name="T17"/><text:span text:style-name="T19"> </text:span><text:span text:style-name="T11">vic</text:span><text:span text:style-name="T10">ā</text:span><text:span text:style-name="T9">ra, sustained thought.</text:span></text:p></text:note-body></text:note></text:span><text:span text:style-name="T1"> about them. </text:span></text:p>
      <text:p text:style-name="P82"><text:soft-page-break/><text:span text:style-name="T1">We cling to the world appearing through the six doors. Every kind of craving can be considered as dhamma, it is included in the fourth Application of Mindfulness. We cannot force ourselves to be detached from pleasant objects, clinging is a conditioned reality. Clinging arises and falls away, but if there is no sati we do not know that it is a conditioned reality which is impermanent and non-self. We may understand in theory that it makes no sense to cling since pleasant objects only last for a very short while, but we still cling to all objects. Even when insight has been developed to the degree that paññā realizes the arising and falling away of realities, clinging is not eradicated yet. The sot</text:span><text:span text:style-name="T6">ā</text:span><text:span text:style-name="T1">panna sees realities as impermanent and non-self, he has eradicated the wrong view of self; but he still has craving for pleasant objects, and therefore he has to continue to develop insight until arahatship is attained. Only then all forms of clinging are eradicated. </text:span></text:p>
      <text:p text:style-name="P82"><text:span text:style-name="T1">All the different sections of the </text:span><text:span text:style-name="T2">“Mah</text:span><text:span text:style-name="T6">ā</text:span><text:span text:style-name="T2">-satipa</text:span><text:span text:style-name="T7">ṭṭ</text:span><text:span text:style-name="T2">h</text:span><text:span text:style-name="T6">ā</text:span><text:span text:style-name="T2">na sutta” </text:span><text:span text:style-name="T1">remind us that whatever reality presents itself can be object of awareness and right understanding. Right understanding can be developed in any situation, no matter whether someone is developing calm or whether <text:s/>he is enjoying pleasant things such as music or delicious food. </text:span></text:p>
      <text:p text:style-name="P82"><text:span text:style-name="T1">We read in the </text:span><text:span text:style-name="T2">“Mah</text:span><text:span text:style-name="T6">ā</text:span><text:span text:style-name="T2">-satipa</text:span><text:span text:style-name="T7">ṭṭ</text:span><text:span text:style-name="T2">h</text:span><text:span text:style-name="T6">ā</text:span><text:span text:style-name="T2">na sutta” </text:span><text:span text:style-name="T1">in the section on the Application of Mindfulness of the Body about the Reflection on the Repulsiveness of the Body:</text:span></text:p>
      <text:p text:style-name="P84"/>
      <text:p text:style-name="P82"><text:span text:style-name="T1">And moreover, monks, a monk reflects upon this very body, from the soles of his feet below upward to the crown of his head, as something enclosed in skin and full of various impurities:- </text:span><text:span text:style-name="T2">“</text:span><text:span text:style-name="T1">Here is in this body hair and down, nails, teeth, skin, flesh, sinews, bones, marrow, kidney, heart, liver, membranes, spleen, lungs, stomach, bowels, intestines; excrement, bile, phlegm, pus, blood, sweat, fat, tears, serum, saliva, mucus, synovic fluid, urine.</text:span><text:span text:style-name="T2">”...</text:span></text:p>
      <text:p text:style-name="P84"/>
      <text:p text:style-name="P82"><text:span text:style-name="T1">The repulsiveness of the parts of the body is a meditation subject of samatha which has as its aim to be less attached to the body. However, when we notice </text:span><text:span text:style-name="T2">“</text:span><text:span text:style-name="T1">parts of the body</text:span><text:span text:style-name="T2">”</text:span><text:span text:style-name="T1">, such as hair or nails, we can be reminded to develop insight in order to realize that what we take for </text:span><text:span text:style-name="T2">“</text:span><text:span text:style-name="T1">my body</text:span><text:span text:style-name="T2">” </text:span><text:span text:style-name="T1">are only elements which are impermanent and devoid of self. We read in the </text:span><text:span text:style-name="T2">“</text:span><text:span text:style-name="T1">Book of Analysis</text:span><text:span text:style-name="T2">” </text:span><text:span text:style-name="T1">(Ch 3, Analysis of the Elements, 82) about the element of solidity or <text:s/>hardness, here translated as </text:span><text:span text:style-name="T2">“</text:span><text:span text:style-name="T3">extension</text:span><text:span text:style-name="T2">”:</text:span></text:p>
      <text:p text:style-name="P84"/>
      <text:p text:style-name="P82"><text:soft-page-break/><text:span text:style-name="T1">Therein, what is the element of extension? The element of extension is twofold: It is internal; it is external. Therein what is internal element of extension? That which is personal, self-referable, hard, harsh, hardness, being hard, internal, grasped (by craving and false view). For example: head hair, body hair, nails, teeth, skin; flesh, sinews, bone, bone-marrow, kidneys; heart, liver, membraneous tissue, spleen, lungs; intestines, mesentery, undigested food, excrement; or whatever else there is, personal, self-referable, hard, harsh, hardness, being hard, internal, grasped. This is called internal element of extension....</text:span></text:p>
      <text:p text:style-name="P84"/>
      <text:p text:style-name="P82"><text:span text:style-name="T1">It is then explained that the external element of extension is for example metal, stone or rock. The four Great Elements of solidity, cohesion, heat and motion are present in the body and also in material phenomena outside. Hardness of the body is the same as hardness of a rock, hardness is a paramattha dhamma, a r</text:span><text:span text:style-name="T2">ū</text:span><text:span text:style-name="T1">pa with its own unchangeable characteristic. When hardness appears there can be awareness and right understanding of it as an element which is not </text:span><text:span text:style-name="T2">“mine” or “</text:span><text:span text:style-name="T1">self</text:span><text:span text:style-name="T2">”.</text:span></text:p>
      <text:p text:style-name="P82"><text:span text:style-name="T1">In the </text:span><text:span text:style-name="T2">“Mah</text:span><text:span text:style-name="T6">ā</text:span><text:span text:style-name="T2">-satipa</text:span><text:span text:style-name="T7">ṭṭ</text:span><text:span text:style-name="T2">h</text:span><text:span text:style-name="T6">ā</text:span><text:span text:style-name="T2">na sutta”</text:span><text:span text:style-name="T1">, after the section on the </text:span><text:span text:style-name="T2">“</text:span><text:span text:style-name="T1">Parts of the Body</text:span><text:span text:style-name="T2">”</text:span><text:span text:style-name="T1">, it is said that the monk should dwell contemplating the arising and falling away of dhammas, and this is repeated after each section of the Applications of Mindfulness. Hair, nails and teeth are concepts we can think of, but they consists of r</text:span><text:span text:style-name="T2">ū</text:span><text:span text:style-name="T1">pas which each have their own characteristic. R</text:span><text:span text:style-name="T2">ū</text:span><text:span text:style-name="T1">pa, the reality which does not know anything, is different from n</text:span><text:span text:style-name="T6">ā</text:span><text:span text:style-name="T1">ma, the reality which experiences something. The characteristics of n</text:span><text:span text:style-name="T6">ā</text:span><text:span text:style-name="T1">ma and r</text:span><text:span text:style-name="T2">ū</text:span><text:span text:style-name="T1">pa have to be clearly distinguished from each other, not by theoretical understanding, but by insight, direct understanding, which has to be developed through awareness time and again. If n</text:span><text:span text:style-name="T6">ā</text:span><text:span text:style-name="T1">ma and r</text:span><text:span text:style-name="T2">ū</text:span><text:span text:style-name="T1">pa are not clearly distinguished from each other, their arising and falling away, their impermanence, cannot be realized and we will continue to cling to the wrong view of self.</text:span></text:p>
      <text:p text:style-name="P82"><text:soft-page-break/><text:span text:style-name="T1">Some people believe that the teaching of the four Applications of Mindfulness implies a particular order of objects of mindfulness; they believe that when someone is mindful of the objects included in Mindfulness of the Body, he is only aware of r</text:span><text:span text:style-name="T2">ū</text:span><text:span text:style-name="T1">pa, not of n</text:span><text:span text:style-name="T6">ā</text:span><text:span text:style-name="T1">ma. However, there is no particular order of objects of mindfulness, it all depends on conditions which object presents itself at a particular moment. If there would be awareness of r</text:span><text:span text:style-name="T2">ū</text:span><text:span text:style-name="T1">pa, but not of n</text:span><text:span text:style-name="T6">ā</text:span><text:span text:style-name="T1">ma, one would not really understand the characteristic of r</text:span><text:span text:style-name="T2">ū</text:span><text:span text:style-name="T1">pa as completely different from the characteristic of n</text:span><text:span text:style-name="T6">ā</text:span><text:span text:style-name="T1">ma. Time and again, we notice parts of the body and also at such moments there are n</text:span><text:span text:style-name="T6">ā</text:span><text:span text:style-name="T1">mas and r</text:span><text:span text:style-name="T2">ū</text:span><text:span text:style-name="T1">pas which can be objects of mindfulness. The Buddha taught the four Applications of Mindfulness in order to remind us to be aware of r</text:span><text:span text:style-name="T2">ū</text:span><text:span text:style-name="T1">pa, of feelings, of cittas, of dhammas, which include all realities other than those mentioned under the first three sections. At one moment there may be mindfulness of hardness, and at another moment mindfulness of feeling, which may be pleasant, unpleasant or indifferent, or mindfulness of the citta which experiences hardness, or mindfulness of aversion or attachment. There is time and again a reality impinging on one of the six doors. If there is right understanding of the objects of mindfulness, we can learn to be aware of one reality at a time, either a n</text:span><text:span text:style-name="T6">ā</text:span><text:span text:style-name="T1">ma or a r</text:span><text:span text:style-name="T2">ū</text:span><text:span text:style-name="T1">pa. In that way their different characteristics can gradually be understood. </text:span></text:p>
      <text:p text:style-name="P85"/>
      <text:p text:style-name="P83"><text:span text:style-name="T2"><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Geneva" svg:font-family="Genev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1" svg:font-family="Genev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a" style:font-name="Times New Roman" fo:font-size="10pt" fo:language="en" fo:country="GB" style:letter-kerning="true" style:font-name-asian="Arial Unicode MS" style:font-size-asian="10pt" style:language-asian="zh" style:country-asian="CN" style:font-name-complex="Times New Roman1" style:font-size-complex="10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fo:color="#00000a" style:font-name="Times New Roman" fo:font-size="10pt" fo:language="en" fo:country="GB" style:letter-kerning="true" style:font-name-asian="Arial Unicode MS" style:font-size-asian="10pt" style:language-asian="zh" style:country-asian="CN" style:font-name-complex="Times New Roman1" style:font-size-complex="10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494cm" fo:margin-bottom="0.494cm" style:contextual-spacing="false" fo:line-height="100%" fo:text-align="start" style:justify-single-word="false" fo:keep-together="auto" fo:orphans="2" fo:widows="2" fo:hyphenation-ladder-count="no-limit" fo:text-indent="0cm" style:auto-text-indent="false" fo:background-color="#ffffff" fo:padding="0cm" fo:border="none" fo:keep-with-next="always" style:writing-mode="lr-tb">
        <style:background-image/>
      </style:paragraph-properties>
      <style:text-properties fo:font-variant="normal" fo:text-transform="none" fo:color="#00000a"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font-name-asian="Arial Unicode MS" style:font-family-asian="'Arial Unicode MS'"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font-relief="none" text:display="true"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Standaard" style:family="paragraph" style:default-outline-level="">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lways"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2pt" fo:letter-spacing="normal" fo:language="en" fo:country="GB" fo:font-style="normal" style:text-underline-style="none" fo:font-weight="normal" style:font-name-asian="Arial Unicode MS" style:font-family-asian="'Arial Unicode MS'" style:font-family-generic-asian="system" style:font-pitch-asian="variable" style:font-size-asian="12pt" style:language-asian="zh" style:country-asian="CN" style:font-style-asian="normal" style:font-weight-asian="normal" style:font-name-complex="Arial Unicode MS" style:font-family-complex="'Arial Unicode MS'" style:font-family-generic-complex="system" style:font-pitch-complex="variable" style:font-size-complex="12pt" style:language-complex="hi" style:country-complex="IN" style:font-style-complex="normal" style:font-weight-complex="normal" style:text-scale="100%" style:font-relief="none" text:display="true" fo:hyphenate="true" fo:hyphenation-remain-char-count="2" fo:hyphenation-push-char-count="2"/>
    </style:style>
    <style:style style:name="Vrije_20_vorm" style:display-name="Vrije vorm" style:family="paragraph" style:default-outline-level="">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lways"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2pt" fo:letter-spacing="normal" fo:language="en" fo:country="GB" fo:font-style="normal" style:text-underline-style="none" fo:font-weight="normal" style:font-name-asian="Arial Unicode MS" style:font-family-asian="'Arial Unicode MS'" style:font-family-generic-asian="system" style:font-pitch-asian="variable" style:font-size-asian="12pt" style:language-asian="zh" style:country-asian="CN" style:font-style-asian="normal" style:font-weight-asian="normal" style:font-name-complex="Arial Unicode MS" style:font-family-complex="'Arial Unicode MS'" style:font-family-generic-complex="system" style:font-pitch-complex="variable" style:font-size-complex="12pt" style:language-complex="hi" style:country-complex="IN" style:font-style-complex="normal" style:font-weight-complex="normal" style:text-scale="100%" style:font-relief="none" text:display="true" fo:hyphenate="true" fo:hyphenation-remain-char-count="2" fo:hyphenation-push-char-count="2"/>
    </style:style>
    <style:style style:name="Footnote" style:family="paragraph" style:parent-style-name="Standard" style:default-outline-level="" style:class="extra"/>
    <style:style style:name="Header" style:family="paragraph" style:parent-style-name="Standard" style:default-outline-level="" style:class="extra"/>
    <style:style style:name="Footer" style:family="paragraph" style:parent-style-name="Standard" style:default-outline-level=""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ard">
      <style:paragraph-properties fo:margin-left="0.035cm" fo:margin-right="0cm" style:line-height-at-least="0.564cm" fo:text-align="center" style:justify-single-word="false" fo:text-indent="0.917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s>
      </style:paragraph-properties>
    </style:style>
    <style:style style:name="MP2" style:family="paragraph" style:parent-style-name="Vrije_20_vorm">
      <style:paragraph-properties fo:text-align="start" style:justify-single-word="false" style:writing-mode="lr-tb"/>
    </style:style>
    <style:page-layout style:name="Mpm1">
      <style:page-layout-properties fo:page-width="20.955cm" fo:page-height="29.633cm" style:num-format="1" style:print-orientation="portrait" fo:margin-top="2.54cm" fo:margin-bottom="1.27cm" fo:margin-left="2.54cm" fo:margin-right="2.54cm" fo:background-color="#ffffff" style:writing-mode="rl-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8</text:page-number></text:p>
      </style:header>
      <style:footer>
        <text:p text:style-name="MP2"/>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2"/>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style:master-page style:name="Converted108" style:page-layout-name="Mpm2"/>
    <style:master-page style:name="Converted109" style:page-layout-name="Mpm2"/>
    <style:master-page style:name="Converted110" style:page-layout-name="Mpm2"/>
    <style:master-page style:name="Converted111" style:page-layout-name="Mpm2"/>
    <style:master-page style:name="Converted112" style:page-layout-name="Mpm2"/>
    <style:master-page style:name="Converted113" style:page-layout-name="Mpm2"/>
    <style:master-page style:name="Converted114" style:page-layout-name="Mpm2"/>
    <style:master-page style:name="Converted115" style:page-layout-name="Mpm2"/>
    <style:master-page style:name="Converted116" style:page-layout-name="Mpm2"/>
    <style:master-page style:name="Converted117" style:page-layout-name="Mpm2"/>
    <style:master-page style:name="Converted118" style:page-layout-name="Mpm2"/>
    <style:master-page style:name="Converted119" style:page-layout-name="Mpm2"/>
    <style:master-page style:name="Converted120" style:page-layout-name="Mpm2"/>
    <style:master-page style:name="Converted121" style:page-layout-name="Mpm2"/>
    <style:master-page style:name="Converted122" style:page-layout-name="Mpm2"/>
    <style:master-page style:name="Converted123" style:page-layout-name="Mpm2"/>
    <style:master-page style:name="Converted124" style:page-layout-name="Mpm2"/>
    <style:master-page style:name="Converted125" style:page-layout-name="Mpm2"/>
    <style:master-page style:name="Converted126" style:page-layout-name="Mpm2"/>
    <style:master-page style:name="Converted127" style:page-layout-name="Mpm2"/>
    <style:master-page style:name="Converted128" style:page-layout-name="Mpm2"/>
    <style:master-page style:name="Converted129" style:page-layout-name="Mpm2"/>
    <style:master-page style:name="Converted130" style:page-layout-name="Mpm2"/>
    <style:master-page style:name="Converted131" style:page-layout-name="Mpm2"/>
    <style:master-page style:name="Converted132" style:page-layout-name="Mpm2"/>
    <style:master-page style:name="Converted133" style:page-layout-name="Mpm2"/>
    <style:master-page style:name="Converted134" style:page-layout-name="Mpm2"/>
    <style:master-page style:name="Converted135" style:page-layout-name="Mpm2"/>
    <style:master-page style:name="Converted136" style:page-layout-name="Mpm2"/>
    <style:master-page style:name="Converted137" style:page-layout-name="Mpm2"/>
    <style:master-page style:name="Converted138" style:page-layout-name="Mpm2"/>
    <style:master-page style:name="Converted139" style:page-layout-name="Mpm2"/>
    <style:master-page style:name="Converted140" style:page-layout-name="Mpm2"/>
    <style:master-page style:name="Converted141" style:page-layout-name="Mpm2"/>
    <style:master-page style:name="Converted142" style:page-layout-name="Mpm2"/>
    <style:master-page style:name="Converted143" style:page-layout-name="Mpm2"/>
    <style:master-page style:name="Converted14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meta:editing-cycles>0</meta:editing-cycles>
    <meta:editing-duration>P0D</meta:editing-duration>
    <meta:generator>LibreOffice/4.2.8.2$Linux_X86_64 LibreOffice_project/420m0$Build-2</meta:generator>
    <meta:document-statistic meta:table-count="0" meta:image-count="0" meta:object-count="0" meta:page-count="80" meta:paragraph-count="490" meta:word-count="26765" meta:character-count="156605" meta:non-whitespace-character-count="129827"/>
  </office:meta>
</office:document-meta>
</file>